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Bookman BT S.O.Cist." svg:font-family="'Bookman BT S.O.Cist.'" style:font-pitch="variable"/>
    <style:font-face style:name="Bookman BT S.O.Cist.:liga=0" svg:font-family="'Bookman BT S.O.Cist.:liga=0'" style:font-pitch="variable"/>
    <style:font-face style:name="Cloister" svg:font-family="Cloister" style:font-pitch="variable"/>
    <style:font-face style:name="LTC Ornamental Initials" svg:font-family="'LTC Ornamental Initials'" style:font-adornments="Běžné" style:font-family-generic="modern" style:font-pitch="variable"/>
    <style:font-face style:name="LTC Ornamental Initials1" svg:font-family="'LTC Ornamental Initials'" style:font-adornments="Běžné" style:font-pitch="variable"/>
    <style:font-face style:name="Liberation Sans" svg:font-family="'Liberation Sans'" style:font-family-generic="roman"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style:min-row-height="0.5347in"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Tabulka1.2" style:family="table-row">
      <style:table-row-properties fo:keep-together="auto"/>
    </style:style>
    <style:style style:name="Tabulka1.3" style:family="table-row">
      <style:table-row-properties fo:keep-together="auto"/>
    </style:style>
    <style:style style:name="Tabulka1.4" style:family="table-row">
      <style:table-row-properties fo:keep-together="auto"/>
    </style:style>
    <style:style style:name="Tabulka1.5" style:family="table-row">
      <style:table-row-properties fo:keep-together="auto"/>
    </style:style>
    <style:style style:name="Tabulka1.6" style:family="table-row">
      <style:table-row-properties fo:keep-together="auto"/>
    </style:style>
    <style:style style:name="Tabulka1.7" style:family="table-row">
      <style:table-row-properties fo:keep-together="auto"/>
    </style:style>
    <style:style style:name="Tabulka1.8" style:family="table-row">
      <style:table-row-properties fo:keep-together="auto"/>
    </style:style>
    <style:style style:name="Tabulka1.9" style:family="table-row">
      <style:table-row-properties fo:keep-together="auto"/>
    </style:style>
    <style:style style:name="Tabulka1.10" style:family="table-row">
      <style:table-row-properties fo:keep-together="auto"/>
    </style:style>
    <style:style style:name="Tabulka1.11" style:family="table-row">
      <style:table-row-properties fo:keep-together="auto"/>
    </style:style>
    <style:style style:name="Tabulka1.12" style:family="table-row">
      <style:table-row-properties fo:keep-together="auto"/>
    </style:style>
    <style:style style:name="Tabulka1.13" style:family="table-row">
      <style:table-row-properties fo:keep-together="auto"/>
    </style:style>
    <style:style style:name="Tabulka1.14" style:family="table-row">
      <style:table-row-properties fo:keep-together="auto"/>
    </style:style>
    <style:style style:name="Tabulka1.15" style:family="table-row">
      <style:table-row-properties fo:keep-together="auto"/>
    </style:style>
    <style:style style:name="Tabulka1.16" style:family="table-row">
      <style:table-row-properties fo:keep-together="auto"/>
    </style:style>
    <style:style style:name="Tabulka1.17" style:family="table-row">
      <style:table-row-properties fo:keep-together="auto"/>
    </style:style>
    <style:style style:name="Tabulka1.18" style:family="table-row">
      <style:table-row-properties fo:keep-together="auto"/>
    </style:style>
    <style:style style:name="Tabulka1.19" style:family="table-row">
      <style:table-row-properties fo:keep-together="auto"/>
    </style:style>
    <style:style style:name="Tabulka1.20" style:family="table-row">
      <style:table-row-properties fo:keep-together="auto"/>
    </style:style>
    <style:style style:name="Tabulka1.21" style:family="table-row">
      <style:table-row-properties fo:keep-together="auto"/>
    </style:style>
    <style:style style:name="Tabulka1.22" style:family="table-row">
      <style:table-row-properties fo:keep-together="auto"/>
    </style:style>
    <style:style style:name="Tabulka1.23" style:family="table-row">
      <style:table-row-properties fo:keep-together="auto"/>
    </style:style>
    <style:style style:name="Tabulka1.24" style:family="table-row">
      <style:table-row-properties fo:keep-together="auto"/>
    </style:style>
    <style:style style:name="Tabulka1.25" style:family="table-row">
      <style:table-row-properties fo:keep-together="auto"/>
    </style:style>
    <style:style style:name="Tabulka1.26" style:family="table-row">
      <style:table-row-properties fo:keep-together="auto"/>
    </style:style>
    <style:style style:name="Tabulka1.27" style:family="table-row">
      <style:table-row-properties fo:keep-together="auto"/>
    </style:style>
    <style:style style:name="Tabulka1.28" style:family="table-row">
      <style:table-row-properties fo:keep-together="auto"/>
    </style:style>
    <style:style style:name="Tabulka1.29" style:family="table-row">
      <style:table-row-properties fo:keep-together="auto"/>
    </style:style>
    <style:style style:name="Tabulka1.30" style:family="table-row">
      <style:table-row-properties fo:keep-together="auto"/>
    </style:style>
    <style:style style:name="Tabulka1.31" style:family="table-row">
      <style:table-row-properties fo:keep-together="auto"/>
    </style:style>
    <style:style style:name="Tabulka1.32" style:family="table-row">
      <style:table-row-properties fo:keep-together="auto"/>
    </style:style>
    <style:style style:name="Tabulka1.33" style:family="table-row">
      <style:table-row-properties fo:keep-together="auto"/>
    </style:style>
    <style:style style:name="Tabulka1.34" style:family="table-row">
      <style:table-row-properties fo:keep-together="auto"/>
    </style:style>
    <style:style style:name="Tabulka1.35" style:family="table-row">
      <style:table-row-properties fo:keep-together="auto"/>
    </style:style>
    <style:style style:name="Tabulka1.36" style:family="table-row">
      <style:table-row-properties fo:keep-together="auto"/>
    </style:style>
    <style:style style:name="Tabulka1.37" style:family="table-row">
      <style:table-row-properties fo:keep-together="auto"/>
    </style:style>
    <style:style style:name="Tabulka1.38" style:family="table-row">
      <style:table-row-properties fo:keep-together="auto"/>
    </style:style>
    <style:style style:name="Tabulka1.39" style:family="table-row">
      <style:table-row-properties fo:keep-together="auto"/>
    </style:style>
    <style:style style:name="Tabulka1.40" style:family="table-row">
      <style:table-row-properties fo:keep-together="auto"/>
    </style:style>
    <style:style style:name="Tabulka1.41" style:family="table-row">
      <style:table-row-properties fo:keep-together="auto"/>
    </style:style>
    <style:style style:name="Tabulka1.42" style:family="table-row">
      <style:table-row-properties fo:keep-together="auto"/>
    </style:style>
    <style:style style:name="Tabulka1.43" style:family="table-row">
      <style:table-row-properties fo:keep-together="auto"/>
    </style:style>
    <style:style style:name="Tabulka1.44" style:family="table-row">
      <style:table-row-properties fo:keep-together="auto"/>
    </style:style>
    <style:style style:name="Tabulka1.45" style:family="table-row">
      <style:table-row-properties fo:keep-together="auto"/>
    </style:style>
    <style:style style:name="Tabulka1.46" style:family="table-row">
      <style:table-row-properties fo:keep-together="auto"/>
    </style:style>
    <style:style style:name="Tabulka1.47" style:family="table-row">
      <style:table-row-properties fo:keep-together="auto"/>
    </style:style>
    <style:style style:name="Tabulka1.48" style:family="table-row">
      <style:table-row-properties fo:keep-together="auto"/>
    </style:style>
    <style:style style:name="Tabulka1.49" style:family="table-row">
      <style:table-row-properties fo:keep-together="auto"/>
    </style:style>
    <style:style style:name="Tabulka1.50" style:family="table-row">
      <style:table-row-properties fo:keep-together="auto"/>
    </style:style>
    <style:style style:name="Tabulka1.51" style:family="table-row">
      <style:table-row-properties fo:keep-together="auto"/>
    </style:style>
    <style:style style:name="Tabulka1.52" style:family="table-row">
      <style:table-row-properties fo:keep-together="auto"/>
    </style:style>
    <style:style style:name="Tabulka1.53" style:family="table-row">
      <style:table-row-properties fo:keep-together="auto"/>
    </style:style>
    <style:style style:name="Tabulka1.54" style:family="table-row">
      <style:table-row-properties fo:keep-together="auto"/>
    </style:style>
    <style:style style:name="Tabulka1.55" style:family="table-row">
      <style:table-row-properties fo:keep-together="auto"/>
    </style:style>
    <style:style style:name="Tabulka1.56" style:family="table-row">
      <style:table-row-properties fo:keep-together="auto"/>
    </style:style>
    <style:style style:name="Tabulka1.57" style:family="table-row">
      <style:table-row-properties fo:keep-together="auto"/>
    </style:style>
    <style:style style:name="Tabulka1.58" style:family="table-row">
      <style:table-row-properties fo:keep-together="auto"/>
    </style:style>
    <style:style style:name="Tabulka1.59" style:family="table-row">
      <style:table-row-properties fo:keep-together="auto"/>
    </style:style>
    <style:style style:name="Tabulka1.60" style:family="table-row">
      <style:table-row-properties fo:keep-together="auto"/>
    </style:style>
    <style:style style:name="Tabulka1.61" style:family="table-row">
      <style:table-row-properties fo:keep-together="auto"/>
    </style:style>
    <style:style style:name="Tabulka1.62" style:family="table-row">
      <style:table-row-properties fo:keep-together="auto"/>
    </style:style>
    <style:style style:name="Tabulka1.63" style:family="table-row">
      <style:table-row-properties fo:keep-together="auto"/>
    </style:style>
    <style:style style:name="Tabulka1.64" style:family="table-row">
      <style:table-row-properties fo:keep-together="auto"/>
    </style:style>
    <style:style style:name="Tabulka1.65" style:family="table-row">
      <style:table-row-properties fo:keep-together="auto"/>
    </style:style>
    <style:style style:name="Tabulka1.66" style:family="table-row">
      <style:table-row-properties fo:keep-together="auto"/>
    </style:style>
    <style:style style:name="Tabulka1.67" style:family="table-row">
      <style:table-row-properties fo:keep-together="auto"/>
    </style:style>
    <style:style style:name="Tabulka1.68" style:family="table-row">
      <style:table-row-properties fo:keep-together="auto"/>
    </style:style>
    <style:style style:name="Tabulka1.69" style:family="table-row">
      <style:table-row-properties fo:keep-together="auto"/>
    </style:style>
    <style:style style:name="Tabulka1.70" style:family="table-row">
      <style:table-row-properties fo:keep-together="auto"/>
    </style:style>
    <style:style style:name="Tabulka1.71" style:family="table-row">
      <style:table-row-properties fo:keep-together="auto"/>
    </style:style>
    <style:style style:name="Tabulka1.72" style:family="table-row">
      <style:table-row-properties fo:keep-together="auto"/>
    </style:style>
    <style:style style:name="Tabulka1.73" style:family="table-row">
      <style:table-row-properties fo:keep-together="auto"/>
    </style:style>
    <style:style style:name="Tabulka1.74" style:family="table-row">
      <style:table-row-properties fo:keep-together="auto"/>
    </style:style>
    <style:style style:name="Tabulka1.75" style:family="table-row">
      <style:table-row-properties fo:keep-together="auto"/>
    </style:style>
    <style:style style:name="Tabulka1.76" style:family="table-row">
      <style:table-row-properties fo:keep-together="auto"/>
    </style:style>
    <style:style style:name="Tabulka1.77" style:family="table-row">
      <style:table-row-properties fo:keep-together="auto"/>
    </style:style>
    <style:style style:name="Tabulka1.78" style:family="table-row">
      <style:table-row-properties fo:keep-together="auto"/>
    </style:style>
    <style:style style:name="Tabulka1.79" style:family="table-row">
      <style:table-row-properties fo:keep-together="auto"/>
    </style:style>
    <style:style style:name="Tabulka1.80" style:family="table-row">
      <style:table-row-properties fo:keep-together="auto"/>
    </style:style>
    <style:style style:name="Tabulka1.81" style:family="table-row">
      <style:table-row-properties fo:keep-together="auto"/>
    </style:style>
    <style:style style:name="Tabulka1.82" style:family="table-row">
      <style:table-row-properties fo:keep-together="auto"/>
    </style:style>
    <style:style style:name="Tabulka1.83" style:family="table-row">
      <style:table-row-properties fo:keep-together="auto"/>
    </style:style>
    <style:style style:name="Tabulka1.84" style:family="table-row">
      <style:table-row-properties fo:keep-together="auto"/>
    </style:style>
    <style:style style:name="Tabulka1.85" style:family="table-row">
      <style:table-row-properties fo:keep-together="auto"/>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fo:hyphenation-ladder-count="2"/>
      <style:text-properties fo:hyphenate="true" fo:hyphenation-remain-char-count="2" fo:hyphenation-push-char-count="4" loext:hyphenation-no-caps="false"/>
    </style:style>
    <style:style style:name="P3" style:family="paragraph" style:parent-style-name="Table_20_Contents">
      <style:paragraph-properties fo:line-height="115%" fo:text-align="center" style:justify-single-word="false"/>
      <style:text-properties fo:color="#ff0000" loext:opacity="100%" style:font-name="Linux Libertine S.O.Cist.1" fo:font-size="12pt" fo:language="la" fo:country="VA" fo:font-weight="normal" fo:background-color="#ffffff" style:font-name-asian="Andale Sans UI" style:font-size-asian="12pt" style:language-asian="zh" style:country-asian="CN" style:font-weight-asian="normal" style:font-name-complex="Tahoma" style:font-size-complex="12pt" style:language-complex="hi" style:country-complex="IN" style:font-weight-complex="normal"/>
    </style:style>
    <style:style style:name="P4"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5" style:family="paragraph" style:parent-style-name="Table_20_Contents">
      <style:paragraph-properties fo:text-align="center" style:justify-single-word="false"/>
      <style:text-properties fo:color="#ff0000" loext:opacity="100%" style:font-name="Linux Libertine S.O.Cist.1" fo:font-size="12pt" fo:language="la" fo:country="VA" style:font-size-asian="12pt" style:language-asian="zh" style:country-asian="CN" style:language-complex="hi" style:country-complex="IN"/>
    </style:style>
    <style:style style:name="P6"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4" loext:hyphenation-no-caps="false"/>
    </style:style>
    <style:style style:name="P7" style:family="paragraph" style:parent-style-name="Table_20_Contents">
      <style:paragraph-properties fo:text-align="justify" style:justify-single-word="false"/>
      <style:text-properties fo:color="#ff0000" loext:opacity="100%" style:font-name="Linux Libertine S.O.Cist.1" fo:font-size="12pt" fo:language="la" fo:country="VA" officeooo:rsid="001ccffb" officeooo:paragraph-rsid="001ccffb" style:font-size-asian="12pt" style:language-asian="zh" style:country-asian="CN" style:language-complex="hi" style:country-complex="IN"/>
    </style:style>
    <style:style style:name="P8" style:family="paragraph" style:parent-style-name="Table_20_Contents">
      <style:paragraph-properties fo:text-align="center" style:justify-single-word="false"/>
      <style:text-properties fo:color="#ff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style>
    <style:style style:name="P9"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10" style:family="paragraph" style:parent-style-name="Table_20_Contents">
      <style:paragraph-properties fo:text-align="center" style:justify-single-word="false"/>
      <style:text-properties fo:color="#ff0000" loext:opacity="100%" style:font-name="Linux Libertine S.O.Cist.1" fo:font-size="12pt" fo:language="la" fo:country="none" style:font-size-asian="12pt"/>
    </style:style>
    <style:style style:name="P11"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none" style:font-size-asian="12pt" fo:hyphenate="true" fo:hyphenation-remain-char-count="2" fo:hyphenation-push-char-count="4" loext:hyphenation-no-caps="false"/>
    </style:style>
    <style:style style:name="P12" style:family="paragraph" style:parent-style-name="Table_20_Contents">
      <style:paragraph-properties fo:text-align="center" style:justify-single-word="false"/>
      <style:text-properties fo:color="#ff0000" loext:opacity="100%" style:font-name="Linux Libertine S.O.Cist.1" fo:font-size="12pt" fo:language="la" fo:country="none" fo:font-style="normal" style:font-size-asian="12pt" style:language-asian="zh" style:country-asian="CN" style:font-style-asian="normal" style:language-complex="hi" style:country-complex="IN" style:font-style-complex="normal"/>
    </style:style>
    <style:style style:name="P13"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none" fo:font-style="normal" style:font-size-asian="12pt" style:language-asian="zh" style:country-asian="CN" style:font-style-asian="normal" style:language-complex="hi" style:country-complex="IN" style:font-style-complex="normal" fo:hyphenate="true" fo:hyphenation-remain-char-count="2" fo:hyphenation-push-char-count="4" loext:hyphenation-no-caps="false"/>
    </style:style>
    <style:style style:name="P14" style:family="paragraph" style:parent-style-name="Table_20_Contents">
      <style:paragraph-properties fo:text-align="center" style:justify-single-word="false"/>
      <style:text-properties fo:color="#ff0000" loext:opacity="100%" style:font-name="Linux Libertine S.O.Cist.1" fo:font-size="12pt" fo:language="cs" fo:country="CZ" style:font-size-asian="12pt" style:language-asian="zh" style:country-asian="CN" style:language-complex="hi" style:country-complex="IN"/>
    </style:style>
    <style:style style:name="P15" style:family="paragraph" style:parent-style-name="Table_20_Contents">
      <style:paragraph-properties fo:text-align="center" style:justify-single-word="false"/>
      <style:text-properties fo:color="#ff0000" loext:opacity="100%" style:font-name="Linux Libertine S.O.Cist.1" fo:font-size="12pt" fo:language="cs" fo:country="CZ" officeooo:paragraph-rsid="00a3e820" style:font-size-asian="12pt" style:language-asian="zh" style:country-asian="CN" style:language-complex="hi" style:country-complex="IN"/>
    </style:style>
    <style:style style:name="P16" style:family="paragraph" style:parent-style-name="Table_20_Contents">
      <style:paragraph-properties fo:text-align="center" style:justify-single-word="false" fo:hyphenation-ladder-count="2"/>
      <style:text-properties fo:color="#ff0000" loext:opacity="100%" style:font-name="Linux Libertine S.O.Cist.1" fo:font-size="12pt" fo:language="cs" fo:country="CZ" style:font-size-asian="12pt" style:language-asian="zh" style:country-asian="CN" style:language-complex="hi" style:country-complex="IN" fo:hyphenate="true" fo:hyphenation-remain-char-count="2" fo:hyphenation-push-char-count="4" loext:hyphenation-no-caps="false"/>
    </style:style>
    <style:style style:name="P17" style:family="paragraph" style:parent-style-name="Table_20_Contents">
      <style:paragraph-properties fo:text-align="center" style:justify-single-word="false" fo:hyphenation-ladder-count="2"/>
      <style:text-properties fo:color="#ff0000" loext:opacity="100%"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4" loext:hyphenation-no-caps="false"/>
    </style:style>
    <style:style style:name="P18"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0f0466" style:font-size-asian="12pt" style:font-size-complex="12pt"/>
    </style:style>
    <style:style style:name="P19"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0f0466" style:font-size-asian="12pt" style:font-size-complex="12pt" fo:hyphenate="true" fo:hyphenation-remain-char-count="2" fo:hyphenation-push-char-count="4" loext:hyphenation-no-caps="false"/>
    </style:style>
    <style:style style:name="P20"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00f0466" style:font-size-asian="12pt" style:font-size-complex="12pt" fo:hyphenate="true" fo:hyphenation-remain-char-count="2" fo:hyphenation-push-char-count="2" loext:hyphenation-no-caps="false"/>
    </style:style>
    <style:style style:name="P21" style:family="paragraph" style:parent-style-name="Table_20_Contents">
      <style:paragraph-properties fo:text-align="center" style:justify-single-word="false"/>
      <style:text-properties fo:color="#ff0000" loext:opacity="100%" style:font-name="Linux Libertine S.O.Cist.2" fo:font-size="12pt" fo:letter-spacing="normal" fo:language="la" fo:country="VA" officeooo:rsid="005ad912" officeooo:paragraph-rsid="005ad912" style:font-size-asian="14pt" style:language-asian="zh" style:country-asian="CN" style:font-size-complex="12pt" style:language-complex="hi" style:country-complex="IN" style:font-weight-complex="bold"/>
    </style:style>
    <style:style style:name="P22" style:family="paragraph" style:parent-style-name="Table_20_Contents">
      <style:paragraph-properties fo:text-align="center" style:justify-single-word="false"/>
      <style:text-properties fo:color="#ff0000" loext:opacity="100%" style:font-name="Linux Libertine S.O.Cist.2" fo:font-size="12pt" fo:letter-spacing="normal" fo:language="la" fo:country="VA" officeooo:rsid="005ad912" officeooo:paragraph-rsid="001ccffb" style:font-size-asian="14pt" style:language-asian="zh" style:country-asian="CN" style:font-size-complex="12pt" style:language-complex="hi" style:country-complex="IN" style:font-weight-complex="bold"/>
    </style:style>
    <style:style style:name="P23" style:family="paragraph" style:parent-style-name="Table_20_Contents">
      <style:paragraph-properties fo:text-align="center" style:justify-single-word="false"/>
      <style:text-properties fo:color="#ff0000" loext:opacity="100%" style:font-name="Linux Libertine S.O.Cist.2" fo:font-size="12pt" fo:letter-spacing="0.0138in" fo:language="la" fo:country="VA" officeooo:rsid="005ad912" officeooo:paragraph-rsid="005ad912" style:font-size-asian="14pt" style:language-asian="zh" style:country-asian="CN" style:font-size-complex="12pt" style:language-complex="hi" style:country-complex="IN" style:font-weight-complex="bold"/>
    </style:style>
    <style:style style:name="P24" style:family="paragraph" style:parent-style-name="Table_20_Contents">
      <style:paragraph-properties fo:text-align="justify" style:justify-single-word="false"/>
      <style:text-properties style:font-name="Linux Libertine S.O.Cist.1" fo:font-size="12pt" fo:language="la" fo:country="VA" style:font-size-asian="12pt" style:language-asian="zh" style:country-asian="CN" style:language-complex="hi" style:country-complex="IN"/>
    </style:style>
    <style:style style:name="P25" style:family="paragraph" style:parent-style-name="Table_20_Contents">
      <style:paragraph-properties fo:text-align="justify" style:justify-single-word="false" fo:hyphenation-ladder-count="2"/>
      <style:text-properties style:font-name="Linux Libertine S.O.Cist.1" fo:font-size="12pt" fo:language="la" fo:country="VA" style:font-size-asian="12pt" style:language-asian="zh" style:country-asian="CN" style:language-complex="hi" style:country-complex="IN" fo:hyphenate="true" fo:hyphenation-remain-char-count="2" fo:hyphenation-push-char-count="4" loext:hyphenation-no-caps="false"/>
    </style:style>
    <style:style style:name="P26"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7" style:family="paragraph" style:parent-style-name="Table_20_Contents">
      <style:paragraph-properties fo:text-align="center" style:justify-single-word="false"/>
      <style:text-properties style:font-name="Linux Libertine S.O.Cist.1" fo:font-size="12pt" fo:language="la" fo:country="VA" style:font-size-asian="12pt" style:language-asian="zh" style:country-asian="CN" style:language-complex="hi" style:country-complex="IN"/>
    </style:style>
    <style:style style:name="P28" style:family="paragraph" style:parent-style-name="Table_20_Contents">
      <style:paragraph-properties fo:text-align="justify" style:justify-single-word="false"/>
      <style:text-properties style:font-name="Linux Libertine S.O.Cist.1" fo:font-size="12pt" style:font-size-asian="12pt"/>
    </style:style>
    <style:style style:name="P29" style:family="paragraph" style:parent-style-name="Table_20_Contents">
      <style:paragraph-properties fo:text-align="justify" style:justify-single-word="false" fo:hyphenation-ladder-count="2"/>
      <style:text-properties style:font-name="Linux Libertine S.O.Cist.1" fo:font-size="12pt" style:font-size-asian="12pt" fo:hyphenate="true" fo:hyphenation-remain-char-count="2" fo:hyphenation-push-char-count="4" loext:hyphenation-no-caps="false"/>
    </style:style>
    <style:style style:name="P30" style:family="paragraph" style:parent-style-name="Table_20_Contents">
      <style:paragraph-properties fo:text-align="justify" style:justify-single-word="false"/>
      <style:text-properties style:font-name="Linux Libertine S.O.Cist.1" fo:font-size="12pt" fo:language="la" fo:country="none" style:font-size-asian="12pt"/>
    </style:style>
    <style:style style:name="P31" style:family="paragraph" style:parent-style-name="Table_20_Contents">
      <style:paragraph-properties fo:text-align="justify" style:justify-single-word="false" fo:hyphenation-ladder-count="2"/>
      <style:text-properties style:font-name="Linux Libertine S.O.Cist.1" fo:font-size="12pt" fo:language="la" fo:country="none" style:font-size-asian="12pt" fo:hyphenate="true" fo:hyphenation-remain-char-count="2" fo:hyphenation-push-char-count="4" loext:hyphenation-no-caps="false"/>
    </style:style>
    <style:style style:name="P32" style:family="paragraph" style:parent-style-name="Table_20_Contents">
      <style:paragraph-properties fo:text-align="justify" style:justify-single-word="false"/>
      <style:text-properties style:font-name="Linux Libertine S.O.Cist.1" fo:font-size="12pt" fo:language="cs" fo:country="CZ" style:font-size-asian="12pt" style:language-asian="zh" style:country-asian="CN" style:language-complex="hi" style:country-complex="IN"/>
    </style:style>
    <style:style style:name="P33" style:family="paragraph" style:parent-style-name="Table_20_Contents">
      <style:paragraph-properties fo:text-align="justify" style:justify-single-word="false"/>
      <style:text-properties style:font-name="Linux Libertine S.O.Cist.1" fo:font-size="12pt" fo:language="cs" fo:country="CZ" officeooo:paragraph-rsid="00a3e820" style:font-size-asian="12pt" style:language-asian="zh" style:country-asian="CN" style:language-complex="hi" style:country-complex="IN"/>
    </style:style>
    <style:style style:name="P34" style:family="paragraph" style:parent-style-name="Table_20_Contents">
      <style:paragraph-properties fo:text-align="center" style:justify-single-word="false"/>
      <style:text-properties style:font-name="Linux Libertine S.O.Cist.1"/>
    </style:style>
    <style:style style:name="P3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36" style:family="paragraph" style:parent-style-name="Table_20_Contents">
      <style:paragraph-properties fo:text-align="center" style:justify-single-word="false"/>
      <style:text-properties fo:font-variant="normal" fo:text-transform="none" fo:color="#00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37"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8" style:family="paragraph" style:parent-style-name="Table_20_Contents">
      <style:paragraph-properties fo:text-align="center" style:justify-single-word="false"/>
      <style:text-properties fo:font-variant="normal" fo:text-transform="none" fo:color="#000000" loext:opacity="100%" style:font-name="Linux Libertine S.O.Cist.1" fo:font-size="12pt" fo:letter-spacing="normal" fo:language="la" fo:country="VA" fo:font-style="normal" fo:font-weight="normal" officeooo:paragraph-rsid="00c10c43" fo:background-color="#ffffff"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39" style:family="paragraph" style:parent-style-name="Table_20_Contents">
      <style:paragraph-properties fo:text-align="justify" style:justify-single-word="false"/>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40"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loext:hyphenation-no-caps="false"/>
    </style:style>
    <style:style style:name="P41" style:family="paragraph" style:parent-style-name="Table_20_Contents">
      <style:paragraph-properties fo:text-align="justify" style:justify-single-word="false"/>
      <style:text-properties fo:font-variant="normal" fo:text-transform="none" fo:color="#000000" loext:opacity="100%" style:font-name="Linux Libertine S.O.Cist.2"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42"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loext:hyphenation-no-caps="false"/>
    </style:style>
    <style:style style:name="P43" style:family="paragraph" style:parent-style-name="Table_20_Contents">
      <style:paragraph-properties fo:text-align="justify" style:justify-single-word="false"/>
      <style:text-properties fo:color="#000000" loext:opacity="100%" style:font-name="Linux Libertine S.O.Cist.1" fo:font-size="12pt" fo:language="la" fo:country="VA" style:font-size-asian="12pt" style:language-asian="zh" style:country-asian="CN" style:language-complex="hi" style:country-complex="IN"/>
    </style:style>
    <style:style style:name="P44"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4" loext:hyphenation-no-caps="false"/>
    </style:style>
    <style:style style:name="P45" style:family="paragraph" style:parent-style-name="Table_20_Contents">
      <loext:graphic-properties draw:fill="none"/>
      <style:paragraph-properties fo:margin-left="0in" fo:margin-right="0in" fo:margin-top="0in" fo:margin-bottom="0.0398in" style:contextual-spacing="false" fo:text-align="justify" style:justify-single-word="false" fo:orphans="2" fo:widows="2" fo:hyphenation-ladder-count="3" fo:text-indent="0.1252in" style:auto-text-indent="false" fo:background-color="transparent" text:number-lines="false" text:line-number="0" style:writing-mode="lr-tb">
        <style:drop-cap/>
      </style:paragraph-properties>
      <style:text-properties fo:color="#000000" loext:opacity="100%" style:font-name="Linux Libertine S.O.Cist.2" fo:font-size="12pt" fo:language="cs" fo:country="CZ" officeooo:paragraph-rsid="00bddd79" style:font-size-asian="12pt" style:language-asian="zh" style:country-asian="CN" style:font-size-complex="12pt" style:language-complex="hi" style:country-complex="IN" fo:hyphenate="true" fo:hyphenation-remain-char-count="2" fo:hyphenation-push-char-count="2" loext:hyphenation-no-caps="false"/>
    </style:style>
    <style:style style:name="P46" style:family="paragraph" style:parent-style-name="Table_20_Contents">
      <style:paragraph-properties fo:text-align="center" style:justify-single-word="false"/>
      <style:text-properties style:font-name="Bookman BT S.O.Cist.:liga=0" fo:font-size="12pt" fo:language="la" fo:country="VA" fo:font-weight="normal" style:font-size-asian="12pt" style:language-asian="zh" style:country-asian="CN" style:font-weight-asian="bold" style:language-complex="hi" style:country-complex="IN" style:font-weight-complex="bold"/>
    </style:style>
    <style:style style:name="P47" style:family="paragraph" style:parent-style-name="Table_20_Contents">
      <style:paragraph-properties fo:text-align="center" style:justify-single-word="false" fo:hyphenation-ladder-count="2"/>
      <style:text-properties style:font-name="Bookman BT S.O.Cist.:liga=0" fo:font-size="12pt" fo:language="la" fo:country="VA" fo:font-weight="normal" style:font-size-asian="12pt" style:language-asian="zh" style:country-asian="CN" style:font-weight-asian="bold" style:language-complex="hi" style:country-complex="IN" style:font-weight-complex="bold" fo:hyphenate="true" fo:hyphenation-remain-char-count="2" fo:hyphenation-push-char-count="4" loext:hyphenation-no-caps="false"/>
    </style:style>
    <style:style style:name="P48" style:family="paragraph" style:parent-style-name="Table_20_Contents">
      <style:paragraph-properties fo:text-align="center" style:justify-single-word="false" fo:hyphenation-ladder-count="3"/>
      <style:text-properties style:font-name="Bookman BT S.O.Cist.:liga=0" fo:font-size="12pt" fo:language="la" fo:country="VA" fo:font-weight="normal"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49" style:family="paragraph" style:parent-style-name="Table_20_Contents">
      <style:paragraph-properties fo:line-height="115%" fo:text-align="center" style:justify-single-word="false"/>
      <style:text-properties style:font-name="Cloister" fo:font-size="18pt" style:font-size-asian="16pt" style:font-size-complex="16pt"/>
    </style:style>
    <style:style style:name="P50" style:family="paragraph" style:parent-style-name="Table_20_Contents">
      <style:paragraph-properties fo:line-height="115%" fo:text-align="center" style:justify-single-word="false" fo:hyphenation-ladder-count="3"/>
      <style:text-properties style:font-name="Cloister" fo:font-size="18pt" style:font-size-asian="16pt" style:font-size-complex="16pt" fo:hyphenate="true" fo:hyphenation-remain-char-count="2" fo:hyphenation-push-char-count="2" loext:hyphenation-no-caps="false"/>
    </style:style>
    <style:style style:name="P51" style:family="paragraph" style:parent-style-name="Table_20_Contents">
      <style:paragraph-properties fo:line-height="115%" fo:text-align="center" style:justify-single-word="false"/>
      <style:text-properties style:font-name="Cloister" fo:font-size="20pt" style:font-size-asian="16pt" style:font-size-complex="16pt"/>
    </style:style>
    <style:style style:name="P52"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style:style>
    <style:style style:name="P53"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4" loext:hyphenation-no-caps="false"/>
    </style:style>
    <style:style style:name="P54" style:family="paragraph" style:parent-style-name="Table_20_Contents">
      <style:paragraph-properties fo:text-align="center" style:justify-single-word="false" fo:hyphenation-ladder-count="3"/>
      <style:text-properties fo:color="#00000a" loext:opacity="100%" style:font-name="Linux Libertine S.O.Cist.2"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5" style:family="paragraph" style:parent-style-name="Table_20_Contents">
      <style:paragraph-properties fo:text-align="center" style:justify-single-word="false"/>
      <style:text-properties fo:color="#00000a" loext:opacity="100%"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style:style>
    <style:style style:name="P56" style:family="paragraph" style:parent-style-name="Table_20_Contents">
      <style:paragraph-properties fo:text-align="center" style:justify-single-word="false" fo:hyphenation-ladder-count="2"/>
      <style:text-properties fo:color="#00000a" loext:opacity="100%"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4" loext:hyphenation-no-caps="false"/>
    </style:style>
    <style:style style:name="P57"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8" style:family="paragraph" style:parent-style-name="Table_20_Contents">
      <style:paragraph-properties fo:text-align="justify" style:justify-single-word="false"/>
      <style:text-properties style:font-name="Linux Libertine S.O.Cist.2" fo:font-size="12pt" fo:language="cs" fo:country="CZ" officeooo:paragraph-rsid="000f0466" style:font-size-asian="12pt" style:font-size-complex="12pt"/>
    </style:style>
    <style:style style:name="P59"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f0466" style:font-size-asian="12pt" style:font-size-complex="12pt" fo:hyphenate="true" fo:hyphenation-remain-char-count="2" fo:hyphenation-push-char-count="4" loext:hyphenation-no-caps="false"/>
    </style:style>
    <style:style style:name="P60" style:family="paragraph" style:parent-style-name="Table_20_Contents">
      <style:paragraph-properties fo:text-align="justify" style:justify-single-word="false"/>
      <style:text-properties style:font-name="Linux Libertine S.O.Cist.2" fo:font-size="12pt" fo:language="cs" fo:country="CZ" officeooo:paragraph-rsid="000f0466" style:font-size-asian="12pt"/>
    </style:style>
    <style:style style:name="P61"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f0466" style:font-size-asian="12pt" fo:hyphenate="true" fo:hyphenation-remain-char-count="2" fo:hyphenation-push-char-count="4" loext:hyphenation-no-caps="false"/>
    </style:style>
    <style:style style:name="P62" style:family="paragraph" style:parent-style-name="Table_20_Contents">
      <loext:graphic-properties draw:fill="none"/>
      <style:paragraph-properties fo:margin-left="0in" fo:margin-right="0in" fo:margin-top="0in" fo:margin-bottom="0in" style:contextual-spacing="false" fo:text-align="justify" style:justify-single-word="false" fo:orphans="2" fo:widows="2" fo:hyphenation-ladder-count="3" fo:text-indent="0.1252in" style:auto-text-indent="false" fo:background-color="transparent" text:number-lines="false" text:line-number="0" style:writing-mode="lr-tb">
        <style:drop-cap/>
      </style:paragraph-properties>
      <style:text-properties style:font-name="Linux Libertine S.O.Cist.2" fo:font-size="12pt" fo:language="cs" fo:country="CZ" officeooo:paragraph-rsid="00bb890b" style:font-size-asian="12pt" style:language-asian="zh" style:country-asian="CN" style:font-size-complex="12pt" style:language-complex="hi" style:country-complex="IN" fo:hyphenate="true" fo:hyphenation-remain-char-count="2" fo:hyphenation-push-char-count="2" loext:hyphenation-no-caps="false"/>
    </style:style>
    <style:style style:name="P63" style:family="paragraph" style:parent-style-name="Table_20_Contents">
      <loext:graphic-properties draw:fill="none"/>
      <style:paragraph-properties fo:margin-left="0in" fo:margin-right="0in" fo:margin-top="0in" fo:margin-bottom="0.0398in" style:contextual-spacing="false" fo:text-align="justify" style:justify-single-word="false" fo:orphans="2" fo:widows="2" fo:hyphenation-ladder-count="3" fo:text-indent="0.1252in" style:auto-text-indent="false" fo:background-color="transparent" text:number-lines="false" text:line-number="0" style:writing-mode="lr-tb">
        <style:drop-cap/>
      </style:paragraph-properties>
      <style:text-properties style:font-name="Linux Libertine S.O.Cist.2" fo:font-size="12pt" fo:language="cs" fo:country="CZ" officeooo:paragraph-rsid="00bddd79" style:font-size-asian="12pt" style:language-asian="zh" style:country-asian="CN" style:language-complex="hi" style:country-complex="IN" fo:hyphenate="true" fo:hyphenation-remain-char-count="2" fo:hyphenation-push-char-count="2" loext:hyphenation-no-caps="false"/>
    </style:style>
    <style:style style:name="P64" style:family="paragraph" style:parent-style-name="Table_20_Contents">
      <style:paragraph-properties fo:text-align="justify" style:justify-single-word="false"/>
      <style:text-properties style:font-name="Linux Libertine S.O.Cist.2" fo:font-size="12pt" fo:language="la" fo:country="none" officeooo:paragraph-rsid="000f0466" style:font-size-asian="12pt"/>
    </style:style>
    <style:style style:name="P65" style:family="paragraph" style:parent-style-name="Table_20_Contents">
      <style:paragraph-properties fo:text-align="justify" style:justify-single-word="false" fo:hyphenation-ladder-count="2"/>
      <style:text-properties style:font-name="Linux Libertine S.O.Cist.2" fo:font-size="12pt" fo:language="la" fo:country="none" officeooo:paragraph-rsid="000f0466" style:font-size-asian="12pt" fo:hyphenate="true" fo:hyphenation-remain-char-count="2" fo:hyphenation-push-char-count="4" loext:hyphenation-no-caps="false"/>
    </style:style>
    <style:style style:name="P66" style:family="paragraph" style:parent-style-name="Table_20_Contents">
      <style:paragraph-properties fo:text-align="center" style:justify-single-word="false"/>
      <style:text-properties style:font-name="Bookman BT S.O.Cist." fo:font-size="14pt" fo:letter-spacing="0.0138in" fo:language="la" fo:country="VA" officeooo:rsid="005ad912" officeooo:paragraph-rsid="00a081af" style:font-size-asian="12pt" style:language-asian="zh" style:country-asian="CN" style:font-size-complex="12pt" style:language-complex="hi" style:country-complex="IN" style:font-weight-complex="bold"/>
    </style:style>
    <style:style style:name="P67" style:family="paragraph" style:parent-style-name="Table_20_Contents">
      <style:paragraph-properties fo:text-align="center" style:justify-single-word="false"/>
      <style:text-properties style:font-name="Bookman BT S.O.Cist." fo:font-size="14pt" fo:letter-spacing="0.0138in" fo:language="la" fo:country="VA" officeooo:rsid="005ad912" officeooo:paragraph-rsid="005ad912" style:font-size-asian="12pt" style:language-asian="zh" style:country-asian="CN" style:font-size-complex="12pt" style:language-complex="hi" style:country-complex="IN" style:font-weight-complex="bold"/>
    </style:style>
    <style:style style:name="P68" style:family="paragraph" style:parent-style-name="Table_20_Contents">
      <style:paragraph-properties fo:text-align="center" style:justify-single-word="false"/>
      <style:text-properties style:font-name="Bookman BT S.O.Cist." fo:font-size="14pt" fo:letter-spacing="0.0138in" fo:language="la" fo:country="VA" officeooo:rsid="005ad912" officeooo:paragraph-rsid="001ccffb" style:font-size-asian="12pt" style:language-asian="zh" style:country-asian="CN" style:font-size-complex="12pt" style:language-complex="hi" style:country-complex="IN" style:font-weight-complex="bold"/>
    </style:style>
    <style:style style:name="P69" style:family="paragraph" style:parent-style-name="Table_20_Contents">
      <style:paragraph-properties fo:text-align="center" style:justify-single-word="false"/>
      <style:text-properties style:use-window-font-color="true" loext:opacity="0%" style:font-name="Linux Libertine S.O.Cist.1" fo:font-size="12pt" fo:language="la" fo:country="VA" style:font-size-asian="12pt" style:language-asian="zh" style:country-asian="CN" style:language-complex="hi" style:country-complex="IN"/>
    </style:style>
    <style:style style:name="P70" style:family="paragraph" style:parent-style-name="Table_20_Contents">
      <style:paragraph-properties fo:text-align="center" style:justify-single-word="false"/>
      <style:text-properties style:use-window-font-color="true" loext:opacity="0%" style:font-name="Linux Libertine S.O.Cist.1" fo:font-size="12pt" fo:language="la" fo:country="VA" officeooo:paragraph-rsid="0073e214" style:font-size-asian="12pt" style:language-asian="zh" style:country-asian="CN" style:language-complex="hi" style:country-complex="IN"/>
    </style:style>
    <style:style style:name="P71" style:family="paragraph" style:parent-style-name="Table_20_Contents">
      <style:paragraph-properties fo:text-align="center" style:justify-single-word="false" fo:hyphenation-ladder-count="2"/>
      <style:text-properties style:use-window-font-color="true" loext:opacity="0%" style:font-name="Linux Libertine S.O.Cist.1" fo:font-size="12pt" fo:language="la" fo:country="VA" officeooo:paragraph-rsid="0073e214" style:font-size-asian="12pt" style:language-asian="zh" style:country-asian="CN" style:language-complex="hi" style:country-complex="IN" fo:hyphenate="true" fo:hyphenation-remain-char-count="2" fo:hyphenation-push-char-count="4" loext:hyphenation-no-caps="false"/>
    </style:style>
    <style:style style:name="P72" style:family="paragraph" style:parent-style-name="Table_20_Contents">
      <style:paragraph-properties fo:text-align="justify" style:justify-single-word="false"/>
      <style:text-properties officeooo:paragraph-rsid="001ccffb"/>
    </style:style>
    <style:style style:name="P7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4"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7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76" style:family="paragraph" style:parent-style-name="Table_20_Contents">
      <style:paragraph-properties fo:text-align="justify" style:justify-single-word="false"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77" style:family="paragraph" style:parent-style-name="Table_20_Contents">
      <style:paragraph-properties fo:text-align="justify" style:justify-single-word="false" fo:hyphenation-ladder-count="2"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loext:hyphenation-no-caps="false"/>
    </style:style>
    <style:style style:name="P7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6e5842" fo:hyphenate="true" fo:hyphenation-remain-char-count="2" fo:hyphenation-push-char-count="2" loext:hyphenation-no-caps="false"/>
    </style:style>
    <style:style style:name="P79" style:family="paragraph" style:parent-style-name="Table_20_Contents">
      <style:paragraph-properties fo:text-align="justify" style:justify-single-word="false" style:writing-mode="lr-tb">
        <style:drop-cap style:lines="3" style:style-name="Iniciály_20_velké"/>
      </style:paragraph-properties>
    </style:style>
    <style:style style:name="P80" style:family="paragraph" style:parent-style-name="Table_20_Contents">
      <style:paragraph-properties fo:text-align="justify" style:justify-single-word="false">
        <style:drop-cap style:lines="3" style:style-name="Iniciály_20_velké"/>
      </style:paragraph-properties>
      <style:text-properties officeooo:paragraph-rsid="00847495"/>
    </style:style>
    <style:style style:name="P81"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893846"/>
    </style:style>
    <style:style style:name="P82" style:family="paragraph" style:parent-style-name="Table_20_Contents">
      <style:paragraph-properties fo:text-align="justify" style:justify-single-word="false" style:writing-mode="lr-tb">
        <style:drop-cap style:lines="2" style:style-name="Drop_20_Caps"/>
      </style:paragraph-properties>
    </style:style>
    <style:style style:name="P83" style:family="paragraph" style:parent-style-name="Table_20_Contents">
      <style:paragraph-properties fo:text-align="justify" style:justify-single-word="false" style:writing-mode="lr-tb">
        <style:drop-cap style:lines="2" style:style-name="Drop_20_Caps"/>
      </style:paragraph-properties>
      <style:text-properties officeooo:paragraph-rsid="0020acde"/>
    </style:style>
    <style:style style:name="P84" style:family="paragraph" style:parent-style-name="Table_20_Contents">
      <style:paragraph-properties fo:text-align="justify" style:justify-single-word="false" style:writing-mode="lr-tb">
        <style:drop-cap style:lines="2" style:style-name="Drop_20_Caps"/>
      </style:paragraph-properties>
      <style:text-properties officeooo:paragraph-rsid="00ac11a3"/>
    </style:style>
    <style:style style:name="P85" style:family="paragraph" style:parent-style-name="Table_20_Contents">
      <style:paragraph-properties fo:text-align="justify" style:justify-single-word="false" style:writing-mode="lr-tb">
        <style:drop-cap style:lines="2" style:style-name="Drop_20_Caps"/>
      </style:paragraph-properties>
      <style:text-properties officeooo:paragraph-rsid="008dc125"/>
    </style:style>
    <style:style style:name="P86" style:family="paragraph" style:parent-style-name="Table_20_Contents">
      <style:paragraph-properties fo:text-align="justify" style:justify-single-word="false" style:writing-mode="lr-tb">
        <style:drop-cap style:lines="2" style:style-name="Drop_20_Caps"/>
      </style:paragraph-properties>
      <style:text-properties officeooo:paragraph-rsid="002e6cc0"/>
    </style:style>
    <style:style style:name="P87" style:family="paragraph" style:parent-style-name="Table_20_Contents">
      <style:paragraph-properties fo:text-align="justify" style:justify-single-word="false" style:writing-mode="lr-tb">
        <style:drop-cap style:lines="2" style:style-name="Drop_20_Caps"/>
      </style:paragraph-properties>
      <style:text-properties officeooo:paragraph-rsid="002fe813"/>
    </style:style>
    <style:style style:name="P88" style:family="paragraph" style:parent-style-name="Table_20_Contents">
      <style:paragraph-properties fo:margin-top="0in" fo:margin-bottom="0.0398in" style:contextual-spacing="false" fo:text-align="justify" style:justify-single-word="false" fo:hyphenation-ladder-count="2">
        <style:drop-cap style:lines="3" style:style-name="Iniciály_20_Velké"/>
      </style:paragraph-properties>
      <style:text-properties fo:hyphenate="true" fo:hyphenation-remain-char-count="2" fo:hyphenation-push-char-count="2" loext:hyphenation-no-caps="false"/>
    </style:style>
    <style:style style:name="P89"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officeooo:paragraph-rsid="00606aea"/>
    </style:style>
    <style:style style:name="P90"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officeooo:paragraph-rsid="00a5e8f5"/>
    </style:style>
    <style:style style:name="P91" style:family="paragraph" style:parent-style-name="Table_20_Contents">
      <style:paragraph-properties fo:margin-left="0in" fo:margin-right="0in" fo:margin-top="0in" fo:margin-bottom="0.0398in" style:contextual-spacing="false" fo:text-align="justify" style:justify-single-word="false" fo:hyphenation-ladder-count="2" fo:text-indent="0in" style:auto-text-indent="false">
        <style:drop-cap style:lines="2" style:style-name="Drop_20_Caps"/>
      </style:paragraph-properties>
      <style:text-properties fo:hyphenate="true" fo:hyphenation-remain-char-count="2" fo:hyphenation-push-char-count="4" loext:hyphenation-no-caps="false"/>
    </style:style>
    <style:style style:name="P92"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a42732" fo:hyphenate="true" fo:hyphenation-remain-char-count="2" fo:hyphenation-push-char-count="4" loext:hyphenation-no-caps="false"/>
    </style:style>
    <style:style style:name="P93"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20acde" fo:hyphenate="true" fo:hyphenation-remain-char-count="2" fo:hyphenation-push-char-count="4" loext:hyphenation-no-caps="false"/>
    </style:style>
    <style:style style:name="P94" style:family="paragraph" style:parent-style-name="Table_20_Contents">
      <style:paragraph-properties fo:text-align="justify" style:justify-single-word="false" fo:hyphenation-ladder-count="2" style:writing-mode="lr-tb">
        <style:drop-cap style:lines="2" style:style-name="Drop_20_Caps"/>
      </style:paragraph-properties>
      <style:text-properties fo:hyphenate="true" fo:hyphenation-remain-char-count="2" fo:hyphenation-push-char-count="4" loext:hyphenation-no-caps="false"/>
    </style:style>
    <style:style style:name="P95"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48bdbe" fo:hyphenate="true" fo:hyphenation-remain-char-count="2" fo:hyphenation-push-char-count="4" loext:hyphenation-no-caps="false"/>
    </style:style>
    <style:style style:name="P96"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566f35" fo:hyphenate="true" fo:hyphenation-remain-char-count="2" fo:hyphenation-push-char-count="4" loext:hyphenation-no-caps="false"/>
    </style:style>
    <style:style style:name="P97"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57d7ae" fo:hyphenate="true" fo:hyphenation-remain-char-count="2" fo:hyphenation-push-char-count="4" loext:hyphenation-no-caps="false"/>
    </style:style>
    <style:style style:name="P98"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5947b1" fo:hyphenate="true" fo:hyphenation-remain-char-count="2" fo:hyphenation-push-char-count="4" loext:hyphenation-no-caps="false"/>
    </style:style>
    <style:style style:name="P99" style:family="paragraph" style:parent-style-name="Table_20_Contents">
      <style:paragraph-properties fo:text-align="justify" style:justify-single-word="false" fo:hyphenation-ladder-count="no-limit" style:writing-mode="lr-tb">
        <style:drop-cap style:lines="2" style:style-name="Drop_20_Caps"/>
      </style:paragraph-properties>
      <style:text-properties fo:hyphenate="true" fo:hyphenation-remain-char-count="2" fo:hyphenation-push-char-count="2" loext:hyphenation-no-caps="false"/>
    </style:style>
    <style:style style:name="P10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1"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02"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0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04" style:family="paragraph" style:parent-style-name="Table_20_Contents">
      <style:paragraph-properties fo:text-align="justify" style:justify-single-word="false" style:writing-mode="lr-tb">
        <style:drop-cap style:lines="3" style:style-name="Iniciály_20_velké"/>
      </style:paragraph-properties>
      <style:text-properties fo:color="#000000" loext:opacity="100%" style:font-name="Linux Libertine S.O.Cist.1" fo:font-size="12pt" fo:language="la" fo:country="VA" style:font-name-asian="Andale Sans UI" style:font-size-asian="12pt" style:language-asian="zh" style:country-asian="CN" style:font-name-complex="Tahoma" style:font-size-complex="12pt" style:language-complex="hi" style:country-complex="IN"/>
    </style:style>
    <style:style style:name="P105"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style:style>
    <style:style style:name="P106"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style:style>
    <style:style style:name="P107" style:family="paragraph" style:parent-style-name="Table_20_Contents">
      <style:paragraph-properties fo:text-align="justify" style:justify-single-word="false" style:writing-mode="lr-tb">
        <style:drop-cap style:lines="3" style:style-name="Iniciály_20_velké"/>
      </style:paragraph-properties>
      <style:text-properties fo:color="#000000" loext:opacity="100%" style:font-name="Linux Libertine S.O.Cist.1" fo:font-size="12pt" fo:language="la" fo:country="VA" style:font-size-asian="12pt" style:language-asian="zh" style:country-asian="CN" style:language-complex="hi" style:country-complex="IN"/>
    </style:style>
    <style:style style:name="P108" style:family="paragraph" style:parent-style-name="Table_20_Contents">
      <style:paragraph-properties fo:margin-left="0in" fo:margin-right="0in" fo:margin-top="0in" fo:margin-bottom="0.0398in" style:contextual-spacing="false" fo:text-align="justify" style:justify-single-word="false" fo:hyphenation-ladder-count="2" fo:text-indent="0in" style:auto-text-indent="false">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4" loext:hyphenation-no-caps="false"/>
    </style:style>
    <style:style style:name="P10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4" loext:hyphenation-no-caps="false"/>
    </style:style>
    <style:style style:name="P11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4" loext:hyphenation-no-caps="false"/>
    </style:style>
    <style:style style:name="P111" style:family="paragraph" style:parent-style-name="Table_20_Contents">
      <style:paragraph-properties fo:margin-left="0in" fo:margin-right="0in" fo:margin-top="0in" fo:margin-bottom="0.0398in" style:contextual-spacing="false" fo:text-align="justify" style:justify-single-word="false" fo:hyphenation-ladder-count="no-limit" fo:text-indent="0in" style:auto-text-indent="false">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2"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cs" fo:country="CZ" officeooo:paragraph-rsid="010d438b" style:font-size-asian="12pt" style:language-asian="zh" style:country-asian="CN" style:language-complex="hi" style:country-complex="IN"/>
    </style:style>
    <style:style style:name="P113"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cs" fo:country="CZ" officeooo:paragraph-rsid="011ed7bd" style:font-size-asian="12pt" style:language-asian="zh" style:country-asian="CN" style:language-complex="hi" style:country-complex="IN"/>
    </style:style>
    <style:style style:name="P114"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cs" fo:country="CZ" officeooo:paragraph-rsid="00baafe1" style:font-size-asian="12pt" style:language-asian="zh" style:country-asian="CN" style:language-complex="hi" style:country-complex="IN"/>
    </style:style>
    <style:style style:name="P115" style:family="paragraph" style:parent-style-name="Table_20_Contents">
      <style:paragraph-properties fo:margin-left="0in" fo:margin-right="0in" fo:margin-top="0in" fo:margin-bottom="0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cs" fo:country="CZ" officeooo:paragraph-rsid="00a3e820" style:font-size-asian="12pt" style:language-asian="zh" style:country-asian="CN" style:language-complex="hi" style:country-complex="IN"/>
    </style:style>
    <style:style style:name="P116"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cs" fo:country="CZ" style:font-size-asian="12pt" style:language-asian="zh" style:country-asian="CN" style:language-complex="hi" style:country-complex="IN"/>
    </style:style>
    <style:style style:name="P117"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cs" fo:country="CZ" officeooo:paragraph-rsid="007f1fc8" style:font-size-asian="12pt" style:language-asian="zh" style:country-asian="CN" style:language-complex="hi" style:country-complex="IN"/>
    </style:style>
    <style:style style:name="P118"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cs" fo:country="CZ" officeooo:paragraph-rsid="00bddd79" style:font-size-asian="12pt" style:language-asian="zh" style:country-asian="CN" style:language-complex="hi" style:country-complex="IN"/>
    </style:style>
    <style:style style:name="P119"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fo:color="#000000" loext:opacity="100%" style:font-name="Linux Libertine S.O.Cist.1" fo:font-size="12pt" fo:language="cs" fo:country="CZ" officeooo:paragraph-rsid="00a5e8f5" style:font-size-asian="12pt" style:language-asian="zh" style:country-asian="CN" style:language-complex="hi" style:country-complex="IN"/>
    </style:style>
    <style:style style:name="P120" style:family="paragraph" style:parent-style-name="Table_20_Contents">
      <style:paragraph-properties fo:margin-left="0in" fo:margin-right="0in" fo:margin-top="0in" fo:margin-bottom="0.0398in" style:contextual-spacing="false" fo:text-align="justify" style:justify-single-word="false" fo:hyphenation-ladder-count="2" fo:text-indent="0in" style:auto-text-indent="false">
        <style:drop-cap style:lines="2" style:style-name="Drop_20_Caps"/>
      </style:paragraph-properties>
      <style:text-properties fo:color="#000000" loext:opacity="100%" style:font-name="Linux Libertine S.O.Cist.1" fo:font-size="12pt" fo:language="cs" fo:country="CZ" officeooo:paragraph-rsid="00bddd79" style:font-size-asian="12pt" style:language-asian="zh" style:country-asian="CN" style:language-complex="hi" style:country-complex="IN" fo:hyphenate="true" fo:hyphenation-remain-char-count="2" fo:hyphenation-push-char-count="4" loext:hyphenation-no-caps="false"/>
    </style:style>
    <style:style style:name="P121" style:family="paragraph" style:parent-style-name="Table_20_Contents">
      <style:paragraph-properties fo:margin-left="0in" fo:margin-right="0in" fo:margin-top="0in" fo:margin-bottom="0.0398in" style:contextual-spacing="false" fo:text-align="justify" style:justify-single-word="false" fo:hyphenation-ladder-count="2" fo:text-indent="0in" style:auto-text-indent="false">
        <style:drop-cap style:lines="2" style:style-name="Drop_20_Caps"/>
      </style:paragraph-properties>
      <style:text-properties fo:color="#000000" loext:opacity="100%" style:font-name="Linux Libertine S.O.Cist.1" fo:font-size="12pt" fo:language="cs" fo:country="CZ" officeooo:paragraph-rsid="006bfd27" style:font-size-asian="12pt" style:language-asian="zh" style:country-asian="CN" style:language-complex="hi" style:country-complex="IN" fo:hyphenate="true" fo:hyphenation-remain-char-count="2" fo:hyphenation-push-char-count="2" loext:hyphenation-no-caps="false"/>
    </style:style>
    <style:style style:name="P1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03e6d89" style:font-size-asian="12pt" style:font-size-complex="12pt" fo:hyphenate="true" fo:hyphenation-remain-char-count="2" fo:hyphenation-push-char-count="2" loext:hyphenation-no-caps="false"/>
    </style:style>
    <style:style style:name="P1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07015a6" style:font-size-asian="12pt" style:font-size-complex="12pt" fo:hyphenate="true" fo:hyphenation-remain-char-count="2" fo:hyphenation-push-char-count="2" loext:hyphenation-no-caps="false"/>
    </style:style>
    <style:style style:name="P12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8e7b1a" officeooo:paragraph-rsid="003e6d89" style:font-size-asian="12pt" style:font-size-complex="12pt"/>
    </style:style>
    <style:style style:name="P12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8e7b1a" officeooo:paragraph-rsid="007015a6" style:font-size-asian="12pt" style:font-size-complex="12pt"/>
    </style:style>
    <style:style style:name="P12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03e6d89" style:font-size-asian="12pt" style:font-size-complex="12pt" fo:hyphenate="true" fo:hyphenation-remain-char-count="2" fo:hyphenation-push-char-count="4" loext:hyphenation-no-caps="false"/>
    </style:style>
    <style:style style:name="P12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07015a6" style:font-size-asian="12pt" style:font-size-complex="12pt" fo:hyphenate="true" fo:hyphenation-remain-char-count="2" fo:hyphenation-push-char-count="4" loext:hyphenation-no-caps="false"/>
    </style:style>
    <style:style style:name="P1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783c5" officeooo:paragraph-rsid="00baafe1" style:font-size-asian="12pt" style:font-size-complex="12pt" fo:hyphenate="true" fo:hyphenation-remain-char-count="2" fo:hyphenation-push-char-count="2" loext:hyphenation-no-caps="false"/>
    </style:style>
    <style:style style:name="P12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9783c5" officeooo:paragraph-rsid="00baafe1" style:font-size-asian="12pt" style:font-size-complex="12pt"/>
    </style:style>
    <style:style style:name="P130"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rsid="0067414b" officeooo:paragraph-rsid="00a28ad5" style:font-size-asian="12pt" style:font-size-complex="12pt" fo:hyphenate="true" fo:hyphenation-remain-char-count="2" fo:hyphenation-push-char-count="4" loext:hyphenation-no-caps="false"/>
    </style:style>
    <style:style style:name="P13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font-style="normal" style:font-size-asian="12pt" style:font-style-asian="normal" style:font-style-complex="normal"/>
    </style:style>
    <style:style style:name="P132"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font-style="normal" officeooo:rsid="002e118e" officeooo:paragraph-rsid="002e118e" style:font-size-asian="12pt" style:font-style-asian="normal" style:font-style-complex="normal"/>
    </style:style>
    <style:style style:name="P13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font-style="normal" officeooo:rsid="00389b16" style:font-size-asian="12pt" style:font-style-asian="normal" style:font-style-complex="normal" fo:hyphenate="true" fo:hyphenation-remain-char-count="2" fo:hyphenation-push-char-count="4" loext:hyphenation-no-caps="false"/>
    </style:style>
    <style:style style:name="P13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style:font-size-asian="12pt"/>
    </style:style>
    <style:style style:name="P13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officeooo:rsid="004e9910" officeooo:paragraph-rsid="004e9910" style:font-size-asian="12pt" style:font-size-complex="12pt"/>
    </style:style>
    <style:style style:name="P136"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officeooo:rsid="00518b5a" officeooo:paragraph-rsid="00518b5a" style:font-size-asian="12pt" fo:hyphenate="true" fo:hyphenation-remain-char-count="2" fo:hyphenation-push-char-count="4" loext:hyphenation-no-caps="false"/>
    </style:style>
    <style:style style:name="P137"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style:font-name="Linux Libertine S.O.Cist.1" fo:font-size="12pt" fo:language="la" fo:country="VA" style:font-size-asian="12pt" style:language-asian="zh" style:country-asian="CN" style:language-complex="hi" style:country-complex="IN"/>
    </style:style>
    <style:style style:name="P138"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style:font-name="Linux Libertine S.O.Cist.1" fo:font-size="12pt" fo:language="la" fo:country="VA" style:font-size-asian="12pt" style:language-asian="zh" style:country-asian="CN" style:language-complex="hi" style:country-complex="IN"/>
    </style:style>
    <style:style style:name="P139" style:family="paragraph" style:parent-style-name="Table_20_Contents">
      <style:paragraph-properties fo:margin-left="0in" fo:margin-right="0in" fo:margin-top="0in" fo:margin-bottom="0.0398in" style:contextual-spacing="false" fo:text-align="justify" style:justify-single-word="false" fo:hyphenation-ladder-count="2" fo:text-indent="0in" style:auto-text-indent="false">
        <style:drop-cap style:lines="2" style:style-name="Drop_20_Caps"/>
      </style:paragraph-properties>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40" style:family="paragraph" style:parent-style-name="Table_20_Contents">
      <style:paragraph-properties fo:margin-left="0in" fo:margin-right="0in" fo:margin-top="0in" fo:margin-bottom="0.0398in" style:contextual-spacing="false" fo:text-align="justify" style:justify-single-word="false" fo:hyphenation-ladder-count="2" fo:text-indent="0in" style:auto-text-indent="false">
        <style:drop-cap style:lines="2" style:style-name="Drop_20_Caps"/>
      </style:paragraph-properties>
      <style:text-properties style:font-name="Linux Libertine S.O.Cist.1" fo:font-size="12pt" fo:language="la" fo:country="VA" style:font-size-asian="12pt" style:language-asian="zh" style:country-asian="CN" style:language-complex="hi" style:country-complex="IN" fo:hyphenate="false" fo:hyphenation-remain-char-count="2" fo:hyphenation-push-char-count="2" loext:hyphenation-no-caps="false"/>
    </style:style>
    <style:style style:name="P141" style:family="paragraph" style:parent-style-name="Table_20_Contents">
      <style:paragraph-properties fo:margin-top="0in" fo:margin-bottom="0.0398in" style:contextual-spacing="false" fo:text-align="justify" style:justify-single-word="false" fo:hyphenation-ladder-count="2">
        <style:drop-cap style:lines="3" style:style-name="Iniciály_20_Velké"/>
      </style:paragraph-properties>
      <style:text-properties style:font-name="Linux Libertine S.O.Cist.1" fo:font-size="12pt" fo:language="la" fo:country="VA" style:font-size-asian="12pt" style:language-asian="zh" style:country-asian="CN" style:language-complex="hi" style:country-complex="IN" fo:hyphenate="true" fo:hyphenation-remain-char-count="2" fo:hyphenation-push-char-count="4" loext:hyphenation-no-caps="false"/>
    </style:style>
    <style:style style:name="P142"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style:font-name="Linux Libertine S.O.Cist.1" fo:font-size="12pt" fo:language="cs" fo:country="CZ" officeooo:paragraph-rsid="00606aea" style:font-size-asian="12pt" style:language-asian="zh" style:country-asian="CN" style:language-complex="hi" style:country-complex="IN"/>
    </style:style>
    <style:style style:name="P143"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style:font-name="Linux Libertine S.O.Cist.1" fo:font-size="12pt" fo:language="cs" fo:country="CZ" officeooo:paragraph-rsid="0078a9b0" style:font-size-asian="12pt" style:language-asian="zh" style:country-asian="CN" style:language-complex="hi" style:country-complex="IN"/>
    </style:style>
    <style:style style:name="P144"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style:font-name="Linux Libertine S.O.Cist.1" fo:font-size="12pt" fo:language="cs" fo:country="CZ" officeooo:paragraph-rsid="007b8e71" style:font-size-asian="12pt" style:language-asian="zh" style:country-asian="CN" style:language-complex="hi" style:country-complex="IN"/>
    </style:style>
    <style:style style:name="P145"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style:font-name="Linux Libertine S.O.Cist.1" fo:font-size="12pt" fo:language="cs" fo:country="CZ" officeooo:paragraph-rsid="007d3c2f" style:font-size-asian="12pt" style:language-asian="zh" style:country-asian="CN" style:language-complex="hi" style:country-complex="IN"/>
    </style:style>
    <style:style style:name="P146"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style:font-name="Linux Libertine S.O.Cist.1" fo:font-size="12pt" fo:language="cs" fo:country="CZ" officeooo:paragraph-rsid="007f1fc8" style:font-size-asian="12pt" style:language-asian="zh" style:country-asian="CN" style:language-complex="hi" style:country-complex="IN"/>
    </style:style>
    <style:style style:name="P147" style:family="paragraph" style:parent-style-name="Table_20_Contents">
      <style:paragraph-properties fo:margin-top="0in" fo:margin-bottom="0.0398in" style:contextual-spacing="false" fo:text-align="justify" style:justify-single-word="false">
        <style:drop-cap style:lines="3" style:style-name="Iniciály_20_Velké"/>
      </style:paragraph-properties>
      <style:text-properties style:font-name="Linux Libertine S.O.Cist.1" fo:font-size="12pt" fo:language="cs" fo:country="CZ" officeooo:paragraph-rsid="009a81f8" style:font-size-asian="12pt" style:language-asian="zh" style:country-asian="CN" style:language-complex="hi" style:country-complex="IN"/>
    </style:style>
    <style:style style:name="P148"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style:font-name="Linux Libertine S.O.Cist.1" fo:font-size="12pt" fo:language="cs" fo:country="CZ" officeooo:paragraph-rsid="0078a9b0" style:font-size-asian="12pt" style:language-asian="zh" style:country-asian="CN" style:language-complex="hi" style:country-complex="IN"/>
    </style:style>
    <style:style style:name="P149" style:family="paragraph" style:parent-style-name="Table_20_Contents">
      <style:paragraph-properties fo:margin-left="0in" fo:margin-right="0in" fo:margin-top="0in" fo:margin-bottom="0in" style:contextual-spacing="false" fo:text-align="justify" style:justify-single-word="false" fo:text-indent="0in" style:auto-text-indent="false">
        <style:drop-cap style:lines="2" style:style-name="Drop_20_Caps"/>
      </style:paragraph-properties>
      <style:text-properties style:font-name="Linux Libertine S.O.Cist.1" fo:font-size="12pt" fo:language="cs" fo:country="CZ" style:font-size-asian="12pt" style:language-asian="zh" style:country-asian="CN" style:language-complex="hi" style:country-complex="IN"/>
    </style:style>
    <style:style style:name="P150"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style:font-name="Linux Libertine S.O.Cist.1" fo:font-size="12pt" fo:language="cs" fo:country="CZ" officeooo:paragraph-rsid="01290b91" style:font-size-asian="12pt" style:language-asian="zh" style:country-asian="CN" style:language-complex="hi" style:country-complex="IN"/>
    </style:style>
    <style:style style:name="P151" style:family="paragraph" style:parent-style-name="Table_20_Contents">
      <style:paragraph-properties fo:margin-left="0in" fo:margin-right="0in" fo:margin-top="0in" fo:margin-bottom="0in" style:contextual-spacing="false" fo:text-align="justify" style:justify-single-word="false" fo:text-indent="0in" style:auto-text-indent="false">
        <style:drop-cap style:lines="2" style:style-name="Drop_20_Caps"/>
      </style:paragraph-properties>
      <style:text-properties style:font-name="Linux Libertine S.O.Cist.1" fo:font-size="12pt" fo:language="cs" fo:country="CZ" officeooo:paragraph-rsid="00a3e820" style:font-size-asian="12pt" style:language-asian="zh" style:country-asian="CN" style:language-complex="hi" style:country-complex="IN"/>
    </style:style>
    <style:style style:name="P152"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style:font-name="Linux Libertine S.O.Cist.1" fo:font-size="12pt" fo:language="cs" fo:country="CZ" officeooo:paragraph-rsid="00a5e8f5" style:font-size-asian="12pt" style:language-asian="zh" style:country-asian="CN" style:language-complex="hi" style:country-complex="IN"/>
    </style:style>
    <style:style style:name="P153" style:family="paragraph" style:parent-style-name="Table_20_Contents">
      <style:paragraph-properties fo:margin-left="0in" fo:margin-right="0in" fo:margin-top="0in" fo:margin-bottom="0.0398in" style:contextual-spacing="false" fo:text-align="justify" style:justify-single-word="false" fo:text-indent="0in" style:auto-text-indent="false">
        <style:drop-cap style:lines="2" style:style-name="Drop_20_Caps"/>
      </style:paragraph-properties>
      <style:text-properties style:font-name="Linux Libertine S.O.Cist.1" fo:font-size="12pt" fo:language="cs" fo:country="CZ" officeooo:paragraph-rsid="006bfd27" style:font-size-asian="12pt" style:language-asian="zh" style:country-asian="CN" style:language-complex="hi" style:country-complex="IN"/>
    </style:style>
    <style:style style:name="P154" style:family="paragraph" style:parent-style-name="Table_20_Contents">
      <style:paragraph-properties fo:margin-top="0in" fo:margin-bottom="0.0398in" style:contextual-spacing="false" fo:text-align="justify" style:justify-single-word="false" fo:hyphenation-ladder-count="2">
        <style:drop-cap style:lines="3" style:style-name="Iniciály_20_Velké"/>
      </style:paragraph-properties>
      <style:text-properties style:font-name="Linux Libertine S.O.Cist.1" fo:font-size="12pt" fo:language="cs" fo:country="CZ" officeooo:paragraph-rsid="007d3c2f" style:font-size-asian="12pt" style:language-asian="zh" style:country-asian="CN" style:language-complex="hi" style:country-complex="IN" fo:hyphenate="true" fo:hyphenation-remain-char-count="2" fo:hyphenation-push-char-count="4" loext:hyphenation-no-caps="false"/>
    </style:style>
    <style:style style:name="P155" style:family="paragraph" style:parent-style-name="Table_20_Contents">
      <style:paragraph-properties fo:margin-left="0in" fo:margin-right="0in" fo:margin-top="0in" fo:margin-bottom="0.0398in" style:contextual-spacing="false" fo:text-align="justify" style:justify-single-word="false" fo:hyphenation-ladder-count="2" fo:text-indent="0in" style:auto-text-indent="false">
        <style:drop-cap style:lines="2" style:style-name="Drop_20_Caps"/>
      </style:paragraph-properties>
      <style:text-properties style:font-name="Linux Libertine S.O.Cist.1" fo:font-size="12pt" fo:language="cs" fo:country="CZ" officeooo:paragraph-rsid="01290b91" style:font-size-asian="12pt" style:language-asian="zh" style:country-asian="CN" style:language-complex="hi" style:country-complex="IN" fo:hyphenate="true" fo:hyphenation-remain-char-count="2" fo:hyphenation-push-char-count="4" loext:hyphenation-no-caps="false"/>
    </style:style>
    <style:style style:name="P156" style:family="paragraph" style:parent-style-name="Table_20_Contents">
      <style:paragraph-properties fo:margin-left="0in" fo:margin-right="0in" fo:margin-top="0in" fo:margin-bottom="0in" style:contextual-spacing="false" fo:text-align="justify" style:justify-single-word="false" fo:hyphenation-ladder-count="2" fo:text-indent="0in" style:auto-text-indent="false">
        <style:drop-cap style:lines="2" style:style-name="Drop_20_Caps"/>
      </style:paragraph-properties>
      <style:text-properties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4" loext:hyphenation-no-caps="false"/>
    </style:style>
    <style:style style:name="P157" style:family="paragraph" style:parent-style-name="Table_20_Contents">
      <style:paragraph-properties fo:text-align="justify" style:justify-single-word="false" style:writing-mode="lr-tb">
        <style:drop-cap style:lines="3" style:style-name="Iniciály_20_velké"/>
      </style:paragraph-properties>
      <style:text-properties officeooo:rsid="0020acde" officeooo:paragraph-rsid="0020acde"/>
    </style:style>
    <style:style style:name="P158" style:family="paragraph" style:parent-style-name="Table_20_Contents">
      <style:paragraph-properties fo:text-align="justify" style:justify-single-word="false" style:writing-mode="lr-tb">
        <style:drop-cap style:lines="3" style:style-name="Iniciály_20_velké"/>
      </style:paragraph-properties>
      <style:text-properties officeooo:rsid="003c6da6" officeooo:paragraph-rsid="003c6da6"/>
    </style:style>
    <style:style style:name="P159" style:family="paragraph" style:parent-style-name="Table_20_Contents">
      <style:paragraph-properties fo:text-align="center" style:justify-single-word="false"/>
      <style:text-properties fo:color="#00000a" loext:opacity="100%" style:font-name="Bookman BT S.O.Cist.:liga=0" fo:font-size="12pt" fo:language="la" fo:country="VA" fo:font-weight="normal" officeooo:paragraph-rsid="00c5c418" style:font-size-asian="12pt" style:language-asian="zh" style:country-asian="CN" style:font-weight-asian="normal" style:font-size-complex="12pt" style:language-complex="hi" style:country-complex="IN" style:font-weight-complex="normal"/>
    </style:style>
    <style:style style:name="T1" style:family="text">
      <style:text-properties fo:color="#ff0000" loext:opacity="100%"/>
    </style:style>
    <style:style style:name="T2" style:family="text">
      <style:text-properties fo:color="#ff0000" loext:opacity="100%" fo:font-size="12pt" fo:language="la" fo:country="VA" style:font-size-asian="12pt" style:language-asian="zh" style:country-asian="CN" style:language-complex="hi" style:country-complex="IN"/>
    </style:style>
    <style:style style:name="T3" style:family="text">
      <style:text-properties fo:color="#ff0000" loext:opacity="100%" style:font-name="Linux Libertine S.O.Cist.1" fo:font-size="12pt" fo:language="la" fo:country="VA" style:font-size-asian="12pt" style:language-asian="zh" style:country-asian="CN" style:language-complex="hi" style:country-complex="IN"/>
    </style:style>
    <style:style style:name="T4" style:family="text">
      <style:text-properties fo:color="#ff0000" loext:opacity="100%" style:font-name="Linux Libertine S.O.Cist.1" fo:font-size="12pt" fo:language="cs" fo:country="CZ" officeooo:rsid="001ccffb" style:font-size-asian="12pt" style:language-asian="zh" style:country-asian="CN" style:language-complex="hi" style:country-complex="IN"/>
    </style:style>
    <style:style style:name="T5" style:family="text">
      <style:text-properties fo:color="#ff0000" loext:opacity="100%" style:font-name="Linux Libertine S.O.Cist.1" fo:font-size="12pt" fo:language="cs" fo:country="CZ" officeooo:rsid="00c10c43" style:font-name-asian="SimSun" style:font-size-asian="12pt" style:language-asian="zh" style:country-asian="CN" style:font-name-complex="Lucida Sans" style:font-size-complex="12pt" style:language-complex="hi" style:country-complex="IN"/>
    </style:style>
    <style:style style:name="T6"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7" style:family="text">
      <style:text-properties fo:color="#ff0000" loext:opacity="100%" officeooo:rsid="00606aea"/>
    </style:style>
    <style:style style:name="T8" style:family="text">
      <style:text-properties fo:color="#ff0000" loext:opacity="100%" officeooo:rsid="01041fd9"/>
    </style:style>
    <style:style style:name="T9" style:family="text">
      <style:text-properties fo:color="#ff0000" loext:opacity="100%" officeooo:rsid="009122b3"/>
    </style:style>
    <style:style style:name="T10" style:family="text">
      <style:text-properties fo:color="#ff0000" loext:opacity="100%" officeooo:rsid="00a08fac"/>
    </style:style>
    <style:style style:name="T11" style:family="text">
      <style:text-properties fo:font-variant="normal" fo:text-transform="none"/>
    </style:style>
    <style:style style:name="T12" style:family="text">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3" style:family="text">
      <style:text-properties fo:font-variant="normal" fo:text-transform="none" fo:color="#000000" loext:opacity="100%" style:font-name="Linux Libertine S.O.Cist.1" fo:font-size="12pt" fo:letter-spacing="normal" fo:language="la" fo:country="VA" fo:font-style="normal" fo:font-weight="normal" officeooo:rsid="002748a9"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4" style:family="text">
      <style:text-properties fo:font-variant="normal" fo:text-transform="none" fo:color="#000000" loext:opacity="100%" style:font-name="Linux Libertine S.O.Cist.1" fo:font-size="12pt" fo:letter-spacing="normal" fo:language="la" fo:country="VA" fo:font-style="normal" fo:font-weight="normal" officeooo:rsid="00389b16"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5" style:family="text">
      <style:text-properties fo:font-variant="normal" fo:text-transform="none" fo:color="#000000" loext:opacity="100%" style:font-name="Linux Libertine S.O.Cist.1" fo:font-size="12pt" fo:letter-spacing="normal" fo:language="la" fo:country="VA" fo:font-style="normal" fo:font-weight="normal" officeooo:rsid="00c10c43"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6" style:family="text">
      <style:text-properties fo:font-variant="normal" fo:text-transform="none" officeooo:rsid="0092f807"/>
    </style:style>
    <style:style style:name="T17" style:family="text">
      <style:text-properties fo:font-variant="normal" fo:text-transform="none" officeooo:rsid="009a81f8"/>
    </style:style>
    <style:style style:name="T18" style:family="text">
      <style:text-properties fo:font-variant="normal" fo:text-transform="none" style:font-name="Linux Libertine S.O.Cist.1" fo:font-size="12pt" officeooo:rsid="0020acde" style:font-size-asian="12pt" style:font-size-complex="12pt"/>
    </style:style>
    <style:style style:name="T19" style:family="text">
      <style:text-properties fo:color="#000000" loext:opacity="100%"/>
    </style:style>
    <style:style style:name="T20" style:family="text">
      <style:text-properties fo:color="#000000" loext:opacity="100%" style:font-name="Linux Libertine S.O.Cist.1" fo:font-size="12pt" fo:language="la" fo:country="VA" style:font-size-asian="12pt" style:language-asian="zh" style:country-asian="CN" style:language-complex="hi" style:country-complex="IN"/>
    </style:style>
    <style:style style:name="T21" style:family="text">
      <style:text-properties fo:color="#000000" loext:opacity="100%" style:font-name="Linux Libertine S.O.Cist.1" fo:font-size="12pt" fo:language="la" fo:country="VA" officeooo:rsid="00ae1abe" style:font-name-asian="SimSun" style:font-size-asian="12pt" style:language-asian="zh" style:country-asian="CN" style:font-name-complex="Lucida Sans" style:font-size-complex="12pt" style:language-complex="hi" style:country-complex="IN"/>
    </style:style>
    <style:style style:name="T22" style:family="text">
      <style:text-properties fo:color="#000000" loext:opacity="100%" officeooo:rsid="00a89abb"/>
    </style:style>
    <style:style style:name="T23" style:family="text">
      <style:text-properties fo:color="#000000" loext:opacity="100%" officeooo:rsid="00752f20"/>
    </style:style>
    <style:style style:name="T24" style:family="text">
      <style:text-properties fo:color="#000000" loext:opacity="100%" officeooo:rsid="0078a9b0"/>
    </style:style>
    <style:style style:name="T25" style:family="text">
      <style:text-properties fo:color="#000000" loext:opacity="100%" officeooo:rsid="007d3c2f"/>
    </style:style>
    <style:style style:name="T26" style:family="text">
      <style:text-properties fo:color="#000000" loext:opacity="100%" fo:font-style="italic" style:font-style-asian="italic" style:font-style-complex="italic"/>
    </style:style>
    <style:style style:name="T27" style:family="text">
      <style:text-properties fo:color="#000000" loext:opacity="100%" fo:font-style="italic" officeooo:rsid="0064366a" style:font-style-asian="italic" style:font-size-complex="12pt" style:font-style-complex="italic"/>
    </style:style>
    <style:style style:name="T28" style:family="text">
      <style:text-properties fo:color="#000000" loext:opacity="100%" fo:font-style="italic" officeooo:rsid="0065ca5c" style:font-style-asian="italic" style:font-size-complex="12pt" style:font-style-complex="italic"/>
    </style:style>
    <style:style style:name="T29" style:family="text">
      <style:text-properties fo:color="#000000" loext:opacity="100%" officeooo:rsid="0092f807"/>
    </style:style>
    <style:style style:name="T30" style:family="text">
      <style:text-properties fo:color="#000000" loext:opacity="100%" officeooo:rsid="00977879"/>
    </style:style>
    <style:style style:name="T31" style:family="text">
      <style:text-properties fo:color="#000000" loext:opacity="100%" officeooo:rsid="00a5e8f5"/>
    </style:style>
    <style:style style:name="T32" style:family="text">
      <style:text-properties fo:color="#000000" loext:opacity="100%" officeooo:rsid="00ae1abe"/>
    </style:style>
    <style:style style:name="T33" style:family="text">
      <style:text-properties fo:color="#000000" loext:opacity="100%" officeooo:rsid="00b4ed71" style:font-name-asian="SimSun" style:font-name-complex="Lucida Sans" style:font-size-complex="12pt"/>
    </style:style>
    <style:style style:name="T34" style:family="text">
      <style:text-properties fo:color="#000000" loext:opacity="100%" officeooo:rsid="00baafe1" style:font-name-asian="SimSun" style:font-name-complex="Lucida Sans" style:font-size-complex="12pt"/>
    </style:style>
    <style:style style:name="T35" style:family="text">
      <style:text-properties fo:color="#000000" loext:opacity="100%" officeooo:rsid="00bb890b" style:font-name-asian="SimSun" style:font-name-complex="Lucida Sans" style:font-size-complex="12pt"/>
    </style:style>
    <style:style style:name="T36" style:family="text">
      <style:text-properties fo:color="#000000" loext:opacity="100%" officeooo:rsid="00c3da3e" style:font-name-asian="SimSun" style:font-name-complex="Lucida Sans" style:font-size-complex="12pt"/>
    </style:style>
    <style:style style:name="T37" style:family="text">
      <style:text-properties fo:color="#000000" loext:opacity="100%" officeooo:rsid="00c8385e" style:font-name-asian="SimSun" style:font-name-complex="Lucida Sans" style:font-size-complex="12pt"/>
    </style:style>
    <style:style style:name="T38" style:family="text">
      <style:text-properties fo:color="#000000" loext:opacity="100%" officeooo:rsid="0064366a" style:font-size-complex="12pt"/>
    </style:style>
    <style:style style:name="T39" style:family="text">
      <style:text-properties fo:color="#000000" loext:opacity="100%" officeooo:rsid="00c3da3e"/>
    </style:style>
    <style:style style:name="T40" style:family="text">
      <style:text-properties fo:color="#000000" loext:opacity="100%" officeooo:rsid="007f1fc8"/>
    </style:style>
    <style:style style:name="T41" style:family="text">
      <style:text-properties fo:color="#000000" loext:opacity="100%" officeooo:rsid="00c8385e"/>
    </style:style>
    <style:style style:name="T42" style:family="text">
      <style:text-properties fo:font-style="italic" style:font-style-asian="italic" style:font-style-complex="italic"/>
    </style:style>
    <style:style style:name="T43" style:family="text">
      <style:text-properties fo:font-style="italic" officeooo:rsid="0035c2a0" style:font-style-asian="italic" style:font-style-complex="italic"/>
    </style:style>
    <style:style style:name="T44" style:family="text">
      <style:text-properties fo:font-style="italic" officeooo:rsid="007015a6" style:font-style-asian="italic" style:font-style-complex="italic"/>
    </style:style>
    <style:style style:name="T45" style:family="text">
      <style:text-properties fo:font-style="italic" officeooo:rsid="007b8e71" style:font-style-asian="italic" style:font-style-complex="italic"/>
    </style:style>
    <style:style style:name="T46" style:family="text">
      <style:text-properties fo:font-style="italic" officeooo:rsid="007d3c2f" style:font-style-asian="italic" style:font-style-complex="italic"/>
    </style:style>
    <style:style style:name="T47" style:family="text">
      <style:text-properties fo:font-style="italic" officeooo:rsid="009c2cc5" style:font-style-asian="italic" style:font-style-complex="italic"/>
    </style:style>
    <style:style style:name="T48" style:family="text">
      <style:text-properties fo:font-style="italic" officeooo:rsid="00a3c775" style:font-style-asian="italic" style:font-style-complex="italic"/>
    </style:style>
    <style:style style:name="T49" style:family="text">
      <style:text-properties fo:font-style="italic" officeooo:rsid="0064366a" style:font-style-asian="italic" style:font-style-complex="italic"/>
    </style:style>
    <style:style style:name="T50" style:family="text">
      <style:text-properties fo:font-style="italic" officeooo:rsid="0065ca5c" style:font-style-asian="italic" style:font-style-complex="italic"/>
    </style:style>
    <style:style style:name="T51" style:family="text">
      <style:text-properties officeooo:rsid="002e6cc0"/>
    </style:style>
    <style:style style:name="T52" style:family="text">
      <style:text-properties officeooo:rsid="0035c2a0"/>
    </style:style>
    <style:style style:name="T53" style:family="text">
      <style:text-properties officeooo:rsid="0036011d"/>
    </style:style>
    <style:style style:name="T54" style:family="text">
      <style:text-properties officeooo:rsid="00374368"/>
    </style:style>
    <style:style style:name="T55" style:family="text">
      <style:text-properties officeooo:rsid="00389b16"/>
    </style:style>
    <style:style style:name="T56" style:family="text">
      <style:text-properties officeooo:rsid="004fc07c"/>
    </style:style>
    <style:style style:name="T57" style:family="text">
      <style:text-properties officeooo:rsid="00530b5d"/>
    </style:style>
    <style:style style:name="T58" style:family="text">
      <style:text-properties officeooo:rsid="0058f133"/>
    </style:style>
    <style:style style:name="T59" style:family="text">
      <style:text-properties officeooo:rsid="00620e04"/>
    </style:style>
    <style:style style:name="T60" style:family="text">
      <style:text-properties officeooo:rsid="00633361"/>
    </style:style>
    <style:style style:name="T61" style:family="text">
      <style:text-properties fo:font-variant="small-caps"/>
    </style:style>
    <style:style style:name="T62" style:family="text">
      <style:text-properties fo:font-variant="small-caps" fo:color="#000000" loext:opacity="100%"/>
    </style:style>
    <style:style style:name="T63" style:family="text">
      <style:text-properties fo:font-variant="small-caps"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64" style:family="text">
      <style:text-properties fo:font-variant="small-caps" fo:color="#000000" loext:opacity="100%" style:font-name="Linux Libertine S.O.Cist.1" fo:font-size="12pt" fo:language="la" fo:country="VA" style:font-size-asian="12pt" style:language-asian="zh" style:country-asian="CN" style:language-complex="hi" style:country-complex="IN"/>
    </style:style>
    <style:style style:name="T65" style:family="text">
      <style:text-properties fo:font-variant="small-caps" fo:color="#000000" loext:opacity="100%" officeooo:rsid="00752f20"/>
    </style:style>
    <style:style style:name="T66" style:family="text">
      <style:text-properties fo:font-variant="small-caps" fo:color="#000000" loext:opacity="100%" officeooo:rsid="007d3c2f"/>
    </style:style>
    <style:style style:name="T67" style:family="text">
      <style:text-properties fo:font-variant="small-caps" fo:color="#000000" loext:opacity="100%" officeooo:rsid="00a89abb"/>
    </style:style>
    <style:style style:name="T68" style:family="text">
      <style:text-properties fo:font-variant="small-caps" fo:color="#000000" loext:opacity="100%" officeooo:rsid="007f1fc8"/>
    </style:style>
    <style:style style:name="T69" style:family="text">
      <style:text-properties fo:font-variant="small-caps" style:font-name="Linux Libertine S.O.Cist.1" fo:font-size="12pt" fo:font-style="normal" style:font-size-asian="12pt" style:font-style-asian="normal" style:font-size-complex="12pt" style:font-style-complex="normal"/>
    </style:style>
    <style:style style:name="T70" style:family="text">
      <style:text-properties fo:font-variant="small-caps" style:font-name="Linux Libertine S.O.Cist.1" fo:font-size="12pt" fo:font-style="normal" officeooo:rsid="00448bd9" style:font-size-asian="12pt" style:font-style-asian="normal" style:font-size-complex="12pt" style:font-style-complex="normal"/>
    </style:style>
    <style:style style:name="T71" style:family="text">
      <style:text-properties fo:font-variant="small-caps" style:font-name="Linux Libertine S.O.Cist.1" fo:font-size="12pt" fo:font-style="normal" officeooo:rsid="0020acde" style:font-size-asian="12pt" style:font-style-asian="normal" style:font-size-complex="12pt" style:font-style-complex="normal"/>
    </style:style>
    <style:style style:name="T72" style:family="text">
      <style:text-properties fo:font-variant="small-caps" style:font-name="Linux Libertine S.O.Cist.1" fo:font-size="12pt" fo:font-style="normal" officeooo:rsid="00bc41a4" style:font-size-asian="12pt" style:font-style-asian="normal" style:font-size-complex="12pt" style:font-style-complex="normal"/>
    </style:style>
    <style:style style:name="T73" style:family="text">
      <style:text-properties fo:font-variant="small-caps" style:font-name="Linux Libertine S.O.Cist.1" fo:font-size="12pt" fo:font-style="normal" officeooo:rsid="002335fa" style:font-size-asian="12pt" style:font-style-asian="normal" style:font-style-complex="normal"/>
    </style:style>
    <style:style style:name="T74" style:family="text">
      <style:text-properties fo:font-variant="small-caps" style:font-name="Linux Libertine S.O.Cist.1" fo:font-size="12pt" fo:font-style="normal" officeooo:rsid="002fe813" style:font-size-asian="12pt" style:font-style-asian="normal" style:font-style-complex="normal"/>
    </style:style>
    <style:style style:name="T75" style:family="text">
      <style:text-properties fo:font-variant="small-caps" style:font-name="Linux Libertine S.O.Cist.1" fo:font-size="12pt" fo:font-style="normal" officeooo:rsid="00566f35" style:font-size-asian="12pt" style:font-style-asian="normal" style:font-style-complex="normal"/>
    </style:style>
    <style:style style:name="T76" style:family="text">
      <style:text-properties fo:font-variant="small-caps" style:font-name="Linux Libertine S.O.Cist.1" fo:font-size="12pt" fo:font-style="normal" officeooo:rsid="005947b1" style:font-size-asian="12pt" style:font-style-asian="normal" style:font-style-complex="normal"/>
    </style:style>
    <style:style style:name="T77" style:family="text">
      <style:text-properties fo:font-variant="small-caps" style:font-name="Linux Libertine S.O.Cist.1" fo:font-size="12pt" style:font-size-asian="12pt"/>
    </style:style>
    <style:style style:name="T78" style:family="text">
      <style:text-properties fo:font-variant="small-caps" style:font-name="Linux Libertine S.O.Cist.1" fo:font-size="12pt" style:font-size-asian="12pt" style:font-size-complex="12pt"/>
    </style:style>
    <style:style style:name="T79" style:family="text">
      <style:text-properties fo:font-variant="small-caps" style:font-name="Linux Libertine S.O.Cist.1" fo:font-size="12pt" officeooo:rsid="002335fa" style:font-size-asian="12pt" style:font-size-complex="12pt"/>
    </style:style>
    <style:style style:name="T80" style:family="text">
      <style:text-properties fo:font-variant="small-caps" style:font-name="Linux Libertine S.O.Cist.1" fo:font-size="12pt" officeooo:rsid="00447de6" style:font-size-asian="12pt" style:font-size-complex="12pt"/>
    </style:style>
    <style:style style:name="T81" style:family="text">
      <style:text-properties fo:font-variant="small-caps" style:font-name="Linux Libertine S.O.Cist.1" fo:font-size="12pt" officeooo:rsid="00aa7177" style:font-size-asian="12pt" style:font-size-complex="12pt"/>
    </style:style>
    <style:style style:name="T82" style:family="text">
      <style:text-properties fo:font-variant="small-caps" style:font-name="Linux Libertine S.O.Cist.1" fo:font-size="12pt" officeooo:rsid="0026759e" style:font-size-asian="12pt" style:font-size-complex="12pt"/>
    </style:style>
    <style:style style:name="T83" style:family="text">
      <style:text-properties fo:font-variant="small-caps" style:font-name="Linux Libertine S.O.Cist.1" fo:font-size="12pt" officeooo:rsid="008dc125" style:font-size-asian="12pt" style:font-size-complex="12pt"/>
    </style:style>
    <style:style style:name="T84" style:family="text">
      <style:text-properties fo:font-variant="small-caps" style:font-name="Linux Libertine S.O.Cist.1" fo:font-size="12pt" officeooo:rsid="0020acde" style:font-size-asian="12pt" style:font-size-complex="12pt"/>
    </style:style>
    <style:style style:name="T85" style:family="text">
      <style:text-properties fo:font-variant="small-caps" style:font-name="Linux Libertine S.O.Cist.1" fo:font-size="12pt" officeooo:rsid="0048bdbe" style:font-size-asian="12pt" style:font-size-complex="12pt"/>
    </style:style>
    <style:style style:name="T86" style:family="text">
      <style:text-properties fo:font-variant="small-caps" style:font-name="Linux Libertine S.O.Cist.1" fo:font-size="12pt" officeooo:rsid="002335fa" style:font-size-asian="12pt"/>
    </style:style>
    <style:style style:name="T87" style:family="text">
      <style:text-properties fo:font-variant="small-caps" style:font-name="Linux Libertine S.O.Cist.1" fo:font-size="12pt" officeooo:rsid="002c4f4e" style:font-size-asian="12pt"/>
    </style:style>
    <style:style style:name="T88" style:family="text">
      <style:text-properties fo:font-variant="small-caps" style:font-name="Linux Libertine S.O.Cist.1" fo:font-size="12pt" officeooo:rsid="00221518" style:font-size-asian="12pt"/>
    </style:style>
    <style:style style:name="T89" style:family="text">
      <style:text-properties fo:font-variant="small-caps" style:font-name="Linux Libertine S.O.Cist.1" fo:font-size="12pt" officeooo:rsid="002e6cc0" style:font-size-asian="12pt"/>
    </style:style>
    <style:style style:name="T90" style:family="text">
      <style:text-properties fo:font-variant="small-caps" style:font-name="Linux Libertine S.O.Cist.1" fo:font-size="12pt" fo:language="cs" fo:country="CZ" style:font-size-asian="12pt" style:language-asian="zh" style:country-asian="CN" style:language-complex="hi" style:country-complex="IN"/>
    </style:style>
    <style:style style:name="T91" style:family="text">
      <style:text-properties fo:font-variant="small-caps" style:font-name="Linux Libertine S.O.Cist.1" fo:language="la" fo:country="VA" style:language-asian="zh" style:country-asian="CN" style:language-complex="hi" style:country-complex="IN"/>
    </style:style>
    <style:style style:name="T92" style:family="text">
      <style:text-properties fo:font-variant="small-caps" officeooo:rsid="007d3c2f"/>
    </style:style>
    <style:style style:name="T93" style:family="text">
      <style:text-properties fo:font-variant="small-caps" officeooo:rsid="007f1fc8"/>
    </style:style>
    <style:style style:name="T94" style:family="text">
      <style:text-properties fo:font-variant="small-caps" officeooo:rsid="0092f807"/>
    </style:style>
    <style:style style:name="T95" style:family="text">
      <style:text-properties fo:font-variant="small-caps" officeooo:rsid="00a28ad5"/>
    </style:style>
    <style:style style:name="T96" style:family="text">
      <style:text-properties fo:font-variant="small-caps" officeooo:rsid="00620e04"/>
    </style:style>
    <style:style style:name="T97" style:family="text">
      <style:text-properties fo:font-variant="small-caps" style:font-name="Linux Libertine S.O.Cist.2" fo:font-size="12pt" fo:language="cs" fo:country="CZ" officeooo:rsid="0067414b" style:font-size-asian="12pt" style:font-size-complex="12pt"/>
    </style:style>
    <style:style style:name="T98" style:family="text">
      <style:text-properties fo:font-variant="small-caps" style:font-name="Linux Libertine S.O.Cist.2" fo:font-size="12pt" fo:language="cs" fo:country="CZ" officeooo:rsid="019783c5" style:font-size-asian="12pt" style:font-size-complex="12pt"/>
    </style:style>
    <style:style style:name="T99" style:family="text">
      <style:text-properties fo:font-variant="small-caps" fo:language="la" fo:country="VA" style:language-asian="zh" style:country-asian="CN" style:language-complex="hi" style:country-complex="IN"/>
    </style:style>
    <style:style style:name="T100" style:family="text">
      <style:text-properties fo:font-variant="small-caps" fo:color="#00000a" loext:opacity="100%" style:font-name="Linux Libertine S.O.Cist.1" fo:font-size="12pt" fo:language="cs" fo:country="CZ" fo:font-style="normal" officeooo:rsid="00b8d1e6" style:font-name-asian="SimSun" style:font-size-asian="12pt" style:language-asian="zh" style:country-asian="CN" style:font-style-asian="normal" style:font-name-complex="Lucida Sans" style:font-size-complex="12pt" style:language-complex="hi" style:country-complex="IN" style:font-style-complex="normal"/>
    </style:style>
    <style:style style:name="T101" style:family="text">
      <style:text-properties fo:font-variant="small-caps" officeooo:rsid="00bb890b"/>
    </style:style>
    <style:style style:name="T102" style:family="text">
      <style:text-properties style:font-name="Linux Libertine S.O.Cist.1" fo:font-size="12pt" fo:font-style="normal" style:font-size-asian="12pt" style:font-style-asian="normal" style:font-size-complex="12pt" style:font-style-complex="normal"/>
    </style:style>
    <style:style style:name="T103" style:family="text">
      <style:text-properties style:font-name="Linux Libertine S.O.Cist.1" fo:font-size="12pt" fo:font-style="normal" officeooo:rsid="003427a5" style:font-size-asian="12pt" style:font-style-asian="normal" style:font-size-complex="12pt" style:font-style-complex="normal"/>
    </style:style>
    <style:style style:name="T104" style:family="text">
      <style:text-properties style:font-name="Linux Libertine S.O.Cist.1" fo:font-size="12pt" fo:font-style="normal" officeooo:rsid="0023eff6" style:font-size-asian="12pt" style:font-style-asian="normal" style:font-size-complex="12pt" style:font-style-complex="normal"/>
    </style:style>
    <style:style style:name="T105" style:family="text">
      <style:text-properties style:font-name="Linux Libertine S.O.Cist.1" fo:font-size="12pt" fo:font-style="normal" officeooo:rsid="00343889" style:font-size-asian="12pt" style:font-style-asian="normal" style:font-size-complex="12pt" style:font-style-complex="normal"/>
    </style:style>
    <style:style style:name="T106" style:family="text">
      <style:text-properties style:font-name="Linux Libertine S.O.Cist.1" fo:font-size="12pt" fo:font-style="normal" officeooo:rsid="0024c07e" style:font-size-asian="12pt" style:font-style-asian="normal" style:font-size-complex="12pt" style:font-style-complex="normal"/>
    </style:style>
    <style:style style:name="T107" style:family="text">
      <style:text-properties style:font-name="Linux Libertine S.O.Cist.1" fo:font-size="12pt" fo:font-style="normal" officeooo:rsid="00448bd9" style:font-size-asian="12pt" style:font-style-asian="normal" style:font-size-complex="12pt" style:font-style-complex="normal"/>
    </style:style>
    <style:style style:name="T108" style:family="text">
      <style:text-properties style:font-name="Linux Libertine S.O.Cist.1" fo:font-size="12pt" fo:font-style="normal" officeooo:rsid="0046972c" style:font-size-asian="12pt" style:font-style-asian="normal" style:font-size-complex="12pt" style:font-style-complex="normal"/>
    </style:style>
    <style:style style:name="T109" style:family="text">
      <style:text-properties style:font-name="Linux Libertine S.O.Cist.1" fo:font-size="12pt" fo:font-style="normal" officeooo:rsid="0044c2ab" style:font-size-asian="12pt" style:font-style-asian="normal" style:font-size-complex="12pt" style:font-style-complex="normal"/>
    </style:style>
    <style:style style:name="T110" style:family="text">
      <style:text-properties style:font-name="Linux Libertine S.O.Cist.1" fo:font-size="12pt" fo:font-style="normal" officeooo:rsid="0046af0a" style:font-size-asian="12pt" style:font-style-asian="normal" style:font-size-complex="12pt" style:font-style-complex="normal"/>
    </style:style>
    <style:style style:name="T111" style:family="text">
      <style:text-properties style:font-name="Linux Libertine S.O.Cist.1" fo:font-size="12pt" fo:font-style="normal" officeooo:rsid="00489a02" style:font-size-asian="12pt" style:font-style-asian="normal" style:font-size-complex="12pt" style:font-style-complex="normal"/>
    </style:style>
    <style:style style:name="T112" style:family="text">
      <style:text-properties style:font-name="Linux Libertine S.O.Cist.1" fo:font-size="12pt" fo:font-style="normal" officeooo:rsid="0071a1ec" style:font-size-asian="12pt" style:font-style-asian="normal" style:font-size-complex="12pt" style:font-style-complex="normal"/>
    </style:style>
    <style:style style:name="T113" style:family="text">
      <style:text-properties style:font-name="Linux Libertine S.O.Cist.1" fo:font-size="12pt" fo:font-style="normal" officeooo:rsid="00893846" style:font-size-asian="12pt" style:font-style-asian="normal" style:font-size-complex="12pt" style:font-style-complex="normal"/>
    </style:style>
    <style:style style:name="T114" style:family="text">
      <style:text-properties style:font-name="Linux Libertine S.O.Cist.1" fo:font-size="12pt" fo:font-style="normal" officeooo:rsid="00a714d8" style:font-size-asian="12pt" style:font-style-asian="normal" style:font-size-complex="12pt" style:font-style-complex="normal"/>
    </style:style>
    <style:style style:name="T115" style:family="text">
      <style:text-properties style:font-name="Linux Libertine S.O.Cist.1" fo:font-size="12pt" fo:font-style="normal" officeooo:rsid="0020acde" style:font-size-asian="12pt" style:font-style-asian="normal" style:font-size-complex="12pt" style:font-style-complex="normal"/>
    </style:style>
    <style:style style:name="T116" style:family="text">
      <style:text-properties style:font-name="Linux Libertine S.O.Cist.1" fo:font-size="12pt" fo:font-style="normal" officeooo:rsid="00afbcad" style:font-size-asian="12pt" style:font-style-asian="normal" style:font-size-complex="12pt" style:font-style-complex="normal"/>
    </style:style>
    <style:style style:name="T117" style:family="text">
      <style:text-properties style:font-name="Linux Libertine S.O.Cist.1" fo:font-size="12pt" fo:font-style="normal" officeooo:rsid="00b27258" style:font-size-asian="12pt" style:font-style-asian="normal" style:font-size-complex="12pt" style:font-style-complex="normal"/>
    </style:style>
    <style:style style:name="T118" style:family="text">
      <style:text-properties style:font-name="Linux Libertine S.O.Cist.1" fo:font-size="12pt" fo:font-style="normal" officeooo:rsid="00b8d1e6" style:font-size-asian="12pt" style:font-style-asian="normal" style:font-size-complex="12pt" style:font-style-complex="normal"/>
    </style:style>
    <style:style style:name="T119" style:family="text">
      <style:text-properties style:font-name="Linux Libertine S.O.Cist.1" fo:font-size="12pt" fo:font-style="normal" style:font-size-asian="12pt" style:font-style-asian="normal" style:font-style-complex="normal"/>
    </style:style>
    <style:style style:name="T120" style:family="text">
      <style:text-properties style:font-name="Linux Libertine S.O.Cist.1" fo:font-size="12pt" fo:font-style="normal" officeooo:rsid="00389b16" style:font-size-asian="12pt" style:font-style-asian="normal" style:font-style-complex="normal"/>
    </style:style>
    <style:style style:name="T121" style:family="text">
      <style:text-properties style:font-name="Linux Libertine S.O.Cist.1" fo:font-size="12pt" fo:font-style="normal" officeooo:rsid="00729844" style:font-size-asian="12pt" style:font-style-asian="normal" style:font-style-complex="normal"/>
    </style:style>
    <style:style style:name="T122" style:family="text">
      <style:text-properties style:font-name="Linux Libertine S.O.Cist.1" fo:font-size="12pt" fo:font-style="normal" officeooo:rsid="00a714d8" style:font-size-asian="12pt" style:font-style-asian="normal" style:font-style-complex="normal"/>
    </style:style>
    <style:style style:name="T123" style:family="text">
      <style:text-properties style:font-name="Linux Libertine S.O.Cist.1" fo:font-size="12pt" fo:font-style="normal" officeooo:rsid="002fe813" style:font-size-asian="12pt" style:font-style-asian="normal" style:font-style-complex="normal"/>
    </style:style>
    <style:style style:name="T124" style:family="text">
      <style:text-properties style:font-name="Linux Libertine S.O.Cist.1" fo:font-size="12pt" fo:font-style="normal" officeooo:rsid="008fad1e" style:font-size-asian="12pt" style:font-style-asian="normal" style:font-style-complex="normal"/>
    </style:style>
    <style:style style:name="T125" style:family="text">
      <style:text-properties style:font-name="Linux Libertine S.O.Cist.1" fo:font-size="12pt" fo:font-style="normal" officeooo:rsid="0030dd24" style:font-size-asian="12pt" style:font-style-asian="normal" style:font-style-complex="normal"/>
    </style:style>
    <style:style style:name="T126" style:family="text">
      <style:text-properties style:font-name="Linux Libertine S.O.Cist.1" fo:font-size="12pt" fo:font-style="normal" officeooo:rsid="00566f35" style:font-size-asian="12pt" style:font-style-asian="normal" style:font-style-complex="normal"/>
    </style:style>
    <style:style style:name="T127" style:family="text">
      <style:text-properties style:font-name="Linux Libertine S.O.Cist.1" fo:font-size="12pt" fo:font-style="normal" officeooo:rsid="00576c4e" style:font-size-asian="12pt" style:font-style-asian="normal" style:font-style-complex="normal"/>
    </style:style>
    <style:style style:name="T128" style:family="text">
      <style:text-properties style:font-name="Linux Libertine S.O.Cist.1" fo:font-size="12pt" fo:font-style="normal" officeooo:rsid="005947b1" style:font-size-asian="12pt" style:font-style-asian="normal" style:font-style-complex="normal"/>
    </style:style>
    <style:style style:name="T129" style:family="text">
      <style:text-properties style:font-name="Linux Libertine S.O.Cist.1" fo:font-size="12pt" fo:font-style="normal" officeooo:rsid="00598f80" style:font-size-asian="12pt" style:font-style-asian="normal" style:font-style-complex="normal"/>
    </style:style>
    <style:style style:name="T130" style:family="text">
      <style:text-properties style:font-name="Linux Libertine S.O.Cist.1" fo:font-size="12pt" fo:font-style="normal" officeooo:rsid="00b27258" style:font-size-asian="12pt" style:font-style-asian="normal" style:font-style-complex="normal"/>
    </style:style>
    <style:style style:name="T131" style:family="text">
      <style:text-properties style:font-name="Linux Libertine S.O.Cist.1" fo:font-size="12pt" fo:font-style="normal" officeooo:rsid="00b9f7eb" style:font-size-asian="12pt" style:font-style-asian="normal" style:font-style-complex="normal"/>
    </style:style>
    <style:style style:name="T132" style:family="text">
      <style:text-properties style:font-name="Linux Libertine S.O.Cist.1" fo:font-size="12pt" fo:font-style="normal" officeooo:rsid="00bddd79" style:font-size-asian="12pt" style:font-style-asian="normal" style:font-style-complex="normal"/>
    </style:style>
    <style:style style:name="T133" style:family="text">
      <style:text-properties style:font-name="Linux Libertine S.O.Cist.1" fo:font-size="12pt" fo:font-style="normal" fo:font-weight="normal" style:font-size-asian="12pt" style:font-style-asian="normal" style:font-weight-asian="normal" style:font-size-complex="12pt" style:font-style-complex="normal" style:font-weight-complex="normal"/>
    </style:style>
    <style:style style:name="T134" style:family="text">
      <style:text-properties style:font-name="Linux Libertine S.O.Cist.1" fo:font-size="12pt" fo:font-style="normal" style:text-underline-style="none" officeooo:rsid="00ac11a3" style:font-size-asian="12pt" style:font-style-asian="normal" style:font-size-complex="12pt" style:font-style-complex="normal"/>
    </style:style>
    <style:style style:name="T135" style:family="text">
      <style:text-properties style:font-name="Linux Libertine S.O.Cist.1" fo:font-size="12pt" fo:font-style="italic" style:font-size-asian="12pt" style:font-style-asian="italic" style:font-size-complex="12pt" style:font-style-complex="italic"/>
    </style:style>
    <style:style style:name="T136" style:family="text">
      <style:text-properties style:font-name="Linux Libertine S.O.Cist.1" fo:font-size="12pt" fo:font-style="italic" officeooo:rsid="0032a73f" style:font-size-asian="12pt" style:font-style-asian="italic" style:font-size-complex="12pt" style:font-style-complex="italic"/>
    </style:style>
    <style:style style:name="T137" style:family="text">
      <style:text-properties style:font-name="Linux Libertine S.O.Cist.1" fo:font-size="12pt" fo:font-style="italic" officeooo:rsid="00343889" style:font-size-asian="12pt" style:font-style-asian="italic" style:font-size-complex="12pt" style:font-style-complex="italic"/>
    </style:style>
    <style:style style:name="T138" style:family="text">
      <style:text-properties style:font-name="Linux Libertine S.O.Cist.1" fo:font-size="12pt" fo:font-style="italic" officeooo:rsid="00893846" style:font-size-asian="12pt" style:font-style-asian="italic" style:font-size-complex="12pt" style:font-style-complex="italic"/>
    </style:style>
    <style:style style:name="T139" style:family="text">
      <style:text-properties style:font-name="Linux Libertine S.O.Cist.1" fo:font-size="12pt" fo:font-style="italic" officeooo:rsid="008a97b5" style:font-size-asian="12pt" style:font-style-asian="italic" style:font-size-complex="12pt" style:font-style-complex="italic"/>
    </style:style>
    <style:style style:name="T140" style:family="text">
      <style:text-properties style:font-name="Linux Libertine S.O.Cist.1" fo:font-size="12pt" fo:font-style="italic" officeooo:rsid="008c6966" style:font-size-asian="12pt" style:font-style-asian="italic" style:font-size-complex="12pt" style:font-style-complex="italic"/>
    </style:style>
    <style:style style:name="T141" style:family="text">
      <style:text-properties style:font-name="Linux Libertine S.O.Cist.1" fo:font-size="12pt" fo:font-style="italic" officeooo:rsid="00afbcad" style:font-size-asian="12pt" style:font-style-asian="italic" style:font-size-complex="12pt" style:font-style-complex="italic"/>
    </style:style>
    <style:style style:name="T142" style:family="text">
      <style:text-properties style:font-name="Linux Libertine S.O.Cist.1" fo:font-size="12pt" fo:font-style="italic" officeooo:rsid="00bc41a4" style:font-size-asian="12pt" style:font-style-asian="italic" style:font-size-complex="12pt" style:font-style-complex="italic"/>
    </style:style>
    <style:style style:name="T143" style:family="text">
      <style:text-properties style:font-name="Linux Libertine S.O.Cist.1" fo:font-size="12pt" fo:font-style="italic" officeooo:rsid="0048e2b5" style:font-size-asian="12pt" style:font-style-asian="italic" style:font-size-complex="12pt" style:font-style-complex="italic"/>
    </style:style>
    <style:style style:name="T144" style:family="text">
      <style:text-properties style:font-name="Linux Libertine S.O.Cist.1" fo:font-size="12pt" fo:font-style="italic" officeooo:rsid="004dd503" style:font-size-asian="12pt" style:font-style-asian="italic" style:font-size-complex="12pt" style:font-style-complex="italic"/>
    </style:style>
    <style:style style:name="T145" style:family="text">
      <style:text-properties style:font-name="Linux Libertine S.O.Cist.1" fo:font-size="12pt" fo:font-style="italic" officeooo:rsid="006154fb" style:font-size-asian="12pt" style:font-style-asian="italic" style:font-size-complex="12pt" style:font-style-complex="italic"/>
    </style:style>
    <style:style style:name="T146" style:family="text">
      <style:text-properties style:font-name="Linux Libertine S.O.Cist.1" fo:font-size="12pt" fo:font-style="italic" style:font-size-asian="12pt" style:font-style-asian="italic" style:font-style-complex="italic"/>
    </style:style>
    <style:style style:name="T147" style:family="text">
      <style:text-properties style:font-name="Linux Libertine S.O.Cist.1" fo:font-size="12pt" fo:font-style="italic" officeooo:rsid="0035c2a0" style:font-size-asian="12pt" style:font-style-asian="italic" style:font-style-complex="italic"/>
    </style:style>
    <style:style style:name="T148" style:family="text">
      <style:text-properties style:font-name="Linux Libertine S.O.Cist.1" fo:font-size="12pt" fo:font-style="italic" officeooo:rsid="00389b16" style:font-size-asian="12pt" style:font-style-asian="italic" style:font-style-complex="italic"/>
    </style:style>
    <style:style style:name="T149" style:family="text">
      <style:text-properties style:font-name="Linux Libertine S.O.Cist.1" fo:font-size="12pt" fo:font-style="italic" officeooo:rsid="0036011d" style:font-size-asian="12pt" style:font-style-asian="italic" style:font-style-complex="italic"/>
    </style:style>
    <style:style style:name="T150" style:family="text">
      <style:text-properties style:font-name="Linux Libertine S.O.Cist.1" fo:font-size="12pt" fo:font-style="italic" officeooo:rsid="00c7a136" style:font-size-asian="12pt" style:font-style-asian="italic" style:font-style-complex="italic"/>
    </style:style>
    <style:style style:name="T151" style:family="text">
      <style:text-properties style:font-name="Linux Libertine S.O.Cist.1" fo:font-size="12pt" style:font-size-asian="12pt"/>
    </style:style>
    <style:style style:name="T152" style:family="text">
      <style:text-properties style:font-name="Linux Libertine S.O.Cist.1" fo:font-size="12pt" style:font-size-asian="12pt" style:font-size-complex="12pt"/>
    </style:style>
    <style:style style:name="T153" style:family="text">
      <style:text-properties style:font-name="Linux Libertine S.O.Cist.1" fo:font-size="12pt" officeooo:rsid="002335fa" style:font-size-asian="12pt" style:font-size-complex="12pt"/>
    </style:style>
    <style:style style:name="T154" style:family="text">
      <style:text-properties style:font-name="Linux Libertine S.O.Cist.1" fo:font-size="12pt" officeooo:rsid="0032a73f" style:font-size-asian="12pt" style:font-size-complex="12pt"/>
    </style:style>
    <style:style style:name="T155" style:family="text">
      <style:text-properties style:font-name="Linux Libertine S.O.Cist.1" fo:font-size="12pt" officeooo:rsid="003427a5" style:font-size-asian="12pt" style:font-size-complex="12pt"/>
    </style:style>
    <style:style style:name="T156" style:family="text">
      <style:text-properties style:font-name="Linux Libertine S.O.Cist.1" fo:font-size="12pt" officeooo:rsid="00343889" style:font-size-asian="12pt" style:font-size-complex="12pt"/>
    </style:style>
    <style:style style:name="T157" style:family="text">
      <style:text-properties style:font-name="Linux Libertine S.O.Cist.1" fo:font-size="12pt" officeooo:rsid="002748a9" style:font-size-asian="12pt" style:font-size-complex="12pt"/>
    </style:style>
    <style:style style:name="T158" style:family="text">
      <style:text-properties style:font-name="Linux Libertine S.O.Cist.1" fo:font-size="12pt" officeooo:rsid="00447de6" style:font-size-asian="12pt" style:font-size-complex="12pt"/>
    </style:style>
    <style:style style:name="T159" style:family="text">
      <style:text-properties style:font-name="Linux Libertine S.O.Cist.1" fo:font-size="12pt" officeooo:rsid="003e32d5" style:font-size-asian="12pt" style:font-size-complex="12pt"/>
    </style:style>
    <style:style style:name="T160" style:family="text">
      <style:text-properties style:font-name="Linux Libertine S.O.Cist.1" fo:font-size="12pt" officeooo:rsid="003cf690" style:font-size-asian="12pt" style:font-size-complex="12pt"/>
    </style:style>
    <style:style style:name="T161" style:family="text">
      <style:text-properties style:font-name="Linux Libertine S.O.Cist.1" fo:font-size="12pt" officeooo:rsid="003f4627" style:font-size-asian="12pt" style:font-size-complex="12pt"/>
    </style:style>
    <style:style style:name="T162" style:family="text">
      <style:text-properties style:font-name="Linux Libertine S.O.Cist.1" fo:font-size="12pt" officeooo:rsid="005d3de4" style:font-size-asian="12pt" style:font-size-complex="12pt"/>
    </style:style>
    <style:style style:name="T163" style:family="text">
      <style:text-properties style:font-name="Linux Libertine S.O.Cist.1" fo:font-size="12pt" officeooo:rsid="0041c3b8" style:font-size-asian="12pt" style:font-size-complex="12pt"/>
    </style:style>
    <style:style style:name="T164" style:family="text">
      <style:text-properties style:font-name="Linux Libertine S.O.Cist.1" fo:font-size="12pt" officeooo:rsid="0041d5bb" style:font-size-asian="12pt" style:font-size-complex="12pt"/>
    </style:style>
    <style:style style:name="T165" style:family="text">
      <style:text-properties style:font-name="Linux Libertine S.O.Cist.1" fo:font-size="12pt" officeooo:rsid="0042bac8" style:font-size-asian="12pt" style:font-size-complex="12pt"/>
    </style:style>
    <style:style style:name="T166" style:family="text">
      <style:text-properties style:font-name="Linux Libertine S.O.Cist.1" fo:font-size="12pt" officeooo:rsid="004689a4" style:font-size-asian="12pt" style:font-size-complex="12pt"/>
    </style:style>
    <style:style style:name="T167" style:family="text">
      <style:text-properties style:font-name="Linux Libertine S.O.Cist.1" fo:font-size="12pt" officeooo:rsid="00729844" style:font-size-asian="12pt" style:font-size-complex="12pt"/>
    </style:style>
    <style:style style:name="T168" style:family="text">
      <style:text-properties style:font-name="Linux Libertine S.O.Cist.1" fo:font-size="12pt" officeooo:rsid="00893846" style:font-size-asian="12pt" style:font-size-complex="12pt"/>
    </style:style>
    <style:style style:name="T169" style:family="text">
      <style:text-properties style:font-name="Linux Libertine S.O.Cist.1" fo:font-size="12pt" officeooo:rsid="008a97b5" style:font-size-asian="12pt" style:font-size-complex="12pt"/>
    </style:style>
    <style:style style:name="T170" style:family="text">
      <style:text-properties style:font-name="Linux Libertine S.O.Cist.1" fo:font-size="12pt" officeooo:rsid="00a714d8" style:font-size-asian="12pt" style:font-size-complex="12pt"/>
    </style:style>
    <style:style style:name="T171" style:family="text">
      <style:text-properties style:font-name="Linux Libertine S.O.Cist.1" fo:font-size="12pt" officeooo:rsid="0071a1ec" style:font-size-asian="12pt" style:font-size-complex="12pt"/>
    </style:style>
    <style:style style:name="T172" style:family="text">
      <style:text-properties style:font-name="Linux Libertine S.O.Cist.1" fo:font-size="12pt" officeooo:rsid="00a9a482" style:font-size-asian="12pt" style:font-size-complex="12pt"/>
    </style:style>
    <style:style style:name="T173" style:family="text">
      <style:text-properties style:font-name="Linux Libertine S.O.Cist.1" fo:font-size="12pt" officeooo:rsid="00aa7177" style:font-size-asian="12pt" style:font-size-complex="12pt"/>
    </style:style>
    <style:style style:name="T174" style:family="text">
      <style:text-properties style:font-name="Linux Libertine S.O.Cist.1" fo:font-size="12pt" officeooo:rsid="00ac11a3" style:font-size-asian="12pt" style:font-size-complex="12pt"/>
    </style:style>
    <style:style style:name="T175" style:family="text">
      <style:text-properties style:font-name="Linux Libertine S.O.Cist.1" fo:font-size="12pt" officeooo:rsid="0026759e" style:font-size-asian="12pt" style:font-size-complex="12pt"/>
    </style:style>
    <style:style style:name="T176" style:family="text">
      <style:text-properties style:font-name="Linux Libertine S.O.Cist.1" fo:font-size="12pt" officeooo:rsid="0020acde" style:font-size-asian="12pt" style:font-size-complex="12pt"/>
    </style:style>
    <style:style style:name="T177" style:family="text">
      <style:text-properties style:font-name="Linux Libertine S.O.Cist.1" fo:font-size="12pt" officeooo:rsid="0028c743" style:font-size-asian="12pt" style:font-size-complex="12pt"/>
    </style:style>
    <style:style style:name="T178" style:family="text">
      <style:text-properties style:font-name="Linux Libertine S.O.Cist.1" fo:font-size="12pt" officeooo:rsid="00b8d1e6" style:font-size-asian="12pt" style:font-size-complex="12pt"/>
    </style:style>
    <style:style style:name="T179" style:family="text">
      <style:text-properties style:font-name="Linux Libertine S.O.Cist.1" fo:font-size="12pt" officeooo:rsid="00bddd79" style:font-size-asian="12pt" style:font-size-complex="12pt"/>
    </style:style>
    <style:style style:name="T180" style:family="text">
      <style:text-properties style:font-name="Linux Libertine S.O.Cist.1" fo:font-size="12pt" officeooo:rsid="0048bdbe" style:font-size-asian="12pt" style:font-size-complex="12pt"/>
    </style:style>
    <style:style style:name="T181" style:family="text">
      <style:text-properties style:font-name="Linux Libertine S.O.Cist.1" fo:font-size="12pt" officeooo:rsid="00c10c43" style:font-size-asian="12pt" style:font-size-complex="12pt"/>
    </style:style>
    <style:style style:name="T182" style:family="text">
      <style:text-properties style:font-name="Linux Libertine S.O.Cist.1" fo:font-size="12pt" officeooo:rsid="0048e2b5" style:font-size-asian="12pt" style:font-size-complex="12pt"/>
    </style:style>
    <style:style style:name="T183" style:family="text">
      <style:text-properties style:font-name="Linux Libertine S.O.Cist.1" fo:font-size="12pt" officeooo:rsid="00c21aa5" style:font-size-asian="12pt" style:font-size-complex="12pt"/>
    </style:style>
    <style:style style:name="T184" style:family="text">
      <style:text-properties style:font-name="Linux Libertine S.O.Cist.1" fo:font-size="12pt" officeooo:rsid="00c651a5" style:font-size-asian="12pt" style:font-size-complex="12pt"/>
    </style:style>
    <style:style style:name="T185" style:family="text">
      <style:text-properties style:font-name="Linux Libertine S.O.Cist.1" fo:font-size="12pt" officeooo:rsid="00c7a136" style:font-size-asian="12pt" style:font-size-complex="12pt"/>
    </style:style>
    <style:style style:name="T186" style:family="text">
      <style:text-properties style:font-name="Linux Libertine S.O.Cist.1" fo:font-size="12pt" officeooo:rsid="0020acde" style:font-size-asian="12pt"/>
    </style:style>
    <style:style style:name="T187" style:family="text">
      <style:text-properties style:font-name="Linux Libertine S.O.Cist.1" fo:font-size="12pt" officeooo:rsid="00221518" style:font-size-asian="12pt"/>
    </style:style>
    <style:style style:name="T188" style:family="text">
      <style:text-properties style:font-name="Linux Libertine S.O.Cist.1" fo:font-size="12pt" officeooo:rsid="0034edf2" style:font-size-asian="12pt"/>
    </style:style>
    <style:style style:name="T189" style:family="text">
      <style:text-properties style:font-name="Linux Libertine S.O.Cist.1" fo:font-size="12pt" officeooo:rsid="002cee19" style:font-size-asian="12pt"/>
    </style:style>
    <style:style style:name="T190" style:family="text">
      <style:text-properties style:font-name="Linux Libertine S.O.Cist.1" fo:font-size="12pt" officeooo:rsid="002e118e" style:font-size-asian="12pt"/>
    </style:style>
    <style:style style:name="T191" style:family="text">
      <style:text-properties style:font-name="Linux Libertine S.O.Cist.1" fo:font-size="12pt" officeooo:rsid="0035c2a0" style:font-size-asian="12pt"/>
    </style:style>
    <style:style style:name="T192" style:family="text">
      <style:text-properties style:font-name="Linux Libertine S.O.Cist.1" fo:font-size="12pt" officeooo:rsid="00389b16" style:font-size-asian="12pt"/>
    </style:style>
    <style:style style:name="T193" style:family="text">
      <style:text-properties style:font-name="Linux Libertine S.O.Cist.1" fo:font-size="12pt" officeooo:rsid="00729844" style:font-size-asian="12pt"/>
    </style:style>
    <style:style style:name="T194" style:family="text">
      <style:text-properties style:font-name="Linux Libertine S.O.Cist.1" fo:font-size="12pt" officeooo:rsid="008f94c4" style:font-size-asian="12pt"/>
    </style:style>
    <style:style style:name="T195" style:family="text">
      <style:text-properties style:font-name="Linux Libertine S.O.Cist.1" fo:font-size="12pt" officeooo:rsid="00ac11a3" style:font-size-asian="12pt"/>
    </style:style>
    <style:style style:name="T196" style:family="text">
      <style:text-properties style:font-name="Linux Libertine S.O.Cist.1" fo:font-size="12pt" officeooo:rsid="002e6cc0" style:font-size-asian="12pt"/>
    </style:style>
    <style:style style:name="T197" style:family="text">
      <style:text-properties style:font-name="Linux Libertine S.O.Cist.1" fo:font-size="12pt" officeooo:rsid="0036011d" style:font-size-asian="12pt"/>
    </style:style>
    <style:style style:name="T198" style:family="text">
      <style:text-properties style:font-name="Linux Libertine S.O.Cist.1" fo:font-size="12pt" officeooo:rsid="002fe813" style:font-size-asian="12pt"/>
    </style:style>
    <style:style style:name="T199" style:family="text">
      <style:text-properties style:font-name="Linux Libertine S.O.Cist.1" fo:font-size="12pt" officeooo:rsid="00c8385e" style:font-size-asian="12pt"/>
    </style:style>
    <style:style style:name="T200" style:family="text">
      <style:text-properties style:font-name="Linux Libertine S.O.Cist.1" fo:font-size="12pt" fo:language="la" fo:country="VA" style:font-size-asian="12pt" style:language-asian="zh" style:country-asian="CN" style:language-complex="hi" style:country-complex="IN"/>
    </style:style>
    <style:style style:name="T201" style:family="text">
      <style:text-properties style:font-name="Linux Libertine S.O.Cist.1" fo:font-size="12pt" fo:font-weight="normal" officeooo:rsid="00447de6" style:font-size-asian="12pt" style:font-weight-asian="normal" style:font-size-complex="12pt" style:font-weight-complex="normal"/>
    </style:style>
    <style:style style:name="T202" style:family="text">
      <style:text-properties style:font-name="Linux Libertine S.O.Cist.1" fo:font-size="12pt" fo:font-weight="normal" officeooo:rsid="004689a4" style:font-size-asian="12pt" style:font-weight-asian="normal" style:font-size-complex="12pt" style:font-weight-complex="normal"/>
    </style:style>
    <style:style style:name="T203" style:family="text">
      <style:text-properties style:font-name="Linux Libertine S.O.Cist.1" fo:font-size="12pt" fo:font-weight="normal" officeooo:rsid="00a714d8" style:font-size-asian="12pt" style:font-weight-asian="normal" style:font-size-complex="12pt" style:font-weight-complex="normal"/>
    </style:style>
    <style:style style:name="T204" style:family="text">
      <style:text-properties style:font-name="Linux Libertine S.O.Cist.1" fo:font-size="12pt" fo:language="cs" fo:country="CZ" style:font-size-asian="12pt" style:language-asian="zh" style:country-asian="CN" style:language-complex="hi" style:country-complex="IN"/>
    </style:style>
    <style:style style:name="T205" style:family="text">
      <style:text-properties style:font-name="Linux Libertine S.O.Cist.1" fo:font-size="12pt" fo:language="cs" fo:country="CZ" officeooo:rsid="0092f807" style:font-size-asian="12pt" style:language-asian="zh" style:country-asian="CN" style:language-complex="hi" style:country-complex="IN"/>
    </style:style>
    <style:style style:name="T206" style:family="text">
      <style:text-properties style:font-name="Linux Libertine S.O.Cist.1" fo:font-size="12pt" fo:language="cs" fo:country="CZ" officeooo:rsid="00bddd79" style:font-size-asian="12pt" style:language-asian="zh" style:country-asian="CN" style:language-complex="hi" style:country-complex="IN"/>
    </style:style>
    <style:style style:name="T207" style:family="text">
      <style:text-properties style:font-name="Linux Libertine S.O.Cist.1" fo:font-size="12pt" fo:language="cs" fo:country="CZ" officeooo:rsid="00a5e8f5" style:font-size-asian="12pt" style:language-asian="zh" style:country-asian="CN" style:language-complex="hi" style:country-complex="IN"/>
    </style:style>
    <style:style style:name="T208" style:family="text">
      <style:text-properties style:font-name="Linux Libertine S.O.Cist.1" fo:language="la" fo:country="VA" style:language-asian="zh" style:country-asian="CN" style:language-complex="hi" style:country-complex="IN"/>
    </style:style>
    <style:style style:name="T209" style:family="text">
      <style:text-properties style:font-name="Linux Libertine S.O.Cist.1" fo:font-size="10pt" officeooo:rsid="00c651a5" style:font-size-asian="12pt" style:font-size-complex="12pt"/>
    </style:style>
    <style:style style:name="T210" style:family="text">
      <style:text-properties fo:language="la" fo:country="VA" fo:font-weight="normal" style:language-asian="zh" style:country-asian="CN" style:font-weight-asian="normal" style:language-complex="hi" style:country-complex="IN" style:font-weight-complex="normal"/>
    </style:style>
    <style:style style:name="T211" style:family="text">
      <style:text-properties officeooo:rsid="0062114f"/>
    </style:style>
    <style:style style:name="T212" style:family="text">
      <style:text-properties officeooo:rsid="000f3e75"/>
    </style:style>
    <style:style style:name="T213" style:family="text">
      <style:text-properties officeooo:rsid="006d9126"/>
    </style:style>
    <style:style style:name="T214" style:family="text">
      <style:text-properties officeooo:rsid="007015a6"/>
    </style:style>
    <style:style style:name="T215" style:family="text">
      <style:text-properties officeooo:rsid="00729844"/>
    </style:style>
    <style:style style:name="T216" style:family="text">
      <style:text-properties officeooo:rsid="005e4ee0"/>
    </style:style>
    <style:style style:name="T217" style:family="text">
      <style:text-properties officeooo:rsid="00752f20"/>
    </style:style>
    <style:style style:name="T218" style:family="text">
      <style:text-properties officeooo:rsid="00772d3e"/>
    </style:style>
    <style:style style:name="T219" style:family="text">
      <style:text-properties officeooo:rsid="0078a9b0"/>
    </style:style>
    <style:style style:name="T220" style:family="text">
      <style:text-properties officeooo:rsid="007aa0da"/>
    </style:style>
    <style:style style:name="T221" style:family="text">
      <style:text-properties officeooo:rsid="007b8e71"/>
    </style:style>
    <style:style style:name="T222" style:family="text">
      <style:text-properties officeooo:rsid="007d3c2f"/>
    </style:style>
    <style:style style:name="T223" style:family="text">
      <style:text-properties officeooo:rsid="007f1fc8"/>
    </style:style>
    <style:style style:name="T224" style:family="text">
      <style:text-properties officeooo:rsid="00822b56"/>
    </style:style>
    <style:style style:name="T225" style:family="text">
      <style:text-properties officeooo:rsid="0082e4e0"/>
    </style:style>
    <style:style style:name="T226" style:family="text">
      <style:text-properties officeooo:rsid="00860356"/>
    </style:style>
    <style:style style:name="T227" style:family="text">
      <style:text-properties officeooo:rsid="0087326a"/>
    </style:style>
    <style:style style:name="T228" style:family="text">
      <style:text-properties officeooo:rsid="008f94c4"/>
    </style:style>
    <style:style style:name="T229" style:family="text">
      <style:text-properties officeooo:rsid="00907294"/>
    </style:style>
    <style:style style:name="T230" style:family="text">
      <style:text-properties officeooo:rsid="009122b3"/>
    </style:style>
    <style:style style:name="T231" style:family="text">
      <style:text-properties officeooo:rsid="00918e94"/>
    </style:style>
    <style:style style:name="T232" style:family="text">
      <style:text-properties officeooo:rsid="0092f807"/>
    </style:style>
    <style:style style:name="T233" style:family="text">
      <style:text-properties officeooo:rsid="0092f877"/>
    </style:style>
    <style:style style:name="T234" style:family="text">
      <style:text-properties officeooo:rsid="0094821f"/>
    </style:style>
    <style:style style:name="T235" style:family="text">
      <style:text-properties officeooo:rsid="00965d9d"/>
    </style:style>
    <style:style style:name="T236" style:family="text">
      <style:text-properties officeooo:rsid="00972a8b"/>
    </style:style>
    <style:style style:name="T237" style:family="text">
      <style:text-properties officeooo:rsid="00977879"/>
    </style:style>
    <style:style style:name="T238" style:family="text">
      <style:text-properties officeooo:rsid="00996654"/>
    </style:style>
    <style:style style:name="T239" style:family="text">
      <style:text-properties officeooo:rsid="009c2cc5"/>
    </style:style>
    <style:style style:name="T240" style:family="text">
      <style:text-properties officeooo:rsid="009d0d5e"/>
    </style:style>
    <style:style style:name="T241" style:family="text">
      <style:text-properties officeooo:rsid="00a08fac"/>
    </style:style>
    <style:style style:name="T242" style:family="text">
      <style:text-properties officeooo:rsid="00a28ad5"/>
    </style:style>
    <style:style style:name="T243" style:family="text">
      <style:text-properties officeooo:rsid="00a3c775"/>
    </style:style>
    <style:style style:name="T244" style:family="text">
      <style:text-properties fo:font-style="normal" officeooo:rsid="00a3c775" style:font-style-asian="normal" style:font-style-complex="normal"/>
    </style:style>
    <style:style style:name="T245" style:family="text">
      <style:text-properties officeooo:rsid="00a5e8f5"/>
    </style:style>
    <style:style style:name="T246" style:family="text">
      <style:text-properties officeooo:rsid="001ccffb"/>
    </style:style>
    <style:style style:name="T247" style:family="text">
      <style:text-properties style:font-name="Linux Libertine S.O.Cist.2" fo:font-size="12pt" fo:language="cs" fo:country="CZ" officeooo:rsid="0067414b" style:font-size-asian="12pt" style:font-size-complex="12pt"/>
    </style:style>
    <style:style style:name="T248" style:family="text">
      <style:text-properties style:font-name="Linux Libertine S.O.Cist.2" fo:font-size="12pt" fo:language="cs" fo:country="CZ" officeooo:rsid="006e5842" style:font-size-asian="12pt" style:font-size-complex="12pt"/>
    </style:style>
    <style:style style:name="T249" style:family="text">
      <style:text-properties style:font-name="Linux Libertine S.O.Cist.2" fo:font-size="12pt" fo:language="cs" fo:country="CZ" officeooo:rsid="00a9a482" style:font-size-asian="12pt" style:font-size-complex="12pt"/>
    </style:style>
    <style:style style:name="T250" style:family="text">
      <style:text-properties style:font-name="Linux Libertine S.O.Cist.2" fo:font-size="12pt" fo:language="cs" fo:country="CZ" officeooo:rsid="007015a6" style:font-size-asian="12pt" style:font-size-complex="12pt"/>
    </style:style>
    <style:style style:name="T251" style:family="text">
      <style:text-properties style:font-name="Linux Libertine S.O.Cist.2" fo:font-size="12pt" fo:language="cs" fo:country="CZ" officeooo:rsid="00847495" style:font-size-asian="12pt" style:font-size-complex="12pt"/>
    </style:style>
    <style:style style:name="T252" style:family="text">
      <style:text-properties style:font-name="Linux Libertine S.O.Cist.2" fo:font-size="12pt" fo:language="cs" fo:country="CZ" officeooo:rsid="00b7023d" style:font-size-asian="12pt" style:font-size-complex="12pt"/>
    </style:style>
    <style:style style:name="T253" style:family="text">
      <style:text-properties style:font-name="Linux Libertine S.O.Cist.2" fo:font-size="12pt" fo:language="cs" fo:country="CZ" officeooo:rsid="019783c5" style:font-size-asian="12pt" style:font-size-complex="12pt"/>
    </style:style>
    <style:style style:name="T254" style:family="text">
      <style:text-properties style:font-name="Linux Libertine S.O.Cist.2" fo:font-size="12pt" fo:language="cs" fo:country="CZ" officeooo:rsid="00a42732" style:font-size-asian="12pt" style:font-size-complex="12pt"/>
    </style:style>
    <style:style style:name="T255" style:family="text">
      <style:text-properties style:font-name="Linux Libertine S.O.Cist.2" fo:font-size="12pt" fo:language="cs" fo:country="CZ" officeooo:rsid="00c10c43" style:font-size-asian="12pt" style:font-size-complex="12pt"/>
    </style:style>
    <style:style style:name="T256" style:family="text">
      <style:text-properties style:font-name="Linux Libertine S.O.Cist.2" fo:font-size="12pt" fo:language="cs" fo:country="CZ" officeooo:rsid="00c5c418" style:font-size-asian="12pt" style:font-size-complex="12pt"/>
    </style:style>
    <style:style style:name="T257" style:family="text">
      <style:text-properties style:font-name="Linux Libertine S.O.Cist.2" fo:font-size="12pt" fo:language="cs" fo:country="CZ" fo:font-style="italic" officeooo:rsid="00c10c43" style:font-size-asian="12pt" style:font-style-asian="italic" style:font-size-complex="12pt" style:font-style-complex="italic"/>
    </style:style>
    <style:style style:name="T258" style:family="text">
      <style:text-properties style:font-name="Linux Libertine S.O.Cist.2" officeooo:rsid="0064366a" style:font-size-complex="12pt"/>
    </style:style>
    <style:style style:name="T259" style:family="text">
      <style:text-properties style:font-name="Linux Libertine S.O.Cist.2" fo:font-style="italic" officeooo:rsid="0064366a" style:font-style-asian="italic" style:font-size-complex="12pt" style:font-style-complex="italic"/>
    </style:style>
    <style:style style:name="T260" style:family="text">
      <style:text-properties style:font-name="Linux Libertine S.O.Cist.2" fo:font-style="italic" officeooo:rsid="0065ca5c" style:font-style-asian="italic" style:font-size-complex="12pt" style:font-style-complex="italic"/>
    </style:style>
    <style:style style:name="T261" style:family="text">
      <style:text-properties fo:color="#00000a" loext:opacity="100%" style:font-name="Linux Libertine S.O.Cist.2" fo:font-size="12pt" fo:language="cs" fo:country="CZ" officeooo:rsid="0067414b" style:font-name-asian="SimSun" style:font-size-asian="12pt" style:language-asian="zh" style:country-asian="CN" style:font-name-complex="Lucida Sans" style:font-size-complex="12pt" style:language-complex="hi" style:country-complex="IN"/>
    </style:style>
    <style:style style:name="T262" style:family="text">
      <style:text-properties fo:color="#00000a" loext:opacity="100%" style:font-name="Linux Libertine S.O.Cist.2" fo:font-size="12pt" fo:language="cs" fo:country="CZ" officeooo:rsid="00a9a482" style:font-name-asian="SimSun" style:font-size-asian="12pt" style:language-asian="zh" style:country-asian="CN" style:font-name-complex="Lucida Sans" style:font-size-complex="12pt" style:language-complex="hi" style:country-complex="IN"/>
    </style:style>
    <style:style style:name="T263" style:family="text">
      <style:text-properties fo:color="#00000a" loext:opacity="100%" style:font-name="Linux Libertine S.O.Cist.2" fo:font-size="12pt" fo:language="cs" fo:country="CZ" officeooo:rsid="00c10c43" style:font-name-asian="SimSun" style:font-size-asian="12pt" style:language-asian="zh" style:country-asian="CN" style:font-name-complex="Lucida Sans" style:font-size-complex="12pt" style:language-complex="hi" style:country-complex="IN"/>
    </style:style>
    <style:style style:name="T264" style:family="text">
      <style:text-properties fo:color="#00000a" loext:opacity="100%" style:font-name="Linux Libertine S.O.Cist.2" fo:font-size="12pt" fo:language="cs" fo:country="CZ" officeooo:rsid="00c5c418" style:font-name-asian="SimSun" style:font-size-asian="12pt" style:language-asian="zh" style:country-asian="CN" style:font-name-complex="Lucida Sans" style:font-size-complex="12pt" style:language-complex="hi" style:country-complex="IN"/>
    </style:style>
    <style:style style:name="T265" style:family="text">
      <style:text-properties fo:color="#00000a" loext:opacity="100%" style:font-name="Linux Libertine S.O.Cist.1" fo:font-size="12pt" fo:language="cs" fo:country="CZ" officeooo:rsid="00a9a482" style:font-name-asian="SimSun" style:font-size-asian="12pt" style:language-asian="zh" style:country-asian="CN" style:font-name-complex="Lucida Sans" style:font-size-complex="12pt" style:language-complex="hi" style:country-complex="IN"/>
    </style:style>
    <style:style style:name="T266" style:family="text">
      <style:text-properties fo:color="#00000a" loext:opacity="100%" style:font-name="Linux Libertine S.O.Cist.1" fo:font-size="12pt" fo:language="cs" fo:country="CZ" officeooo:rsid="00ac11a3" style:font-name-asian="SimSun" style:font-size-asian="12pt" style:language-asian="zh" style:country-asian="CN" style:font-name-complex="Lucida Sans" style:font-size-complex="12pt" style:language-complex="hi" style:country-complex="IN"/>
    </style:style>
    <style:style style:name="T267" style:family="text">
      <style:text-properties fo:color="#00000a" loext:opacity="100%" style:font-name="Linux Libertine S.O.Cist.1" fo:font-size="12pt" fo:language="cs" fo:country="CZ" officeooo:rsid="002748a9" style:font-name-asian="SimSun" style:font-size-asian="12pt" style:language-asian="zh" style:country-asian="CN" style:font-name-complex="Lucida Sans" style:font-size-complex="12pt" style:language-complex="hi" style:country-complex="IN"/>
    </style:style>
    <style:style style:name="T268" style:family="text">
      <style:text-properties fo:color="#00000a" loext:opacity="100%" style:font-name="Linux Libertine S.O.Cist.1" fo:font-size="12pt" fo:language="cs" fo:country="CZ" officeooo:rsid="0020acde" style:font-name-asian="SimSun" style:font-size-asian="12pt" style:language-asian="zh" style:country-asian="CN" style:font-name-complex="Lucida Sans" style:font-size-complex="12pt" style:language-complex="hi" style:country-complex="IN"/>
    </style:style>
    <style:style style:name="T269" style:family="text">
      <style:text-properties fo:color="#00000a" loext:opacity="100%" style:font-name="Linux Libertine S.O.Cist.1" fo:font-size="12pt" fo:language="cs" fo:country="CZ" officeooo:rsid="002fe813" style:font-name-asian="SimSun" style:font-size-asian="12pt" style:language-asian="zh" style:country-asian="CN" style:font-name-complex="Lucida Sans" style:font-size-complex="12pt" style:language-complex="hi" style:country-complex="IN"/>
    </style:style>
    <style:style style:name="T270" style:family="text">
      <style:text-properties fo:color="#00000a" loext:opacity="100%" style:font-name="Linux Libertine S.O.Cist.1" fo:font-size="12pt" fo:language="cs" fo:country="CZ" officeooo:rsid="00b8d1e6" style:font-name-asian="SimSun" style:font-size-asian="12pt" style:language-asian="zh" style:country-asian="CN" style:font-name-complex="Lucida Sans" style:font-size-complex="12pt" style:language-complex="hi" style:country-complex="IN"/>
    </style:style>
    <style:style style:name="T271" style:family="text">
      <style:text-properties fo:color="#00000a" loext:opacity="100%" style:font-name="Linux Libertine S.O.Cist.1" fo:font-size="12pt" fo:language="cs" fo:country="CZ" officeooo:rsid="00b9f7eb" style:font-name-asian="SimSun" style:font-size-asian="12pt" style:language-asian="zh" style:country-asian="CN" style:font-name-complex="Lucida Sans" style:font-size-complex="12pt" style:language-complex="hi" style:country-complex="IN"/>
    </style:style>
    <style:style style:name="T272" style:family="text">
      <style:text-properties fo:color="#00000a" loext:opacity="100%" style:font-name="Linux Libertine S.O.Cist.1" fo:font-size="12pt" fo:language="cs" fo:country="CZ" officeooo:rsid="00bc41a4" style:font-name-asian="SimSun" style:font-size-asian="12pt" style:language-asian="zh" style:country-asian="CN" style:font-name-complex="Lucida Sans" style:font-size-complex="12pt" style:language-complex="hi" style:country-complex="IN"/>
    </style:style>
    <style:style style:name="T273" style:family="text">
      <style:text-properties fo:color="#00000a" loext:opacity="100%" style:font-name="Linux Libertine S.O.Cist.1" fo:font-size="12pt" fo:language="cs" fo:country="CZ" officeooo:rsid="00bddd79" style:font-name-asian="SimSun" style:font-size-asian="12pt" style:language-asian="zh" style:country-asian="CN" style:font-name-complex="Lucida Sans" style:font-size-complex="12pt" style:language-complex="hi" style:country-complex="IN"/>
    </style:style>
    <style:style style:name="T274" style:family="text">
      <style:text-properties fo:color="#00000a" loext:opacity="100%" style:font-name="Linux Libertine S.O.Cist.1" fo:font-size="12pt" fo:language="cs" fo:country="CZ" officeooo:rsid="00c10c43" style:font-name-asian="SimSun" style:font-size-asian="12pt" style:language-asian="zh" style:country-asian="CN" style:font-name-complex="Lucida Sans" style:font-size-complex="12pt" style:language-complex="hi" style:country-complex="IN"/>
    </style:style>
    <style:style style:name="T275" style:family="text">
      <style:text-properties fo:color="#00000a" loext:opacity="100%" style:font-name="Linux Libertine S.O.Cist.1" fo:font-size="12pt" fo:language="cs" fo:country="CZ" officeooo:rsid="00c21aa5" style:font-name-asian="SimSun" style:font-size-asian="12pt" style:language-asian="zh" style:country-asian="CN" style:font-name-complex="Lucida Sans" style:font-size-complex="12pt" style:language-complex="hi" style:country-complex="IN"/>
    </style:style>
    <style:style style:name="T276" style:family="text">
      <style:text-properties fo:color="#00000a" loext:opacity="100%" style:font-name="Linux Libertine S.O.Cist.1" fo:font-size="12pt" fo:language="cs" fo:country="CZ" officeooo:rsid="00c651a5" style:font-name-asian="SimSun" style:font-size-asian="12pt" style:language-asian="zh" style:country-asian="CN" style:font-name-complex="Lucida Sans" style:font-size-complex="12pt" style:language-complex="hi" style:country-complex="IN"/>
    </style:style>
    <style:style style:name="T277" style:family="text">
      <style:text-properties fo:color="#00000a" loext:opacity="100%" style:font-name="Linux Libertine S.O.Cist.1" fo:font-size="12pt" fo:language="cs" fo:country="CZ" officeooo:rsid="00c7a136" style:font-name-asian="SimSun" style:font-size-asian="12pt" style:language-asian="zh" style:country-asian="CN" style:font-name-complex="Lucida Sans" style:font-size-complex="12pt" style:language-complex="hi" style:country-complex="IN"/>
    </style:style>
    <style:style style:name="T278" style:family="text">
      <style:text-properties fo:color="#00000a" loext:opacity="100%" style:font-name="Linux Libertine S.O.Cist.1" fo:font-size="12pt" fo:language="cs" fo:country="CZ" officeooo:rsid="00c8385e" style:font-name-asian="SimSun" style:font-size-asian="12pt" style:language-asian="zh" style:country-asian="CN" style:font-name-complex="Lucida Sans" style:font-size-complex="12pt" style:language-complex="hi" style:country-complex="IN"/>
    </style:style>
    <style:style style:name="T279" style:family="text">
      <style:text-properties fo:color="#00000a" loext:opacity="100%" style:font-name="Linux Libertine S.O.Cist.1" fo:font-size="12pt" fo:language="cs" fo:country="CZ" fo:font-style="normal" officeooo:rsid="0024c07e"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0" style:family="text">
      <style:text-properties fo:color="#00000a" loext:opacity="100%" style:font-name="Linux Libertine S.O.Cist.1" fo:font-size="12pt" fo:language="cs" fo:country="CZ" fo:font-style="normal" officeooo:rsid="00ac11a3"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1" style:family="text">
      <style:text-properties fo:color="#00000a" loext:opacity="100%" style:font-name="Linux Libertine S.O.Cist.1" fo:font-size="12pt" fo:language="cs" fo:country="CZ" fo:font-style="normal" officeooo:rsid="008fad1e"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2" style:family="text">
      <style:text-properties fo:color="#00000a" loext:opacity="100%" style:font-name="Linux Libertine S.O.Cist.1" fo:font-size="12pt" fo:language="cs" fo:country="CZ" fo:font-style="normal" officeooo:rsid="00afbcad"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3" style:family="text">
      <style:text-properties fo:color="#00000a" loext:opacity="100%" style:font-name="Linux Libertine S.O.Cist.1" fo:font-size="12pt" fo:language="cs" fo:country="CZ" fo:font-style="normal" officeooo:rsid="00b1ef64"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4" style:family="text">
      <style:text-properties fo:color="#00000a" loext:opacity="100%" style:font-name="Linux Libertine S.O.Cist.1" fo:font-size="12pt" fo:language="cs" fo:country="CZ" fo:font-style="normal" officeooo:rsid="00389b16"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5" style:family="text">
      <style:text-properties fo:color="#00000a" loext:opacity="100%" style:font-name="Linux Libertine S.O.Cist.1" fo:font-size="12pt" fo:language="cs" fo:country="CZ" fo:font-style="normal" officeooo:rsid="00566f35"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6" style:family="text">
      <style:text-properties fo:color="#00000a" loext:opacity="100%" style:font-name="Linux Libertine S.O.Cist.1" fo:font-size="12pt" fo:language="cs" fo:country="CZ" fo:font-style="normal" officeooo:rsid="00b27258"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7" style:family="text">
      <style:text-properties fo:color="#00000a" loext:opacity="100%" style:font-name="Linux Libertine S.O.Cist.1" fo:font-size="12pt" fo:language="cs" fo:country="CZ" fo:font-style="normal" officeooo:rsid="00b8d1e6"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8" style:family="text">
      <style:text-properties fo:color="#00000a" loext:opacity="100%" style:font-name="Linux Libertine S.O.Cist.1" fo:font-size="12pt" fo:language="cs" fo:country="CZ" fo:font-style="normal" officeooo:rsid="00c10c43"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9" style:family="text">
      <style:text-properties fo:color="#00000a" loext:opacity="100%" style:font-name="Linux Libertine S.O.Cist.1" fo:font-size="12pt" fo:language="cs" fo:country="CZ" fo:font-style="italic" officeooo:rsid="00343889" style:font-name-asian="SimSun" style:font-size-asian="12pt" style:language-asian="zh" style:country-asian="CN" style:font-style-asian="italic" style:font-name-complex="Lucida Sans" style:font-size-complex="12pt" style:language-complex="hi" style:country-complex="IN" style:font-style-complex="italic"/>
    </style:style>
    <style:style style:name="T290" style:family="text">
      <style:text-properties fo:color="#00000a" loext:opacity="100%" style:font-name="Linux Libertine S.O.Cist.1" fo:font-size="12pt" fo:language="cs" fo:country="CZ" fo:font-style="italic" officeooo:rsid="00ac11a3" style:font-name-asian="SimSun" style:font-size-asian="12pt" style:language-asian="zh" style:country-asian="CN" style:font-style-asian="italic" style:font-name-complex="Lucida Sans" style:font-size-complex="12pt" style:language-complex="hi" style:country-complex="IN" style:font-style-complex="italic"/>
    </style:style>
    <style:style style:name="T291" style:family="text">
      <style:text-properties fo:color="#00000a" loext:opacity="100%" fo:font-size="12pt" fo:language="cs" fo:country="CZ" officeooo:rsid="00b1ef64" style:font-name-asian="SimSun" style:font-size-asian="12pt" style:language-asian="zh" style:country-asian="CN" style:font-name-complex="Lucida Sans" style:font-size-complex="12pt" style:language-complex="hi" style:country-complex="IN"/>
    </style:style>
    <style:style style:name="T292" style:family="text">
      <style:text-properties fo:color="#00000a" loext:opacity="100%" fo:font-size="12pt" fo:language="cs" fo:country="CZ" officeooo:rsid="0058f133" style:font-name-asian="SimSun" style:font-size-asian="12pt" style:language-asian="zh" style:country-asian="CN" style:font-name-complex="Lucida Sans" style:font-size-complex="12pt" style:language-complex="hi" style:country-complex="IN"/>
    </style:style>
    <style:style style:name="T293" style:family="text">
      <style:text-properties fo:color="#00000a" loext:opacity="100%" fo:font-size="12pt" fo:language="cs" fo:country="CZ" officeooo:rsid="00b40a26" style:font-name-asian="SimSun" style:font-size-asian="12pt" style:language-asian="zh" style:country-asian="CN" style:font-name-complex="Lucida Sans" style:font-size-complex="12pt" style:language-complex="hi" style:country-complex="IN"/>
    </style:style>
    <style:style style:name="T294" style:family="text">
      <style:text-properties fo:color="#00000a" loext:opacity="100%" fo:font-size="12pt" fo:language="cs" fo:country="CZ" officeooo:rsid="00cb4cde" style:font-name-asian="SimSun" style:font-size-asian="12pt" style:language-asian="zh" style:country-asian="CN" style:font-name-complex="Lucida Sans" style:font-size-complex="12pt" style:language-complex="hi" style:country-complex="IN"/>
    </style:style>
    <style:style style:name="T295" style:family="text">
      <style:text-properties fo:color="#00000a" loext:opacity="100%" officeooo:rsid="00baafe1" style:font-name-asian="SimSun" style:language-asian="zh" style:country-asian="CN" style:font-name-complex="Lucida Sans" style:language-complex="hi" style:country-complex="IN"/>
    </style:style>
    <style:style style:name="T296" style:family="text">
      <style:text-properties fo:color="#00000a" loext:opacity="100%" officeooo:rsid="00bfc5a0" style:font-name-asian="SimSun" style:font-name-complex="Lucida Sans" style:font-size-complex="12pt"/>
    </style:style>
    <style:style style:name="T297" style:family="text">
      <style:text-properties fo:color="#00000a" loext:opacity="100%" officeooo:rsid="00c3da3e" style:font-name-asian="SimSun" style:font-name-complex="Lucida Sans" style:font-size-complex="12pt"/>
    </style:style>
    <style:style style:name="T298" style:family="text">
      <style:text-properties fo:color="#00000a" loext:opacity="100%" fo:language="cs" fo:country="CZ" officeooo:rsid="00c8385e" style:font-name-asian="SimSun" style:language-asian="zh" style:country-asian="CN" style:font-name-complex="Lucida Sans" style:font-size-complex="12pt" style:language-complex="hi" style:country-complex="IN"/>
    </style:style>
    <style:style style:name="T299" style:family="text">
      <style:text-properties officeooo:rsid="00b2e1c4"/>
    </style:style>
    <style:style style:name="T300" style:family="text">
      <style:text-properties officeooo:rsid="0064366a"/>
    </style:style>
    <style:style style:name="T301" style:family="text">
      <style:text-properties officeooo:rsid="00bb890b" style:font-name-asian="SimSun" style:font-name-complex="Lucida Sans" style:font-size-complex="12pt"/>
    </style:style>
    <style:style style:name="T302" style:family="text">
      <style:text-properties officeooo:rsid="00bfc5a0" style:font-name-asian="SimSun" style:font-name-complex="Lucida Sans" style:font-size-complex="12pt"/>
    </style:style>
    <style:style style:name="T303" style:family="text">
      <style:text-properties officeooo:rsid="00c3da3e" style:font-name-asian="SimSun" style:font-name-complex="Lucida Sans" style:font-size-complex="12pt"/>
    </style:style>
    <style:style style:name="T304" style:family="text">
      <style:text-properties officeooo:rsid="00bfc5a0"/>
    </style:style>
    <style:style style:name="T305" style:family="text">
      <style:text-properties officeooo:rsid="00c10c43"/>
    </style:style>
    <style:style style:name="T306" style:family="text">
      <style:text-properties officeooo:rsid="00c3da3e"/>
    </style:style>
    <style:style style:name="T307" style:family="text">
      <style:text-properties fo:color="#000080" loext:opacity="100%" style:font-name="Linux Libertine S.O.Cist.1" fo:font-size="10pt" officeooo:rsid="00c651a5" style:font-size-asian="12pt" style:font-size-complex="12pt"/>
    </style:style>
    <style:style style:name="T308" style:family="text">
      <style:text-properties officeooo:rsid="00c8385e"/>
    </style:style>
    <style:style style:name="T309" style:family="text">
      <style:text-properties officeooo:rsid="00ca1721"/>
    </style:style>
    <style:style style:name="T310" style:family="text">
      <style:text-properties officeooo:rsid="00cb4c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50"><text:span text:style-name="T6">D</text:span><text:span text:style-name="T210">ominica</text:span></text:p>
            <text:p text:style-name="P4">in Septuagesima.</text:p>
          </table:table-cell>
          <table:covered-table-cell/>
        </table:table-row>
        <table:table-row table:style-name="Tabulka1.2">
          <table:table-cell table:style-name="Tabulka1.A1" office:value-type="string">
            <text:p text:style-name="P57">In I. Nocturno</text:p>
            <text:p text:style-name="P54">Incipit liber Génesis.</text:p>
            <text:p text:style-name="P20">Lectio j. <text:span text:style-name="T211">Cap. 1.</text:span></text:p>
            <text:p text:style-name="P73"><text:span text:style-name="T61">In</text:span> princípio creávit Deus cœlum et terram. Terra autem erat inánis et vácua, et ténebræ erant super fáciem abyssi: et Spíritus Dei ferebátur super aquas. Dixítque Deus: Fiat lux. Et facta est lux. Et vidit Deus lucem quod esset bona: et divisit lucem a ténebris. Appellavítque lucem Diem, et ténebras Noctem: factúmque est véspere et mane, dies unus. </text:p>
            <text:p text:style-name="P73"/>
          </table:table-cell>
          <table:table-cell table:style-name="Tabulka1.A1" office:value-type="string">
            <text:p text:style-name="P58"/>
            <text:p text:style-name="P58"/>
            <text:p text:style-name="P58"/>
            <text:p text:style-name="P78"><text:span text:style-name="T97">Na</text:span><text:span text:style-name="T247"> počátku stvořil Bůh nebe a zemi. Země však byla pustá a prázdná, </text:span><text:span text:style-name="T248">temnoty</text:span><text:span text:style-name="T247"> byl</text:span><text:span text:style-name="T248">y</text:span><text:span text:style-name="T247"> nad hlubinou, a </text:span><text:span text:style-name="T248">D</text:span><text:span text:style-name="T247">uch Boží se vznášel nad vodami. Tu řekl Bůh: Budiž světlo! </text:span><text:span text:style-name="T248">A bylo </text:span><text:span text:style-name="T247">světlo. </text:span><text:span text:style-name="T261">I</text:span><text:span text:style-name="T247"> viděl Bůh, ž</text:span><text:span text:style-name="T252">e</text:span><text:span text:style-name="T247"> světlo je dobré; </text:span><text:span text:style-name="T252">a </text:span><text:span text:style-name="T247">oddělil světlo od tmy. Nazval pak světlo </text:span><text:span text:style-name="T250">D</text:span><text:span text:style-name="T247">nem a </text:span><text:span text:style-name="T250">temnoty</text:span><text:span text:style-name="T247"> </text:span><text:span text:style-name="T250">N</text:span><text:span text:style-name="T247">ocí. </text:span><text:span text:style-name="T262">I</text:span><text:span text:style-name="T247"> nastal večer a </text:span><text:span text:style-name="T249">nastalo </text:span><text:span text:style-name="T247">jitro, den prvý. </text:span></text:p>
          </table:table-cell>
        </table:table-row>
        <table:table-row table:style-name="Tabulka1.3">
          <table:table-cell table:style-name="Tabulka1.A1" office:value-type="string">
            <text:p text:style-name="P18">Lectio ij.</text:p>
            <text:p text:style-name="P100"><text:span text:style-name="T61">Dixit</text:span> quoque Deus: Fiat firmaméntum in médio aquárum: et dividat aquas ab aquis. Et fecit Deus firmaméntum, divisítque aquas, quæ erant sub firmaménto, ab his, quæ erant super firmaméntum. Et factum est ita. Vocavítque Deus firmaméntum, Cœlum: et factum est véspere et mane, dies secundus. </text:p>
            <text:p text:style-name="P41"/>
          </table:table-cell>
          <table:table-cell table:style-name="Tabulka1.A1" office:value-type="string">
            <text:p text:style-name="P60"/>
            <text:p text:style-name="P122"><text:span text:style-name="T61">Dále</text:span> řekl Bůh: Budiž <text:span text:style-name="T214">obloha</text:span> uprostřed vod, ať <text:span text:style-name="T214">roz</text:span>dělí vody od <text:span text:style-name="T44">jiných </text:span>vod. Učinil tedy Bůh oblohu a oddělil vody, které byly pod oblohou, od těch, které byly nad oblohou. I stalo se tak. Nazval pak Bůh oblohu <text:span text:style-name="T214">N</text:span>ebem. A nastal večer a jitro, den druhý.</text:p>
          </table:table-cell>
        </table:table-row>
        <table:table-row table:style-name="Tabulka1.4">
          <table:table-cell table:style-name="Tabulka1.A1" office:value-type="string">
            <text:p text:style-name="P18">Lectio iij.</text:p>
            <text:p text:style-name="P100"><text:span text:style-name="T61">Dixit</text:span> vero Deus: Congregéntur aquæ, quæ sub cœlo sunt, in locum unum: et appáreat árida. Et factum est ita. Et vocavit Deus áridam, Terram, congregationésque aquárum appellávit Mária. Et vidit Deus quod esset bonum. Et ait: Gérminet terra herbam viréntem, et faciéntem semen, et lignum pomíferum fáciens fructum juxta genus suum, cujus semen in semetípso sit super terram. Et factum est ita. </text:p>
            <text:p text:style-name="P64"/>
          </table:table-cell>
          <table:table-cell table:style-name="Tabulka1.A1" office:value-type="string">
            <text:p text:style-name="P60"/>
            <text:p text:style-name="P123"><text:span text:style-name="T61">Dále</text:span> řekl Bůh: Ať se shromáždí vody, které jsou pod nebem, na jedno místo a ukáže se souš! I stalo se tak. Nazval pak Bůh souš <text:span text:style-name="T214">Z</text:span>emí, a shromážděné vody nazval <text:span text:style-name="T214">M</text:span>ořem. A viděl Bůh, že je to dobré. Řekl pak: Ať země zplodí rostliny zelené <text:span text:style-name="T214">i ty, které plodí semeno</text:span>, jakož i <text:span text:style-name="T214">ovocné</text:span> stromy, které nosí <text:span text:style-name="T214">plody</text:span> podle svých druhů, ve kterém jest jejich símě <text:span text:style-name="T214">po celé zemi</text:span>! I stalo se tak. </text:p>
          </table:table-cell>
        </table:table-row>
        <table:table-row table:style-name="Tabulka1.5">
          <table:table-cell table:style-name="Tabulka1.A1" office:value-type="string">
            <text:p text:style-name="P18">Lectio i<text:span text:style-name="T212">v</text:span>.</text:p>
            <text:p text:style-name="P100">E<text:span text:style-name="T61">t</text:span> prótulit terra herbam viréntem, et faciéntem semen juxta genus suum, lignúmque fáciens fructum, et habens unumquódque seméntem secúndum spéciem suam. Et vidit Deus quod esset bonum. Et factum est véspere et mane, dies tér<text:span text:style-name="T213">t</text:span>ius. </text:p>
            <text:p text:style-name="P64"/>
          </table:table-cell>
          <table:table-cell table:style-name="Tabulka1.A1" office:value-type="string">
            <text:p text:style-name="P60"/>
            <text:p text:style-name="P128"><text:span text:style-name="T61">Vydala</text:span> tedy země rostliny zelené <text:span text:style-name="T214">i ty, které plodí semeno </text:span>podle jejich druhů, jakož i ovocné stromy, z nichž každý přináší símě podle svého druhu. A viděl Bůh, že je to dobré. A nastal večer a jitro, den třetí. <text:span text:style-name="T300">(</text:span><text:span text:style-name="T49">Hejčl, </text:span><text:span text:style-name="T50">upraveno</text:span><text:span text:style-name="T300">)</text:span></text:p>
          </table:table-cell>
        </table:table-row>
        <table:table-row table:style-name="Tabulka1.6">
          <table:table-cell table:style-name="Tabulka1.A1" office:value-type="string">
            <text:p text:style-name="P48">In II. Nocturno</text:p>
            <text:p text:style-name="P37">Ex libro Enchíridii sancti Augustíni Epíscopi.</text:p>
            <text:p text:style-name="P9">Cap. 25. 26. et 27. tom. 3.</text:p>
            <text:p text:style-name="P35"><text:bookmark-start text:name="__DdeLink__2400_16731447091131111"/><text:span text:style-name="T2">Lectio</text:span><text:bookmark-end text:name="__DdeLink__2400_16731447091131111"/><text:span text:style-name="T2"> v.</text:span></text:p>
            <text:p text:style-name="P103"><text:span text:style-name="T61">Mortis</text:span> supplícium Dóminus hómini comminátus fúerat si peccáret: sic eum múnerans líbero arbítrio, ut tamen régeret império, terréret exítio: atque in paradísi felicitáte, tamquam in umbra vitæ, unde justítia custodíta in melióra <text:soft-page-break/>conscénderet, collocávit. </text:p>
            <text:p text:style-name="P26"/>
          </table:table-cell>
          <table:table-cell table:style-name="Tabulka1.A1" office:value-type="string">
            <text:p text:style-name="P28"/>
            <text:p text:style-name="P28"/>
            <text:p text:style-name="P28"/>
            <text:p text:style-name="P28"/>
            <text:p text:style-name="P79"><text:span text:style-name="T78">Pán</text:span><text:span text:style-name="T152"> člověku </text:span><text:span text:style-name="T171">pohrozil</text:span><text:span text:style-name="T152"> trestem smrti, pokud zhřeší. Tak jej </text:span><text:span text:style-name="T171">sice </text:span><text:span text:style-name="T152">vybavil svobodnou vůli, ale vládu nad ním si ponechal, aby jej odradil od věčné smrti. A </text:span><text:span text:style-name="T172">um</text:span><text:span text:style-name="T152">ístil </text:span><text:span text:style-name="T172">je</text:span><text:span text:style-name="T152">j do radosti rá</text:span><text:span text:style-name="T172">je</text:span><text:span text:style-name="T152"> jako do stínu života, odkud by akorát vystoupil na lepší </text:span><text:soft-page-break/><text:span text:style-name="T152">místo, kdyby ovšem zachoval spraved</text:span><text:span text:style-name="T265">livý řád</text:span><text:span text:style-name="T152">.</text:span></text:p>
          </table:table-cell>
        </table:table-row>
        <table:table-row table:style-name="Tabulka1.7">
          <table:table-cell table:style-name="Tabulka1.A1" office:value-type="string">
            <text:p text:style-name="P10">Lectio vj.</text:p>
            <text:p text:style-name="P76"><text:span text:style-name="T61">Hinc</text:span> post peccátum exsul efféctus, stirpem quoque suam, quam peccándo in se tamquam in radíce vitiáverat, pœna mortis et damnatióne obstrínxit: ut quidquid prolis ex illo, et simul damnáta, per quam peccáverat, cónjuge, per carnálem concupiscéntiam, in qua inobediéntiæ pœna símilis retribúta est, nascerétur, tráheret originále peccátum, quo traherétur per erróres dolorésque divérsos ad illud extrémum cum desértóribus ángelis, vitiatóribus et possessóribus et consórtibus suis, sine fine supplícium.</text:p>
            <text:p text:style-name="P39"/>
          </table:table-cell>
          <table:table-cell table:style-name="Tabulka1.A1" office:value-type="string">
            <text:p text:style-name="P28"/>
            <text:p text:style-name="P82"><text:span text:style-name="T69">Od</text:span><text:span text:style-name="T100">s</text:span><text:span text:style-name="T69">ud</text:span><text:span text:style-name="T102"> byl </text:span><text:span text:style-name="T135">člověk </text:span><text:span text:style-name="T102">po svém hříchu vyhnán, spolu s celým svým pokolením, do nějž hříchem jakoby do samého kořene zasel zkázu, a </text:span><text:span text:style-name="T112">takto</text:span><text:span text:style-name="T102"> je spoutal trestem smrti a zavržení. A to </text:span><text:span text:style-name="T112">do té míry</text:span><text:span text:style-name="T102">, aby kterýkoliv potomek z ně</text:span><text:span text:style-name="T112">ho</text:span><text:span text:style-name="T102"> a zavržené ženy, kvůli níž zhřešil, a jíž </text:span><text:span text:style-name="T112">byl</text:span><text:span text:style-name="T102"> udělen podobný trest za neposluš</text:span><text:span text:style-name="T118">­</text:span><text:span text:style-name="T102">nost, který se narodí z tělesné žádostivosti, s sebou táhl dědičný hřích, který jej skrze různé hříchy a bolesti potáhne až </text:span><text:span text:style-name="T118">k </text:span><text:span text:style-name="T102">poslednímu nekončícímu trestu spolu s padlými anděly, jeho svůdci, otrokáři a společníky.</text:span></text:p>
          </table:table-cell>
        </table:table-row>
        <table:table-row table:style-name="Tabulka1.8">
          <table:table-cell table:style-name="Tabulka1.A1" office:value-type="string">
            <text:p text:style-name="P10">Lectio vij.</text:p>
            <text:p text:style-name="P76"><text:span text:style-name="T61">Sic</text:span> per unum hóminem peccátum intrávit in mundum, et per peccátum mors: et ita in omnes hómines pertránsiit, in quo omnes peccavérunt. Mundum quippe appellávit eo loco Apóstolus univérsum genus humánum. Ita ergo res se habébant. Jacébat in malis, vel étiam volvebátur, et de malis in mala præcípitabátur totíus humáni géneris massa damnáta: et adjúncta parti eórum, qui peccáverant, angelórum, luébat ímpiæ desértiónis digníssimas pœnas.</text:p>
            <text:p text:style-name="P30"/>
          </table:table-cell>
          <table:table-cell table:style-name="Tabulka1.A1" office:value-type="string">
            <text:p text:style-name="P28"/>
            <text:p text:style-name="P82"><text:span text:style-name="T79">T</text:span><text:span text:style-name="T78">akto</text:span><text:span text:style-name="T152"> skrze jednoho člověka přišel na </text:span><text:span text:style-name="T133">svět hřích</text:span><text:span text:style-name="T152">, a skrze hřích smrt. A tak </text:span><text:span text:style-name="T270">hřích</text:span><text:span text:style-name="T172"> </text:span><text:span text:style-name="T152">veš</text:span><text:span text:style-name="T178">e</text:span><text:span text:style-name="T152">l </text:span><text:span text:style-name="T102">do všech lidí, </text:span><text:span text:style-name="T287">a v něm </text:span><text:span text:style-name="T102">všichni zhřešili. </text:span><text:span text:style-name="T133">Světem</text:span><text:span text:style-name="T102"> na tomto místě nazval </text:span><text:span text:style-name="T112">A</text:span><text:span text:style-name="T102">poštol veškerý lidský rod. Tak se totiž věci měly. Zavržená masa celého lidského rodu ležela ve špatnostech, spíše se v nich převalovala, a vrhala se ze špatnosti do špatnosti. A spolu s tou částí andělů, kteří zhřešili, trpěla zasloužený trest za podlou zradu.</text:span></text:p>
          </table:table-cell>
        </table:table-row>
        <table:table-row table:style-name="Tabulka1.9">
          <table:table-cell table:style-name="Tabulka1.A1" office:value-type="string">
            <text:p text:style-name="P10">Lectio viij.</text:p>
            <text:p text:style-name="P82"><text:span text:style-name="T63">Ad</text:span><text:span text:style-name="T12"> iram quippe Dei pértinet justam, quidquid cæca et indómita concupiscéntia fáciunt libénter mali, et quidquid maniféstis opértisque pœnis patiúntur invíti: non sane Creatóris desisténte bonitáte, et malis ángelis subministráre vitam, vivacémque poténtiam, (quæ subministrátio si auferátur, interíbunt) et hóminum, quamvis de propágine vitiáta damnatáque nascéntium, formáre sémina, et animáre, et ordináre membra per témporum ætátes, per locórum spátia vegetáre sensus, aliménta donáre. Mélius enim judicávit de malis bene fácere, quam mala nulla esse permíttere.</text:span></text:p>
            <text:p text:style-name="P39"/>
          </table:table-cell>
          <table:table-cell table:style-name="Tabulka1.A1" office:value-type="string">
            <text:p text:style-name="P28"/>
            <text:p text:style-name="P82"><text:span text:style-name="T81">Spravedlivý</text:span><text:span text:style-name="T152"> Boží </text:span><text:span text:style-name="T173">hněv </text:span><text:span text:style-name="T183">totiž </text:span><text:span text:style-name="T275">náleží všem</text:span><text:span text:style-name="T152">, kdo v slepé a nezřízené žádostivosti svobodně činí zlo, </text:span><text:span text:style-name="T183">kdo </text:span><text:span text:style-name="T167">ne</text:span><text:span text:style-name="T270">rad</text:span><text:span text:style-name="T275">i</text:span><text:span text:style-name="T152"> trpí jakékoliv veřejné a zjevné tresty. Stvořitel však zajisté nepřestane poskytovat své dobro, a to ani dávat padlým andělům život a životní sílu (bez které by zahynuli), ani utvářet nové zárodky lidí, i když se rodí ze zkaženého a zavrženého výhonku, vdechovat jim život, utvářet jejich údy podle období jejich věku, obohacovat </text:span><text:span text:style-name="T173">j</text:span><text:span text:style-name="T152">ejich</text:span><text:span text:style-name="T173"> </text:span><text:span text:style-name="T275">smysly</text:span><text:span text:style-name="T152"> různými </text:span><text:span text:style-name="T173">rozlehlými </text:span><text:span text:style-name="T152">místy a končinami, dávat jim obživu. Usoudil totiž, že je lepší na zlo odpovídati dobrem, než vůbec existenci zla neumožnit.</text:span></text:p>
          </table:table-cell>
        </table:table-row>
        <table:table-row table:style-name="Tabulka1.10">
          <table:table-cell table:style-name="Tabulka1.A1" office:value-type="string">
            <text:p text:style-name="P46">In III. Nocturno</text:p>
            <text:p text:style-name="P1"><text:span text:style-name="T20">Léctio sancti Evangélii secúndum Matthæum.</text:span><text:span text:style-name="T3"> </text:span></text:p>
            <text:p text:style-name="P5">Lectio ix. Cap. 20.</text:p>
            <text:p text:style-name="P105"><text:span text:style-name="T61">In</text:span> illo témpore: Dixit Jesus discípulis suis parábolam hanc: Simile est regnum cœlórum hómini patrifamílias, qui éxiit primo mane condúcere operários in víneam suam. Et réliqua. </text:p>
            <text:p text:style-name="P43"/>
            <text:p text:style-name="P1"><text:span text:style-name="T200">Homilia sancti Gregórii Papæ</text:span><text:span text:style-name="T20">.</text:span></text:p>
            <text:p text:style-name="P12">Homilia 19. in Evangélia.</text:p>
            <text:p text:style-name="P107"><text:soft-page-break/><text:span text:style-name="T61">Regnum</text:span> cœlórum hómini patrifamílias símile dícitur, qui ad excoléndam víneam suam operários condúcit. Quis vero patrisfamílias similitúdinem rectíus tenet, quam Cónditor noster, qui regit quos cóndidit, et eléctos suos sic in hoc mundo póssidet, quasi subjéctos dóminus in domo?</text:p>
            <text:p text:style-name="P43"/>
          </table:table-cell>
          <table:table-cell table:style-name="Tabulka1.A1" office:value-type="string">
            <text:p text:style-name="P28"/>
            <text:p text:style-name="P28"/>
            <text:p text:style-name="P28"/>
            <text:p text:style-name="P82"><text:span text:style-name="T86">Z</text:span><text:span text:style-name="T77">a</text:span><text:span text:style-name="T151"> onoho času řekl Ježíš učedníkům svým toto podobenství: Nebeské království je podobné hospodáři, který vyšel za ranního rozbřesku najmout dělníky pro svou vinici. A ostatní.</text:span></text:p>
            <text:p text:style-name="P28"/>
            <text:p text:style-name="P28"/>
            <text:p text:style-name="P28"/>
            <text:p text:style-name="P79"><text:soft-page-break/><text:span text:style-name="T86">Praví</text:span><text:span text:style-name="T151"> se </text:span><text:span text:style-name="T193">zde</text:span><text:span text:style-name="T151">, že nebeské království je podobné hospodáři, který najímá dělníky, aby obdělávali jeho vinici. Kdo by </text:span><text:span text:style-name="T271">však</text:span><text:span text:style-name="T151"> odpovídal tomuto hospodáři více než náš Stvořitel, jenž vládne těm, které stvořil, a nad svými vyvolenými má na tomto světě stejnou moc, jako pán domu na svými služebníky? </text:span></text:p>
          </table:table-cell>
        </table:table-row>
        <table:table-row table:style-name="Tabulka1.11">
          <table:table-cell table:style-name="Tabulka1.A1" office:value-type="string">
            <text:p text:style-name="P5">Lectio x.</text:p>
            <text:p text:style-name="P105"><text:span text:style-name="T61">Qui</text:span> habet víneam, universálem scílicet Ecclésiam, quæ ab Abel justo usque ad ultimum eléctum, qui in fine mundi nascitúrus est, quot Sanctos prótulit, quasi tot pálmites misit. Hic itaque paterfamílias ad excoléndam víneam suam, mane, hora tértia, sexta, nona et undécima operários condúcit: quia a mundi hujus inítio usque in finem ad erudiéndam plebem fidélium, prædicatóres congregáre non desístit. </text:p>
            <text:p text:style-name="P43"/>
          </table:table-cell>
          <table:table-cell table:style-name="Tabulka1.A1" office:value-type="string">
            <text:p text:style-name="P28"/>
            <text:p text:style-name="P131"><text:span text:style-name="T61">Pán</text:span> má vinici, totiž všeobecnou Církev, jež od spravedlivého Ábela až po posledního vyvoleného, který se narodí na konci časů, urodí tolik svatých, kolik jich jako výhonky ponese. Tento hospodář tedy přivádí dělníky na svou vinici ráno, o třetí, šesté, deváté a jedenácté hodině denní. Neboť od počátku tohoto světa až do jeho konce nepřestane posílat hlasatele svému pokolení věrných, aby je vzdělávali.</text:p>
          </table:table-cell>
        </table:table-row>
        <table:table-row table:style-name="Tabulka1.12">
          <table:table-cell table:style-name="Tabulka1.A1" office:value-type="string">
            <text:p text:style-name="P5">Lectio xj.</text:p>
            <text:p text:style-name="P105"><text:span text:style-name="T61">Mane</text:span> étenim mundi fuit ab Adam usque ad Noë: hora vero tértia a Noë usque ad Abraham: sexta quoque ab Abraham usque ad Móysen: nona autem a Móyse usque ad advéntum Dómini: undecima vero ab advéntu Dómini usque ad finem mundi. In qua prædicatóres sancti Apóstoli missi sunt, qui mercédem plenam et tarde veniéntes accepérunt.</text:p>
            <text:p text:style-name="P43"/>
          </table:table-cell>
          <table:table-cell table:style-name="Tabulka1.A1" office:value-type="string">
            <text:p text:style-name="P28"/>
            <text:p text:style-name="P134"><text:span text:style-name="T61">Jitro</text:span> světa totiž bylo od Adama po Noema, hodina třetí od Noema po Abraháma, šestá zase od Abraháma až k Mojžíšovi, devátá pak od Mojžíše až do příchodu Páně. Jedenáctá hodina je nyní, od příchodu Páně až do konce světa. V té byli jako hlasatelé posláni <text:span text:style-name="T215">A</text:span>poštolové, kteří obdrželi plnou mzdu, i když přišli pozdě.</text:p>
          </table:table-cell>
        </table:table-row>
        <table:table-row table:style-name="Tabulka1.13">
          <table:table-cell table:style-name="Tabulka1.A1" office:value-type="string">
            <text:p text:style-name="P5">Lectio xij.</text:p>
            <text:p text:style-name="P82"><text:span text:style-name="T64">Ad</text:span><text:span text:style-name="T20"> erudiéndam ergo Dóminus plebem suam, quasi ad excoléndam víneam suam, nullo témpore déstitit operários míttere: quia et prius per Patres, et póstmodum per legis Doctóres et Prophétas, ad extrémum vero per Apóstolos, dum plebis suæ mores excóluit, quasi per operários in víneæ cultúra laborávit: quamvis in quólibet módulo vel mensúra, quisquis cum fide recta bonæ prædicátor actiónis éxstitit, hujus vineæ operárius fuit. </text:span></text:p>
            <text:p text:style-name="P43"/>
          </table:table-cell>
          <table:table-cell table:style-name="Tabulka1.A1" office:value-type="string">
            <text:p text:style-name="P28"/>
            <text:p text:style-name="P82"><text:span text:style-name="T73">Ku</text:span><text:span text:style-name="T119"> vzdělávání svého lidu, jakožto k</text:span><text:span text:style-name="T121">u</text:span><text:span text:style-name="T119"> obdělávání své vinice, Pán nikdy nepřestal posílat dělníky. Neboť nejprve skrze Patriarchy, později skrze </text:span><text:span text:style-name="T121">U</text:span><text:span text:style-name="T119">čitele zákona a </text:span><text:span text:style-name="T121">P</text:span><text:span text:style-name="T119">roroky, na konci pak skrze </text:span><text:span text:style-name="T121">A</text:span><text:span text:style-name="T119">poštoly, </text:span><text:span text:style-name="T131">pokaždé, </text:span><text:span text:style-name="T119">když kultivoval způsoby svého lidu, působil </text:span><text:span text:style-name="T146">na ně </text:span><text:span text:style-name="T119">skrze dělníky obdělávající vinici. Avšak kdokoliv, jakýmkoliv způsobem a v jakékoliv míře se ukázal býti hlasatelem jeho dobrých skutků a ve správné víře, byl dělníkem na jeho vinici.</text:span></text:p>
          </table:table-cell>
        </table:table-row>
        <table:table-row table:style-name="Tabulka1.14">
          <table:table-cell table:style-name="Tabulka1.A1" table:number-columns-spanned="2" office:value-type="string">
            <text:p text:style-name="P66">Feria Secunda</text:p>
            <text:p text:style-name="P21">infra hebdomadam Septuagesimæ.</text:p>
          </table:table-cell>
          <table:covered-table-cell/>
        </table:table-row>
        <table:table-row table:style-name="Tabulka1.15">
          <table:table-cell table:style-name="Tabulka1.A1" office:value-type="string">
            <text:p text:style-name="P69">De libro Génesis.</text:p>
            <text:p text:style-name="P27"><text:span text:style-name="T1">Lectio j. Cap. </text:span><text:span text:style-name="T7">1</text:span><text:span text:style-name="T8">.</text:span></text:p>
            <text:p text:style-name="P137"><text:span text:style-name="T61">Dixit</text:span> autem Deus: Fiant luminária in firmaménto cœli, et dívidant diem ac noctem, et sint in signa et témpora, et dies et annos: ut lúceant in firmaménto cœli, et illuminent terram. Et factum est ita. Fecítque Deus duo luminária magna: lumináre majus, ut præésset diéi: et lumináre <text:soft-page-break/>minus, ut præésset nocti: et stellas.</text:p>
            <text:p text:style-name="P24"/>
          </table:table-cell>
          <table:table-cell table:style-name="Tabulka1.A1" office:value-type="string">
            <text:p text:style-name="P14"/>
            <text:p text:style-name="P14"/>
            <text:p text:style-name="P142"><text:span text:style-name="T61">Dále</text:span> řekl Bůh: <text:span text:style-name="T218">Ať jsou</text:span> světla na nebeské obloze, <text:span text:style-name="T218">ať oddělují</text:span> den a noc, <text:span text:style-name="T218">ať jsou také na</text:span> znamení čas<text:span text:style-name="T218">u</text:span>, dnů a roků, a<text:span text:style-name="T218">by</text:span> svít<text:span text:style-name="T218">ily</text:span> na nebeské obloze <text:span text:style-name="T218">a </text:span>osvěc<text:span text:style-name="T218">ovala</text:span> zemi! I stalo se tak. Učinil tedy Bůh dvě veliká světla: větší světlo, by panovalo dni, a menší světlo, by panovalo noci; <text:soft-page-break/>a hvězdy.</text:p>
            <text:p text:style-name="P32"/>
          </table:table-cell>
        </table:table-row>
        <table:table-row table:style-name="Tabulka1.16">
          <table:table-cell table:style-name="Tabulka1.A1" office:value-type="string">
            <text:p text:style-name="P5">Lectio ij.</text:p>
            <text:p text:style-name="P138"><text:span text:style-name="T62">E</text:span><text:span text:style-name="T65">t</text:span><text:span text:style-name="T19"> pósuit eas in firmaménto cœli, ut lucérent super terram, et præéssent diéi ac nocti, et divíderent lucem ac téne</text:span><text:span text:style-name="T23">bras. Et vidit Deus quod esset bonum. Et factum est véspere et mane, dies quartus.</text:span></text:p>
            <text:p text:style-name="P106"/>
          </table:table-cell>
          <table:table-cell table:style-name="Tabulka1.A1" office:value-type="string">
            <text:p text:style-name="P14"/>
            <text:p text:style-name="P148"><text:span text:style-name="T22">A umístil </text:span><text:span text:style-name="T34">obě světla</text:span><text:span text:style-name="T22"> na nebeské obloze, </text:span><text:span text:style-name="T24">a</text:span><text:span text:style-name="T22">by svítila nad zemí, panovala dn</text:span><text:span text:style-name="T24">u</text:span><text:span text:style-name="T22"> i noci, a dělila světlo od tmy. A viděl Bůh, že je to dobré. A nastal večer a jitro, den čtvrtý. </text:span></text:p>
          </table:table-cell>
        </table:table-row>
        <table:table-row table:style-name="Tabulka1.17">
          <table:table-cell table:style-name="Tabulka1.A1" office:value-type="string">
            <text:p text:style-name="P5">Lectio iij.</text:p>
            <text:p text:style-name="P138"><text:span text:style-name="T62">Dixit</text:span><text:span text:style-name="T19"> étiam Deus: Prodúcant aquæ réptile ánimæ vivéntis, et volátile super terram sub firmaménto cœli. Creavítque Deus Cete grándia, et omnem ánimam vivéntem atque motábilem, quam prodúxerant aquæ in spécies suas, et omne volátile secundum </text:span><text:span text:style-name="T24">g</text:span><text:span text:style-name="T19">enus suum. </text:span></text:p>
            <text:p text:style-name="P106"/>
          </table:table-cell>
          <table:table-cell table:style-name="Tabulka1.A1" office:value-type="string">
            <text:p text:style-name="P15"/>
            <text:p text:style-name="P112"><text:span text:style-name="T61">Dále</text:span> řekl Bůh: <text:span text:style-name="T219">Ať</text:span> vody <text:span text:style-name="T219">vydají </text:span>živá zvířata, která se <text:span text:style-name="T219">plazí nebo létají</text:span> nad zemí pod nebeskou oblohou! Stvořil tedy Bůh veliké <text:span text:style-name="T219">Velryby</text:span> a všeliká ž<text:span text:style-name="T219">ivá hemžící se zvířata</text:span>, která vydaly vody podle jejich druhů, jakož i všeliké druhy <text:span text:style-name="T219">létavých zvířat</text:span>.</text:p>
            <text:p text:style-name="P62"><text:span text:style-name="T300">(</text:span><text:span text:style-name="T49">Hejčl, </text:span><text:span text:style-name="T50">upraveno</text:span><text:span text:style-name="T300">)</text:span></text:p>
          </table:table-cell>
        </table:table-row>
        <table:table-row table:style-name="Tabulka1.18">
          <table:table-cell table:style-name="Tabulka1.A1" table:number-columns-spanned="2" office:value-type="string">
            <text:p text:style-name="P67">Feria Tertia</text:p>
            <text:p text:style-name="P23">infra hebdomadam Septuagesimæ.</text:p>
          </table:table-cell>
          <table:covered-table-cell/>
        </table:table-row>
        <table:table-row table:style-name="Tabulka1.19">
          <table:table-cell table:style-name="Tabulka1.A1" office:value-type="string">
            <text:p text:style-name="P70">De libro Génesis.</text:p>
            <text:p text:style-name="P5">Lectio j. Cap. <text:span text:style-name="T217">1</text:span>.</text:p>
            <text:p text:style-name="P137">Et vidit Deus quod esset bonum. Benedixítque eis, dicens: Créscite, et multiplicámini, et repléte aquas maris: avésque multiplicéntur super terram. Et factum est véspere et mane, dies quintus. </text:p>
            <text:p text:style-name="P24"/>
          </table:table-cell>
          <table:table-cell table:style-name="Tabulka1.A1" office:value-type="string">
            <text:p text:style-name="P14"/>
            <text:p text:style-name="P14"/>
            <text:p text:style-name="P143">A viděl Bůh, že je to dobré. I požehnal jim <text:span text:style-name="T219">a řekl</text:span>: <text:span text:style-name="T221">Ploďte</text:span>, množte se a naplňte mořské vody; také ptáci ať se rozmnožují na zemi! A nastal večer a jitro, den pátý. </text:p>
            <text:p text:style-name="P32"/>
          </table:table-cell>
        </table:table-row>
        <table:table-row table:style-name="Tabulka1.20">
          <table:table-cell table:style-name="Tabulka1.A1" office:value-type="string">
            <text:p text:style-name="P5">Lectio ij.</text:p>
            <text:p text:style-name="P106"><text:span text:style-name="T61">Dixit</text:span> quoque Deus: Prodúcat terra ánimam vivéntem in génere suo, juménta, et reptília, et béstias terræ secúndum spécies suas. Factúmque est ita. Et fecit Deus béstias terræ juxta spécies suas, et juménta, et omne réptile terræ in génere suo. </text:p>
            <text:p text:style-name="P24"/>
          </table:table-cell>
          <table:table-cell table:style-name="Tabulka1.A1" office:value-type="string">
            <text:p text:style-name="P14"/>
            <text:p text:style-name="P113"><text:span text:style-name="T61">Bůh</text:span> dále řekl: Ať vydá země živočišstvo podle jeho druhů, <text:span text:style-name="T42">totiž</text:span> <text:span text:style-name="T219">dobytek</text:span>, <text:span text:style-name="T219">plazy </text:span>a všelijaké druhy divokých zvířat. I stalo se tak. Učinil tedy Bůh divoká zvířata podle jejich druhů, <text:span text:style-name="T219">i dobytek</text:span>, jakož i <text:span text:style-name="T219">veškerou</text:span> zemskou drobnou zvířenu podle jejích druhů.</text:p>
            <text:p text:style-name="P32"/>
          </table:table-cell>
        </table:table-row>
        <table:table-row table:style-name="Tabulka1.21">
          <table:table-cell table:style-name="Tabulka1.A1" office:value-type="string">
            <text:p text:style-name="P5">Lectio iij.</text:p>
            <text:p text:style-name="P106"><text:span text:style-name="T61">Et</text:span> vidit Deus quod esset bonum, et ait: Faciámus Hóminem ad imáginem et similitúdinem nostram: et præsit píscibus maris, et volatílibus cœli, et béstiis, universæque terræ, omníque réptili, quod movétur in terra. </text:p>
            <text:p text:style-name="P24"/>
          </table:table-cell>
          <table:table-cell table:style-name="Tabulka1.A1" office:value-type="string">
            <text:p text:style-name="P15"/>
            <text:p text:style-name="P114">A viděl Bůh, že je to dobré. Řekl <text:span text:style-name="T219">tedy</text:span>: Učiňme Člověka k obrazu a podobě naší; ať panuje nad mořskými rybami, nad nebeským ptactvem, nad <text:s/>zvířaty, <text:span text:style-name="T220">i </text:span>nad celou zemí, jakož i nade vš<text:span text:style-name="T220">emi plazy</text:span>, kteří se pohybují po zemi. <text:span text:style-name="T258">(</text:span><text:span text:style-name="T259">Hejčl, </text:span><text:span text:style-name="T260">upraveno</text:span><text:span text:style-name="T258">)</text:span></text:p>
            <text:p text:style-name="P115"/>
            <text:p text:style-name="P33"/>
          </table:table-cell>
        </table:table-row>
        <table:table-row table:style-name="Tabulka1.22">
          <table:table-cell table:style-name="Tabulka1.A1" table:number-columns-spanned="2" office:value-type="string">
            <text:p text:style-name="P67">Feria Quarta</text:p>
            <text:p text:style-name="P23">infra hebdomadam Septuagesimæ.</text:p>
          </table:table-cell>
          <table:covered-table-cell/>
        </table:table-row>
        <table:table-row table:style-name="Tabulka1.23">
          <table:table-cell table:style-name="Tabulka1.A1" office:value-type="string">
            <text:p text:style-name="P70">De libro Génesis.</text:p>
            <text:p text:style-name="P5">Lectio j. Cap. <text:span text:style-name="T216">1</text:span>.</text:p>
            <text:p text:style-name="P137"><text:soft-page-break/><text:span text:style-name="T61">Et</text:span> creávit Deus hóminem ad imáginem suam: ad imáginem Dei creávit illu<text:span text:style-name="T221">m, </text:span>másculum et fœminam creávit eos. Benedixítque illis Deus, et ait: Créscite, et multiplicámini, et repléte terram, et subjícite eam, et dominámini píscibus maris, et volatílibus cœli, et univérsis animántibus, quæ movéntur super terram.</text:p>
            <text:p text:style-name="P24"/>
          </table:table-cell>
          <table:table-cell table:style-name="Tabulka1.A1" office:value-type="string">
            <text:p text:style-name="P14"/>
            <text:p text:style-name="P14"/>
            <text:p text:style-name="P144"><text:soft-page-break/><text:span text:style-name="T61">Stvořil</text:span> tedy Bůh člověka k obrazu svému, k obrazu Božímu ho stvořil, <text:span text:style-name="T45">jako</text:span><text:span text:style-name="T221"> </text:span>muže a ženu je stvořil. Požehnal jim též Bůh, řka: <text:span text:style-name="T221">Ploďte</text:span>, množte se, naplňte zemi, podmaňte ji a panujte nad mořskými rybami, nad nebeským ptactvem a nade všemi živočichy, kteří se po zemi pohybují. </text:p>
            <text:p text:style-name="P32"/>
          </table:table-cell>
        </table:table-row>
        <table:table-row table:style-name="Tabulka1.24">
          <table:table-cell table:style-name="Tabulka1.A1" office:value-type="string">
            <text:p text:style-name="P5">Lectio ij.</text:p>
            <text:p text:style-name="P106">Dixítque Deus: Ecce dedi vobis omnem herbam afferéntem semen super terram, et univérsa ligna quæ habent in semetípsis seméntem géneris sui, ut sint vobis in escam: et cunctis animántibus terræ, omníque vólucri cœli, et univérsis quæ movéntur in terra, et in quibus est ánima vivens, ut hábeant ad vescéndum. Et factum est ita.</text:p>
            <text:p text:style-name="P106"/>
          </table:table-cell>
          <table:table-cell table:style-name="Tabulka1.A1" office:value-type="string">
            <text:p text:style-name="P14"/>
            <text:p text:style-name="P116"><text:span text:style-name="T61">Bůh</text:span> také řekl: Hle, dávám vám <text:span text:style-name="T221">po celé zemi </text:span>rostliny, <text:span text:style-name="T221">které plodí semeno</text:span>, a všecky stromy, které chovají v sobě semena svých druhů, abyste je měli k potravě;<text:span text:style-name="T42"> dávám je</text:span> též všem zvířatům na zemi, všemu nebeskému ptactvu a všemu drobnému zvířectvu, které se na zemi pohybuje a v němž jest živá duše, aby měla potravu. I stalo se tak.</text:p>
            <text:p text:style-name="P149"/>
          </table:table-cell>
        </table:table-row>
        <table:table-row table:style-name="Tabulka1.25">
          <table:table-cell table:style-name="Tabulka1.A1" office:value-type="string">
            <text:p text:style-name="P5">Lectio iij. <text:span text:style-name="T217">Cap. 1. et 2.</text:span></text:p>
            <text:p text:style-name="P106"><text:span text:style-name="T61">Vidítque</text:span> Deus cuncta quæ fécerat: et erant valde bona. Et factum est véspere et mane, dies sextus. Igitur perfécti sunt cœli et terra, et omnis ornátus eórum. Complevítque Deus die séptimo opus suum quod fécerat: et requiévit die séptimo ab univérso ópere quod patrárat.</text:p>
            <text:p text:style-name="P24"/>
          </table:table-cell>
          <table:table-cell table:style-name="Tabulka1.A1" office:value-type="string">
            <text:p text:style-name="P15"/>
            <text:p text:style-name="P114">A viděl Bůh všecko, co byl učinil, a bylo to velmi dobré. A nastal večer a jitro, den šestý. Tak dokonána byla nebesa, země a všecka jejich okrasa. Dokončil tedy Bůh dne sedmého své dílo, které byl konal, a odpočinul dne sedmého ode vší práce, kterou byl činil. <text:span text:style-name="T258">(</text:span><text:span text:style-name="T259">Hejčl, </text:span><text:span text:style-name="T260">upraveno</text:span><text:span text:style-name="T258">)</text:span></text:p>
            <text:p text:style-name="P33"/>
          </table:table-cell>
        </table:table-row>
        <table:table-row table:style-name="Tabulka1.26">
          <table:table-cell table:style-name="Tabulka1.A1" table:number-columns-spanned="2" office:value-type="string">
            <text:p text:style-name="P67">Feria Quinta</text:p>
            <text:p text:style-name="P23">infra hebdomadam Septuagesimæ.</text:p>
          </table:table-cell>
          <table:covered-table-cell/>
        </table:table-row>
        <table:table-row table:style-name="Tabulka1.27">
          <table:table-cell table:style-name="Tabulka1.A1" office:value-type="string">
            <text:p text:style-name="P70">De libro Génesis.</text:p>
            <text:p text:style-name="P5">Lectio j. Cap. <text:span text:style-name="T217">2</text:span>.</text:p>
            <text:p text:style-name="P137"><text:span text:style-name="T61">Et</text:span> benedíxit diéi séptimo et sanctificávit illum: quia in ipso cessáverat ab omni ópere suo quod creávit Deus ut fáceret. Istæ sunt generatiónes cœli et terræ, quando creáta sunt, in die quo fecit Dóminus Deus cœlum et terram: et omne virgúltum agri ántequam orirétur in terra, omnémque herbam regiónis priusquam germináret. </text:p>
            <text:p text:style-name="P24"/>
          </table:table-cell>
          <table:table-cell table:style-name="Tabulka1.A1" office:value-type="string">
            <text:p text:style-name="P14"/>
            <text:p text:style-name="P14"/>
            <text:p text:style-name="P145"><text:span text:style-name="T61">Požehnal</text:span> pak dni sedmému a posvětil ho, poněvadž toho dne byl ustal ode všeho svého díla, <text:span text:style-name="T222">na</text:span> kterém při stvoření pracoval. </text:p>
            <text:p text:style-name="P145"><text:span text:style-name="T61">Toto</text:span> jsou dějiny nebes a země po jejich stvoření: Tehdy, když učinil Hospodin Bůh nebe a zemi: na zemi ještě nebyly žádné polní křoviny, ani na lukách <text:span text:style-name="T222">ne</text:span>pučela žá<text:span text:style-name="T222">dná</text:span> rostlina.</text:p>
          </table:table-cell>
        </table:table-row>
        <table:table-row table:style-name="Tabulka1.28">
          <table:table-cell table:style-name="Tabulka1.A1" office:value-type="string">
            <text:p text:style-name="P5">Lectio ij.</text:p>
            <text:p text:style-name="P106"><text:span text:style-name="T61">Non</text:span> enim plúerat Dóminus Deus super terram, et homo non erat qui operarétur terram: sed fons ascendébat e terra, írrigans univérsam superficiem terræ. Formávit ígitur Dóminus Deus hóminem de limo terræ, et inspirávit in fáciem ejus spiráculum vitæ, et factus est homo in ánimam vivéntem. </text:p>
            <text:p text:style-name="P24"/>
          </table:table-cell>
          <table:table-cell table:style-name="Tabulka1.A1" office:value-type="string">
            <text:p text:style-name="P14"/>
            <text:p text:style-name="P150"><text:span text:style-name="T66">N</text:span><text:span text:style-name="T62">esesílal</text:span><text:span text:style-name="T19"> totiž Hospodin Bůh deště na zemi a nebyl člověk, </text:span><text:span text:style-name="T35">který</text:span><text:span text:style-name="T19"> by vzdělával půdu; </text:span><text:span text:style-name="T25">avšak </text:span><text:span text:style-name="T26">potom </text:span><text:span text:style-name="T19">vystupoval pramen ze země a zavlažoval všecek povrch země. </text:span><text:span text:style-name="T25">S</text:span><text:span text:style-name="T19">tvořil </text:span><text:span text:style-name="T25">tedy </text:span><text:span text:style-name="T19">Hospodin Bůh člověka z hlíny země, a vdechl v tvář jeho dech života; </text:span><text:span text:style-name="T25">a </text:span><text:span text:style-name="T19">tak se stal člověk živoucím </text:span><text:span text:style-name="T35">tvorem</text:span><text:span text:style-name="T19">.</text:span></text:p>
          </table:table-cell>
        </table:table-row>
        <table:table-row table:style-name="Tabulka1.29">
          <table:table-cell table:style-name="Tabulka1.A1" office:value-type="string">
            <text:p text:style-name="P5">Lectio iij.</text:p>
            <text:p text:style-name="P106"><text:soft-page-break/><text:span text:style-name="T61">Plantáverat</text:span> autem Dóminus Deus Paradísum voluptátis a princípio: in quo pósuit hóminem quem formáverat. Produxítque Dóminus Deus de humo omne lignum pulchrum visu, et ad vescéndum suáve: lignum étiam vitæ in médio paradísi, lignúmque sciéntiæ boni et mali. </text:p>
            <text:p text:style-name="P24"/>
          </table:table-cell>
          <table:table-cell table:style-name="Tabulka1.A1" office:value-type="string">
            <text:p text:style-name="P15"/>
            <text:p text:style-name="P114"><text:soft-page-break/><text:span text:style-name="T101">Vy</text:span><text:span text:style-name="T92">sadil</text:span> pak na počátku Hospodin Bůh rozkošný <text:span text:style-name="T222">R</text:span>áj a do <text:span text:style-name="T222">něj</text:span> postavil člověka, <text:span text:style-name="T301">kterého</text:span> <text:span text:style-name="T222">předtím</text:span> utvořil. Vyvedl totiž Hospodin Bůh ze země všeliké stromoví, krásné <text:span text:style-name="T222">na pohled </text:span>a <text:span text:style-name="T222">sladké</text:span> na chuť; také strom života <text:span text:style-name="T46">zasadil </text:span>uprostřed ráje, jakož i strom poznání dobrého i zlého. <text:span text:style-name="T258">(</text:span><text:span text:style-name="T259">Hejčl, </text:span><text:span text:style-name="T260">upraveno</text:span><text:span text:style-name="T258">)</text:span></text:p>
            <text:p text:style-name="P151"/>
          </table:table-cell>
        </table:table-row>
        <table:table-row table:style-name="Tabulka1.30">
          <table:table-cell table:style-name="Tabulka1.A1" table:number-columns-spanned="2" office:value-type="string">
            <text:p text:style-name="P67">Feria Sexta</text:p>
            <text:p text:style-name="P23">infra hebdomadam Septuagesimæ.</text:p>
          </table:table-cell>
          <table:covered-table-cell/>
        </table:table-row>
        <table:table-row table:style-name="Tabulka1.31">
          <table:table-cell table:style-name="Tabulka1.A1" office:value-type="string">
            <text:p text:style-name="P70">De libro Génesis.</text:p>
            <text:p text:style-name="P5">Lectio j. Cap. <text:span text:style-name="T217">2</text:span>.</text:p>
            <text:p text:style-name="P137"><text:span text:style-name="T61">Et</text:span> flúvius egrediebátur de loco voluptátis ad irrigándúm paradísum, qui inde divíditur in quátuor cápita. Nomen uni Phison: ipse est qui círcuit omnem terram Hévilath, ubi náscitur aurum: et aurum terræ illíus óptimum est: ibi invenítur bdéllium, et lapis onychinus. </text:p>
            <text:p text:style-name="P24"/>
          </table:table-cell>
          <table:table-cell table:style-name="Tabulka1.A1" office:value-type="string">
            <text:p text:style-name="P14"/>
            <text:p text:style-name="P14"/>
            <text:p text:style-name="P146"><text:span text:style-name="T61">Vychází</text:span> pak z místa <text:span text:style-name="T297">potěšení</text:span> řeka, aby zavlažovala ráj, načež se dělí ve čtyři ramena. Jméno jednoho Fison; to obtéká celou zemi Hevilat; tam se těží zlato: zlato té krajiny je výborné: tam se nalézá bdellium a kámen onyx. </text:p>
            <text:p text:style-name="P32"/>
          </table:table-cell>
        </table:table-row>
        <table:table-row table:style-name="Tabulka1.32">
          <table:table-cell table:style-name="Tabulka1.A1" office:value-type="string">
            <text:p text:style-name="P5">Lectio ij.</text:p>
            <text:p text:style-name="P106"><text:span text:style-name="T61">Et</text:span> nomen flúvii secúndi Gehon: ipse est qui circúmit omnem terram Æthiópiæ. Nomen vero flúminis tértii, Tygris: ipse vadit contra Assyrios. Flúvius autem quartus, ipse est Euphrátes. </text:p>
            <text:p text:style-name="P24"/>
          </table:table-cell>
          <table:table-cell table:style-name="Tabulka1.A1" office:value-type="string">
            <text:p text:style-name="P14"/>
            <text:p text:style-name="P117"><text:span text:style-name="T61">Jméno</text:span> druhé ř<text:span text:style-name="T223">eky</text:span> je Gehon; ten obtéká celou Etiopii. Jméno třetí ř<text:span text:style-name="T223">eky</text:span> je Tigris; ten teče na východě Asýrie. Čtvrtá pak ř<text:span text:style-name="T223">eka</text:span> je Eufrat. </text:p>
            <text:p text:style-name="P149"/>
          </table:table-cell>
        </table:table-row>
        <table:table-row table:style-name="Tabulka1.33">
          <table:table-cell table:style-name="Tabulka1.A1" office:value-type="string">
            <text:p text:style-name="P5">Lectio iij.</text:p>
            <text:p text:style-name="P106"><text:span text:style-name="T61">Tulit</text:span> ergo Dóminus Deus hóminem, et posuit eum in paradíso voluptátis, ut operarétur, et custodíret illum: præcepítque ei, dicens: Ex omni ligno paradisi cómede: de ligno autem sciéntiæ boni et mali ne cómedas. In quocúmque enim die coméderis ex eo, morte moriéris. </text:p>
            <text:p text:style-name="P24"/>
          </table:table-cell>
          <table:table-cell table:style-name="Tabulka1.A1" office:value-type="string">
            <text:p text:style-name="P15"/>
            <text:p text:style-name="P153"><text:span text:style-name="T68">Vzal</text:span><text:span text:style-name="T19"> tedy Hospodin Bůh člověka a postavil ho </text:span><text:span text:style-name="T36">v </text:span><text:span text:style-name="T19">ráji </text:span><text:span text:style-name="T39">plném potěšení</text:span><text:span text:style-name="T19">, aby jej vzdělával a hleděl si ho. A přikázal mu: </text:span><text:span text:style-name="T40">Z</text:span><text:span text:style-name="T19"> každého rajského stromu smíš jísti; avšak se stromu poznání dobrého a zlého jí</text:span><text:span text:style-name="T40">sti nesmíš</text:span><text:span text:style-name="T19">! Neboť </text:span><text:span text:style-name="T40">v</text:span><text:span text:style-name="T19"> den, </text:span><text:span text:style-name="T40">kdy z něho pojíš</text:span><text:span text:style-name="T19">, jistě zemřeš! <text:s text:c="2"/></text:span><text:span text:style-name="T258">(</text:span><text:span text:style-name="T259">Hejčl, </text:span><text:span text:style-name="T260">upraveno</text:span><text:span text:style-name="T258">)</text:span></text:p>
          </table:table-cell>
        </table:table-row>
        <table:table-row table:style-name="Tabulka1.34">
          <table:table-cell table:style-name="Tabulka1.A1" table:number-columns-spanned="2" office:value-type="string">
            <text:p text:style-name="P49"><text:span text:style-name="T6">D</text:span><text:span text:style-name="T210">ominica</text:span></text:p>
            <text:p text:style-name="P3">in Sexagesima.</text:p>
          </table:table-cell>
          <table:covered-table-cell/>
        </table:table-row>
        <table:table-row table:style-name="Tabulka1.35">
          <table:table-cell table:style-name="Tabulka1.A1" office:value-type="string">
            <text:p text:style-name="P55">In I. Nocturno</text:p>
            <text:p text:style-name="P52"><text:span text:style-name="T224">De</text:span> libr<text:span text:style-name="T224">o</text:span> Génesis.</text:p>
            <text:p text:style-name="P18">Lectio j. <text:span text:style-name="T211">Cap. 2.</text:span></text:p>
            <text:p text:style-name="P74"><text:span text:style-name="T61">Dixit</text:span> quoque Dóminus Deus: Non est bonum esse hóminem solum: faciámus ei adjutórium símile sibi. Formátis ígitur, Dóminus Deus, de humo cunctis animántibus terræ, et univérsis volatílibus cœli, addúxit ea ad Adam, ut vidéret quid vocáret ea: omne enim quod vocávit Adam ánimam vivéntis, ipsum est nomen ejus.</text:p>
            <text:p text:style-name="P74"/>
          </table:table-cell>
          <table:table-cell table:style-name="Tabulka1.A1" office:value-type="string">
            <text:p text:style-name="P159"><text:s/></text:p>
            <text:p text:style-name="P58"/>
            <text:p text:style-name="P58"/>
            <text:p text:style-name="P80"><text:span text:style-name="T97">Hospodin</text:span><text:span text:style-name="T247"> Bůh také řekl: Není dobře člověku býti s</text:span><text:span text:style-name="T251">a</text:span><text:span text:style-name="T247">m</text:span><text:span text:style-name="T251">otnému</text:span><text:span text:style-name="T247">; učiňme mu pomocnici jemu podobnou. </text:span><text:span text:style-name="T251">Když tedy </text:span><text:span text:style-name="T247">Hospodin Bůh </text:span><text:span text:style-name="T264">vy</text:span><text:span text:style-name="T247">tvoři</text:span><text:span text:style-name="T251">l</text:span><text:span text:style-name="T247"> z hlíny všecky pozemské živočichy a všecky nebeské ptáky, přivedl je k Adamovi, </text:span><text:span text:style-name="T251">a</text:span><text:span text:style-name="T247">by viděl, jak <text:s/>je nazv</text:span><text:span text:style-name="T261">e</text:span><text:span text:style-name="T247">; jméno každého živočicha pak mělo býti takové, jaké mu Adam dá. </text:span></text:p>
          </table:table-cell>
        </table:table-row>
        <table:table-row table:style-name="Tabulka1.36">
          <table:table-cell table:style-name="Tabulka1.A1" office:value-type="string">
            <text:p text:style-name="P18">Lectio ij.</text:p>
            <text:p text:style-name="P101"><text:span text:style-name="T61">Appellavítque</text:span> Adam nomínibus suis cuncta animántia, et univérsa volatília cœli, et omnes bés<text:soft-page-break/>tias terræ: Adæ vero non inveniebátur adjútor símilis ejus. Immísit ergo Dóminus Deus sopórem in Adam: cumque obdormísset, tulit unam de costis ejus, et replévit carnem pro ea.</text:p>
            <text:p text:style-name="P41"/>
          </table:table-cell>
          <table:table-cell table:style-name="Tabulka1.A1" office:value-type="string">
            <text:p text:style-name="P60"/>
            <text:p text:style-name="P124"><text:span text:style-name="T61">Dal</text:span> tedy Adam jména všem krotkým živočichům, všem nebeským ptákům a všem <text:soft-page-break/>divokým zvířatům <text:span text:style-name="T226">země</text:span>. Pomocnice však sobě podobné Adam nenalézal. Seslal tedy Hospodin Bůh na Adama tvrdý spánek; když usnul, vyňal mu jedno <text:span text:style-name="T226">z </text:span>žeb<text:span text:style-name="T226">e</text:span>r, a místo jeho vyplnil masem.</text:p>
          </table:table-cell>
        </table:table-row>
        <table:table-row table:style-name="Tabulka1.37">
          <table:table-cell table:style-name="Tabulka1.A1" office:value-type="string">
            <text:p text:style-name="P18">Lectio iij.</text:p>
            <text:p text:style-name="P101"><text:span text:style-name="T61">Et</text:span> ædificávit Dóminus Deus costam, quam túlerat de Adam in mulíerem, et addúxit eam ad Adam. Dixítque Adam: Hoc nunc, os ex óssibus meis, et caro de carne mea: hæc vocábitur Virágo, qu<text:span text:style-name="T224">ó</text:span>niam de viro sumpta est. Quamóbrem relínquet homo patrem suum, et matrem, et adhærébit uxóri suæ: et erunt duo in carne una.</text:p>
            <text:p text:style-name="P64"/>
          </table:table-cell>
          <table:table-cell table:style-name="Tabulka1.A1" office:value-type="string">
            <text:p text:style-name="P60"/>
            <text:p text:style-name="P125"><text:span text:style-name="T61">Ze</text:span> žebra pak, které byl vyňal z Adama, Hospodin Bůh učinil ženu a přivedl ji k Adamovi. Tu řekl Adam: „To je konečně kost z mých kostí a maso z mého masa. Bude s<text:span text:style-name="T227">e</text:span> <text:span text:style-name="T227">nazývat </text:span>Mužice, neboť z muže <text:span text:style-name="T295">byla</text:span> vzata.“ Proto opustí člověk svého otce i matku a přilne k<text:span text:style-name="T227">e</text:span> své manželce, <text:span text:style-name="T227">a</text:span> budou dva <text:span text:style-name="T227">v</text:span> <text:span text:style-name="T227">jednom </text:span>těl<text:span text:style-name="T227">e</text:span>.</text:p>
          </table:table-cell>
        </table:table-row>
        <table:table-row table:style-name="Tabulka1.38">
          <table:table-cell table:style-name="Tabulka1.A1" office:value-type="string">
            <text:p text:style-name="P18">Lectio i<text:span text:style-name="T212">v</text:span>. <text:span text:style-name="T225">Cap. 3.</text:span></text:p>
            <text:p text:style-name="P101"><text:span text:style-name="T61">Sed</text:span> et serpens erat callídior cunctis animántibus terræ quæ fécerat Dóminus Deus. Qui dixit ad mulíerem: Cur præcépit vobis Deus ut non comederétis de omni ligno paradísi? Cui respóndit múlier: De fructu lignórum, quæ sunt in paradíso, véscimur: de fructu vero ligni, quod est in médio paradísi, præcépit nobis Deus ne comederémus: et ne tangerémus illud, ne forte moriámur.</text:p>
            <text:p text:style-name="P64"/>
          </table:table-cell>
          <table:table-cell table:style-name="Tabulka1.A1" office:value-type="string">
            <text:p text:style-name="P60"/>
            <text:p text:style-name="P129"><text:span text:style-name="T61">Had</text:span> byl lstivější, než všechna polní zvířata, která byl Hospodin Bůh učinil. Ten řekl ženě: „Proč vám zakázal Bůh jísti <text:span text:style-name="T295">z</text:span>e všech rajských stromů?“ Žena mu odpověděla: „Z ovoce stromů, které jsou v ráji, jísti smíme; <text:span text:style-name="T227">a</text:span>však z ovoce stromu, který je uprostřed ráje, zakázal nám Bůh jísti, ano i dotýkati se ho, abychom snad nezemřeli.“ <text:span text:style-name="T300">(</text:span><text:span text:style-name="T49">Hejčl, </text:span><text:span text:style-name="T50">upraveno</text:span><text:span text:style-name="T300">)</text:span></text:p>
          </table:table-cell>
        </table:table-row>
        <table:table-row table:style-name="Tabulka1.39">
          <table:table-cell table:style-name="Tabulka1.A1" office:value-type="string">
            <text:p text:style-name="P46">In II. Nocturno</text:p>
            <text:p text:style-name="P36">Ex libro Enchíridii sancti Bernárdi Abbátis.</text:p>
            <text:p text:style-name="P8">Serm. 2. in Septuages.</text:p>
            <text:p text:style-name="P34"><text:bookmark-start text:name="__DdeLink__2400_167314470911311111"/><text:span text:style-name="T2">Lectio</text:span><text:bookmark-end text:name="__DdeLink__2400_167314470911311111"/><text:span text:style-name="T2"> v.</text:span></text:p>
            <text:p text:style-name="P104"><text:span text:style-name="T61">Immísit</text:span> Dóminus sopórem in Adam. Immísit et in seípsum, factus nimírum secúndus Adam: sed est distántia forte non parva. Ille enim soporátus vidétur præ excéssu contemplatiónis; Christus miseratiónis afféctu: ut in illum sopórem immíserit véritas, in hunc cháritas, cum útraque sit Dóminus. Ait enim Joánnes Evangelísta: Deus cháritas est. Et ipse Dóminus: Ego sum via, véritas et vita. </text:p>
            <text:p text:style-name="P24"/>
          </table:table-cell>
          <table:table-cell table:style-name="Tabulka1.A1" office:value-type="string">
            <text:p text:style-name="P28"/>
            <text:p text:style-name="P28"/>
            <text:p text:style-name="P28"/>
            <text:p text:style-name="P28"/>
            <text:p text:style-name="P81"><text:span text:style-name="T79">P</text:span><text:span text:style-name="T78">án</text:span><text:span text:style-name="T152"> seslal </text:span><text:span text:style-name="T168">tvrdý </text:span><text:span text:style-name="T152">spánek na Adama. Seslal jej i sám na sebe </text:span><text:span text:style-name="T153">a </text:span><text:span text:style-name="T168">tím se zajisté stal </text:span><text:span text:style-name="T152">druhým Adamem. Avšak </text:span><text:span text:style-name="T168">mezi nimi </text:span><text:span text:style-name="T272">zajisté</text:span><text:span text:style-name="T168"> není <text:s/></text:span><text:span text:style-name="T152">malá vzdálenost. </text:span><text:span text:style-name="T154">Adam</text:span><text:span text:style-name="T152"> totiž, </text:span><text:span text:style-name="T154">zdá se, usnul</text:span><text:span text:style-name="T152"> </text:span><text:span text:style-name="T168">z</text:span><text:span text:style-name="T152"> </text:span><text:span text:style-name="T154">vel</text:span><text:span text:style-name="T174">i</text:span><text:span text:style-name="T154">k</text:span><text:span text:style-name="T168">é</text:span><text:span text:style-name="T154"> ohleduplnost</text:span><text:span text:style-name="T168">i</text:span><text:span text:style-name="T154"> </text:span><text:span text:style-name="T136">Boží</text:span><text:span text:style-name="T152">, Krist</text:span><text:span text:style-name="T168">us vša</text:span><text:span text:style-name="T154">k </text:span><text:span text:style-name="T168">byl</text:span><text:span text:style-name="T155"> </text:span><text:span text:style-name="T168">jat velikým soucitem</text:span><text:span text:style-name="T152">. </text:span><text:span text:style-name="T155">Tak j</text:span><text:span text:style-name="T152">ako </text:span><text:span text:style-name="T272">v</text:span><text:span text:style-name="T152"> Adama vdechla spánek pravda, v</text:span><text:span text:style-name="T266"> </text:span><text:span text:style-name="T152">Krista láska, </text:span><text:span text:style-name="T168">to oboje </text:span><text:span text:style-name="T152">však </text:span><text:span text:style-name="T168">je </text:span><text:span text:style-name="T152">Pán, </text:span><text:span text:style-name="T138">pravda i láska</text:span><text:span text:style-name="T152">. </text:span><text:span text:style-name="T155">E</text:span><text:span text:style-name="T152">vangelista Jan </text:span><text:span text:style-name="T155">totiž pravil</text:span><text:span text:style-name="T152">: “Bůh je láska.” A sám Pán </text:span><text:span text:style-name="T138">ř</text:span><text:span text:style-name="T142">ekl</text:span><text:span text:style-name="T152">: “Já jsem cesta, pravda a život.”</text:span></text:p>
          </table:table-cell>
        </table:table-row>
        <table:table-row table:style-name="Tabulka1.40">
          <table:table-cell table:style-name="Tabulka1.A1" office:value-type="string">
            <text:p text:style-name="P10">Lectio vj.</text:p>
            <text:p text:style-name="P76"><text:span text:style-name="T61">Sane</text:span> sopórem Christi solíus charitátis fuísse nemo dúbitat, vel nómine tenus Christiánus. Síquidem accúbuit ut leo, non victus plane, sed victor, potestáte própria ponens ánimam, somnum mortis excípiens própria voluntáte. Céterum qualis et ille sopor dicéndus sit fuísse, vel credéndus, quem Dóminus immísit in Adam, in quo sine sensu omnino dolóris, in mulíerem ædificándam costa subláta est de látere dormiéntis?</text:p>
            <text:p text:style-name="P39"/>
          </table:table-cell>
          <table:table-cell table:style-name="Tabulka1.A1" office:value-type="string">
            <text:p text:style-name="P28"/>
            <text:p text:style-name="P83"><text:span text:style-name="T72">Zaj</text:span><text:span text:style-name="T71">isté</text:span><text:span text:style-name="T115"> nikdo nepochybuje, že spánek Kristův </text:span><text:span text:style-name="T103">přišel</text:span><text:span text:style-name="T115"> pouze z lásky, </text:span><text:span text:style-name="T104">alespoň pokud mluvíme o </text:span><text:span text:style-name="T113">K</text:span><text:span text:style-name="T104">řesťanech. Pokud tedy ulehl jako lev, samozřejmě ne jako poražený, ale jako vítěz, </text:span><text:span text:style-name="T103">z </text:span><text:span text:style-name="T104">vlastní moc</text:span><text:span text:style-name="T103">i</text:span><text:span text:style-name="T104"> </text:span><text:span text:style-name="T113">vy</text:span><text:span text:style-name="T104">dal svůj život </text:span><text:span text:style-name="T105">a </text:span><text:span text:style-name="T106">spánek smrti přijal z vlastní vůle. Co však asi můžeme říct či věřit o spánku, který Pán seslal na Adama, </text:span><text:span text:style-name="T279">a </text:span><text:span text:style-name="T280">v němž</text:span><text:span text:style-name="T106"> mu bez jakéhokoliv </text:span><text:span text:style-name="T103">vjemu</text:span><text:span text:style-name="T106"> bolesti odebral z boku žebro, aby utvořil ženu? </text:span><text:span text:style-name="T104"><text:s/></text:span></text:p>
          </table:table-cell>
        </table:table-row>
        <table:table-row table:style-name="Tabulka1.41">
          <table:table-cell table:style-name="Tabulka1.A1" office:value-type="string">
            <text:p text:style-name="P10">Lectio vij.</text:p>
            <text:p text:style-name="P82"><text:soft-page-break/><text:span text:style-name="T63">Mihi</text:span><text:span text:style-name="T12"> quidem non nisi incommutábilis veritátis intúitu, et abysso divínæ sapiéntiæ corpóreis excédens sénsibus obdormísse vidétur: quod ex ejus verbis vel máximæ cónjici potest. Rédiens nimírum índicat quo abiísset, dum tamquam ébrius de cella vinária véniens, et erúctans illud magnum sacraméntum, quod tanto post in Christo et in Ecclésia Apóstolus commendávit. Hoc nunc, inquit, os ex óssibus meis. Et, Propter hoc, relínquet homo patrem et </text:span><text:span text:style-name="T13">m</text:span><text:span text:style-name="T12">atrem, et adhærébit uxóri suæ, et erunt duo in carne una. An tibi pénitus obdormísse vidétur, qui in hanc vocem excitátus erúpit? </text:span></text:p>
            <text:p text:style-name="P30"/>
          </table:table-cell>
          <table:table-cell table:style-name="Tabulka1.A1" office:value-type="string">
            <text:p text:style-name="P28"/>
            <text:p text:style-name="P84"><text:soft-page-break/><text:span text:style-name="T82">Mně</text:span><text:span text:style-name="T175"> se tedy zdá,</text:span><text:span text:style-name="T156"> </text:span><text:span text:style-name="T179">jako by</text:span><text:span text:style-name="T175"> usnul při pohledu na neměnnou pravdu </text:span><text:span text:style-name="T169">a</text:span><text:span text:style-name="T175"> </text:span><text:span text:style-name="T169">hlubinu</text:span><text:span text:style-name="T175"> božské moudrosti, která přesahuje lidské smysly. To se dá poznat, či </text:span><text:span text:style-name="T156">spíše </text:span><text:span text:style-name="T175">uhodnout, z jeho slov. </text:span><text:span text:style-name="T157">Když se totiž </text:span><text:span text:style-name="T137">z </text:span><text:span text:style-name="T139">toho</text:span><text:span text:style-name="T137"> spánku </text:span><text:span text:style-name="T157">navrací, ukazuje, kam odešel, když přichází jako opil</text:span><text:span text:style-name="T169">ec</text:span><text:span text:style-name="T157"> z vinného sklepa a vy</text:span><text:span text:style-name="T273">hrkne</text:span><text:span text:style-name="T157"> ono vel</text:span><text:span text:style-name="T174">i</text:span><text:span text:style-name="T157">ké tajemství, které po takové době o Kristu a Církvi vyjevuje </text:span><text:span text:style-name="T169">A</text:span><text:span text:style-name="T157">poštol. „Toto </text:span><text:span text:style-name="T179">zde</text:span><text:span text:style-name="T157">,“ </text:span><text:span text:style-name="T179">praví, „</text:span><text:span text:style-name="T157">je kost mých kostí.“ A „proto opustí člověk otce i matku, a přilne ke své manželce, a budou dva v jednom těle.“ Nebo se ti </text:span><text:span text:style-name="T174">snad </text:span><text:span text:style-name="T157">zdá, že </text:span><text:span text:style-name="T169">ten</text:span><text:span text:style-name="T157">, </text:span><text:span text:style-name="T169">k</text:span><text:span text:style-name="T273">terý</text:span><text:span text:style-name="T169"> potom</text:span><text:span text:style-name="T157"> vzrušeným hlasem vykřikl tato slova, </text:span><text:span text:style-name="T289">j</text:span><text:span text:style-name="T290">en</text:span><text:span text:style-name="T137"> </text:span><text:span text:style-name="T134">upadl do </text:span><text:span text:style-name="T157">hlubo</text:span><text:span text:style-name="T174">kého</text:span><text:span text:style-name="T157"> </text:span><text:span text:style-name="T267">s</text:span><text:span text:style-name="T266">pánku</text:span><text:span text:style-name="T157">? </text:span></text:p>
          </table:table-cell>
        </table:table-row>
        <table:table-row table:style-name="Tabulka1.42">
          <table:table-cell table:style-name="Tabulka1.A1" office:value-type="string">
            <text:p text:style-name="P10">Lectio viij.</text:p>
            <text:p text:style-name="P76"><text:span text:style-name="T61">In</text:span> libertáte pósuit eum Deus, ut inter summa et ínfima versans, et in illa excéderet sine difficultáte, et ad hæc sine illécebra aut necessitáte descénderet. Non sic in nobis líbera rátio, sed úndique ei luctándum est. Sic enim et ab ínfimis visco quodam captíva tenétur, et a summis indígna repéllitur, ut nec ab his sine dolóre possit avélli, nec ad illa sine magno gémitu vel raro queat admítti. Hinc nempe vim fáciunt qui quærunt ánimam meam, ut clamáre necésse sit: Infélix ego homo, quis me liberábit de córpore mortis hujus? </text:p>
            <text:p text:style-name="P39"/>
          </table:table-cell>
          <table:table-cell table:style-name="Tabulka1.A1" office:value-type="string">
            <text:p text:style-name="P28"/>
            <text:p text:style-name="P85"><text:span text:style-name="T83">Bůh</text:span><text:span text:style-name="T176"> </text:span><text:span text:style-name="T268">č</text:span><text:span text:style-name="T266">lověka</text:span><text:span text:style-name="T176"> ustanovil </text:span><text:span text:style-name="T18">ve</text:span><text:span text:style-name="T84"> </text:span><text:span text:style-name="T176">svobodě, </text:span><text:span text:style-name="T177">aby se pohyboval mezi nebem a zemí, aby snadno vystoupal do výšin, ale zároveň jej nic, ani nutnost, nelákalo sestoupit dolů. Neměl však svobodnou vůli jako my, ale ze všech stran musel </text:span><text:span text:style-name="T140">s něčím </text:span><text:span text:style-name="T177">bojovat. Tak jej totiž na zemi drželo v zajetí nějaké bahno a z nebe jej zase odháněly špatnosti, aby se ani n</text:span><text:span text:style-name="T179">e</text:span><text:span text:style-name="T177">dokázal bezbolestně odtrhnout od věcí pozemských, a do nebe mohl být jen stěží přijat bez velkého nářku. Takto se </text:span><text:span text:style-name="T185">za</text:span><text:span text:style-name="T177">jisté namáhají ti, </text:span><text:span text:style-name="T276">kteří</text:span><text:span text:style-name="T177"> chtějí uchvátit mou duši, </text:span><text:span text:style-name="T277">musíme tedy </text:span><text:span text:style-name="T177">volat: „</text:span><text:span text:style-name="T277">N</text:span><text:span text:style-name="T177">ešťastný </text:span><text:span text:style-name="T277">j</text:span><text:span text:style-name="T177">á člověk! </text:span><text:span text:style-name="T276">K</text:span><text:span text:style-name="T177">do mne osvobodí z tohoto těla smrti?“ </text:span><text:span text:style-name="T307">(Rom 7:24)</text:span></text:p>
          </table:table-cell>
        </table:table-row>
        <table:table-row table:style-name="Tabulka1.43">
          <table:table-cell table:style-name="Tabulka1.A1" office:value-type="string">
            <text:p text:style-name="P46">In III. Nocturno</text:p>
            <text:p text:style-name="P1"><text:span text:style-name="T20">Léctio sancti Evangélii secúndum Lucam.</text:span><text:span text:style-name="T3"> </text:span></text:p>
            <text:p text:style-name="P5">Lectio ix. Cap. 8.</text:p>
            <text:p text:style-name="P105"><text:span text:style-name="T61">In</text:span> illo témpore: Cum autem turba plúrima convenírent, et de civitátibus properárent ad Jesum, dixit per similitúdinem: Exiit qui séminat, semináre semen suum. Et réliqua.</text:p>
            <text:p text:style-name="P43"/>
            <text:p text:style-name="P1"><text:span text:style-name="T200">Homilia sancti Gregórii Papæ</text:span><text:span text:style-name="T20">.</text:span></text:p>
            <text:p text:style-name="P12">Homilia 15. in Evangélia.</text:p>
            <text:p text:style-name="P107"><text:span text:style-name="T61">Léctio</text:span> sancti Evangélii, quam modo, fratres caríssimi, audístis, expositióne non índiget, sed admonitióne. Quam enim per semetípsam Véritas expósuit, hanc discútere humána fragílitas non præsumat. Sed est quod sollícite in hac ipsa expositióne Domínica pensáre debeámus: quia si nos vobis semen verbum, agrum mundum, vólucres dæmónia, spinas divítias significáre dicerémus ad credéndum nobis mens fórsitan vestra dubitáret.</text:p>
            <text:p text:style-name="P43"/>
          </table:table-cell>
          <table:table-cell table:style-name="Tabulka1.A1" office:value-type="string">
            <text:p text:style-name="P28"/>
            <text:p text:style-name="P28"/>
            <text:p text:style-name="P28"/>
            <text:p text:style-name="P82"><text:span text:style-name="T87">Z</text:span><text:span text:style-name="T77">a</text:span><text:span text:style-name="T151"> onoho času, </text:span><text:span text:style-name="T186">když se však </text:span><text:span text:style-name="T194">vytvořil </text:span><text:span text:style-name="T186">zástup veliký a z měst pospíchali </text:span><text:span text:style-name="T150">lidé </text:span><text:span text:style-name="T186">za Ježíšem, řekl </text:span><text:span text:style-name="T273">v </text:span><text:span text:style-name="T186">podobenství: „Vyšel rozsévač, aby rozséval sv</text:span><text:span text:style-name="T273">ou</text:span><text:span text:style-name="T186"> se</text:span><text:span text:style-name="T273">tbu</text:span><text:span text:style-name="T186">.“ A ostatní.</text:span></text:p>
            <text:p text:style-name="P28"/>
            <text:p text:style-name="P28"/>
            <text:p text:style-name="P28"/>
            <text:p text:style-name="P157"><text:span text:style-name="T88">Nejdražší</text:span><text:span text:style-name="T187"> bratři, č</text:span><text:span text:style-name="T151">tení svatého </text:span><text:span text:style-name="T194">E</text:span><text:span text:style-name="T151">vangelia, které jsme právě slyšeli, nepotřebuje vysvětlení, ale spíše </text:span><text:span text:style-name="T187">povzbuzení. Vysvětlení nám poskytla sama Pravda, kterou si lidská slabost </text:span><text:span text:style-name="T188">nesmí dovolit</text:span><text:span text:style-name="T187"> zpochybňovat. </text:span><text:span text:style-name="T189">Avšak na jednu věc </text:span><text:span text:style-name="T195">si </text:span><text:span text:style-name="T189">v tomto Pánově výkladu musíme dávat dobrý pozor: že </text:span><text:span text:style-name="T190">kdybychom </text:span><text:span text:style-name="T189">vám </text:span><text:span text:style-name="T147">pouze my </text:span><text:span text:style-name="T189">řek</text:span><text:span text:style-name="T190">li</text:span><text:span text:style-name="T189">, že semeno zde znamená slovo, pole svět, ptáci démony a trní bohatství, možná nám to vaše mysl zcela neuvěří </text:span><text:span text:style-name="T191">a bude pochybovat</text:span><text:span text:style-name="T189">.</text:span></text:p>
          </table:table-cell>
        </table:table-row>
        <table:table-row table:style-name="Tabulka1.44">
          <table:table-cell table:style-name="Tabulka1.A1" office:value-type="string">
            <text:p text:style-name="P5">Lectio x.</text:p>
            <text:p text:style-name="P105"><text:span text:style-name="T61">Unde</text:span> et idem Dóminus per semetípsum dignátus est expónere quod dicébat, ut sciátis rerum significatiónes quærére in iis étiam, quæ per <text:soft-page-break/>semetípsum nóluit explanáre. Exponéndo ergo quod dixit, figuráte se loqui innótuit: quátenus certos nos rédderet, cum vobis nostra fragílitas verbórum illíus fig<text:span text:style-name="T228">ú</text:span>ras aperíret. </text:p>
            <text:p text:style-name="P43"/>
          </table:table-cell>
          <table:table-cell table:style-name="Tabulka1.A1" office:value-type="string">
            <text:p text:style-name="P28"/>
            <text:p text:style-name="P132"><text:span text:style-name="T61">Proto</text:span> i sám Pán ráčil vlastními ústy vyložit, co říkal, abyste dokázali hledat význam věcí i tam, kde to vlastními ústy vysvětlit nechtěl. <text:span text:style-name="T52">Při výkladu </text:span><text:soft-page-break/><text:span text:style-name="T52">svých</text:span> slov nám <text:span text:style-name="T43">hned na začátku</text:span><text:span text:style-name="T51"> sdělil</text:span>, že mluví v obrazech. Tím <text:span text:style-name="T228">nás také u</text:span>tvrdil <text:span text:style-name="T228">v tom</text:span><text:span text:style-name="T42">, </text:span><text:span text:style-name="T228">aby </text:span>vám naše křehkost <text:span text:style-name="T308">jeho slovy </text:span>ot<text:span text:style-name="T308">e</text:span>vír<text:span text:style-name="T228">ala</text:span> <text:span text:style-name="T298">tyto </text:span>obrazy.</text:p>
          </table:table-cell>
        </table:table-row>
        <table:table-row table:style-name="Tabulka1.45">
          <table:table-cell table:style-name="Tabulka1.A1" office:value-type="string">
            <text:p text:style-name="P5">Lectio xj.</text:p>
            <text:p text:style-name="P105"><text:span text:style-name="T61">Quis</text:span> enim mihi umquam créderet, si spinas divítias interpretári voluíssem? máxime cum illæ pugnant, istæ deléctent. Et tamen spinæ sunt, quia cogitatiónum suárum punctiónibus méntem lácerant: et cum usque ad peccátum pértrahunt, quasi inflícto vúlnere cruéntant. Quas bene hoc in loco, álio Evangelísta testánte, nequáquam Dóminus divítias, sed falláces divítias appéllat.</text:p>
            <text:p text:style-name="P43"/>
          </table:table-cell>
          <table:table-cell table:style-name="Tabulka1.A1" office:value-type="string">
            <text:p text:style-name="P28"/>
            <text:p text:style-name="P86"><text:span text:style-name="T89">Kdo</text:span><text:span text:style-name="T196"> by mi </text:span><text:span text:style-name="T278">totiž</text:span><text:span text:style-name="T196"> kdy uvěřil, pokud bych chtěl trní vyložit jako bohatství? Natož když trní </text:span><text:span text:style-name="T197">píchá</text:span><text:span text:style-name="T196">, ale bohatství je příjemné? A přece je </text:span><text:span text:style-name="T149">bohatství </text:span><text:span text:style-name="T196">trním, neboť </text:span><text:span text:style-name="T198">svými bodavými myšlenkami zraňuje mysl. A když nás doved</text:span><text:span text:style-name="T269">e</text:span><text:span text:style-name="T198"> až ke hříchu, naše mysl krvácí jako po utržené ráně. Pán je na tomto místě, jak svědčí jiný Evangelista, nikdy nenazývá bohatstvím, nýbrž falešným bohatstvím.</text:span></text:p>
          </table:table-cell>
        </table:table-row>
        <table:table-row table:style-name="Tabulka1.46">
          <table:table-cell table:style-name="Tabulka1.A1" office:value-type="string">
            <text:p text:style-name="P5">Lectio xij.</text:p>
            <text:p text:style-name="P105"><text:span text:style-name="T61">Falláces</text:span> enim sunt, quæ nobíscum diu permanére non possunt: falláces sunt, quæ mentis nostræ inópiam non expéllunt. Solæ autem divítiæ veræ sunt, quæ nos dívites virtútibus fáciunt. Si ergo, fratres caríssimi, esse dívites cúpitis, veras divítias amáte. Si culmen veri honóris quæritis, ad cœléste regnum téndite. Si glóriam dignitátum dilígitis, in illa superna Angelórum cúria <text:span text:style-name="T53">adscríbi</text:span> festináte. Verba Dómini, quæ aure percípitis, mente retinéte.</text:p>
            <text:p text:style-name="P43"/>
          </table:table-cell>
          <table:table-cell table:style-name="Tabulka1.A1" office:value-type="string">
            <text:p text:style-name="P28"/>
            <text:p text:style-name="P87"><text:span text:style-name="T74">Falešné</text:span><text:span text:style-name="T123"> je totiž </text:span><text:span text:style-name="T124">proto</text:span><text:span text:style-name="T123">, </text:span><text:span text:style-name="T124">že </text:span><text:span text:style-name="T123">s námi nikdy dlouho nezůstane. Je falešné, neboť nezahání chamtivost naší mysli. Pouze takové bohatství je pravé, které nás činí bohatými na ctnosti. Nejdražší bratři, pokud toužíte býti bohatí, milujte pravé bohatství. Pokud hledáte vrchol pravé ú</text:span><text:span text:style-name="T132">cty</text:span><text:span text:style-name="T123">, směřujte k nebeskému království. Pokud máte rádi slávu a pocty, spěchejte </text:span><text:span text:style-name="T125">zapsat</text:span><text:span text:style-name="T123"> se k onomu nejvyššímu </text:span><text:span text:style-name="T281">a</text:span><text:span text:style-name="T123">ndělskému dvoru. </text:span><text:span text:style-name="T125">Slova Páně, která sluchem uslyšíte, uchovejte v mysli.</text:span></text:p>
          </table:table-cell>
        </table:table-row>
        <table:table-row table:style-name="Tabulka1.47">
          <table:table-cell table:style-name="Tabulka1.A1" table:number-columns-spanned="2" office:value-type="string">
            <text:p text:style-name="P66">Feria Secunda</text:p>
            <text:p text:style-name="P21">infra hebdomadam Se<text:span text:style-name="T229">x</text:span>agesimæ.</text:p>
          </table:table-cell>
          <table:covered-table-cell/>
        </table:table-row>
        <table:table-row table:style-name="Tabulka1.48">
          <table:table-cell table:style-name="Tabulka1.A1" office:value-type="string">
            <text:p text:style-name="P69">De libro Génesis.</text:p>
            <text:p text:style-name="P27"><text:span text:style-name="T1">Lectio j. Cap. </text:span><text:span text:style-name="T9">3</text:span><text:span text:style-name="T8">.</text:span></text:p>
            <text:p text:style-name="P88"><text:span text:style-name="T99">D</text:span><text:span text:style-name="T91">ixit</text:span><text:span text:style-name="T208"> autem serpens ad mulíerem: Nequáquam morte moriémini. Scit enim Deus quod in quocúmque die comedéritis ex eo, aperiéntur óculi vestri: et éritis sicut dii, sciéntes bonum et malum.</text:span></text:p>
            <text:p text:style-name="P24"/>
          </table:table-cell>
          <table:table-cell table:style-name="Tabulka1.A1" office:value-type="string">
            <text:p text:style-name="P14"/>
            <text:p text:style-name="P14"/>
            <text:p text:style-name="P89"><text:span text:style-name="T90">Tu</text:span><text:span text:style-name="T204"> pravil had ženě: Nikoliv! </text:span><text:span text:style-name="T273">Rozhodně</text:span><text:span text:style-name="T204"> nezemřete! Bůh totiž </text:span><text:span text:style-name="T206">v</text:span><text:span text:style-name="T204">í, že toho dne, </text:span><text:span text:style-name="T273">kdy</text:span><text:span text:style-name="T204"> z něho požijete, </text:span><text:span text:style-name="T205">otevřou</text:span><text:span text:style-name="T204"> se vaše oči a budete jako bohové, </text:span><text:span text:style-name="T205">a </text:span><text:span text:style-name="T204">pozná</text:span><text:span text:style-name="T205">t</text:span><text:span text:style-name="T204">e dobré i zlé.</text:span></text:p>
            <text:p text:style-name="P32"/>
          </table:table-cell>
        </table:table-row>
        <table:table-row table:style-name="Tabulka1.49">
          <table:table-cell table:style-name="Tabulka1.A1" office:value-type="string">
            <text:p text:style-name="P5">Lectio ij.</text:p>
            <text:p text:style-name="P139"><text:span text:style-name="T65">Vidit</text:span><text:span text:style-name="T23"> </text:span><text:span text:style-name="T29">í</text:span><text:span text:style-name="T23">gitur múlier quod bonum esset lignum ad vescéndum, et pulchrum óculis, aspectúque delectábile: et tulit de fructu illíus, et comédit: dedítque viro suo, qui comédit. Et apérti sunt óculi ambórum.</text:span></text:p>
            <text:p text:style-name="P106"/>
          </table:table-cell>
          <table:table-cell table:style-name="Tabulka1.A1" office:value-type="string">
            <text:p text:style-name="P14"/>
            <text:p text:style-name="P148"><text:span text:style-name="T22">T</text:span><text:span text:style-name="T67">u</text:span><text:span text:style-name="T22"> zdálo se ženě, že ten strom je na chuť velmi dobrý, oku krásný a </text:span><text:span text:style-name="T37">na pohled</text:span><text:span text:style-name="T22"> lahodný; vzala tedy z jeho ovoce a </text:span><text:span text:style-name="T29">po</text:span><text:span text:style-name="T22">jedla; dala též svému muži, a ten </text:span><text:span text:style-name="T29">po</text:span><text:span text:style-name="T22">jedl také. I otevřely se oběma oči. </text:span></text:p>
          </table:table-cell>
        </table:table-row>
        <table:table-row table:style-name="Tabulka1.50">
          <table:table-cell table:style-name="Tabulka1.A1" office:value-type="string">
            <text:p text:style-name="P5">Lectio iij.</text:p>
            <text:p text:style-name="P140"><text:span text:style-name="T19">C</text:span><text:span text:style-name="T62">umque</text:span><text:span text:style-name="T19"> cognovíssent se esse nudos, consuérunt fólia ficus, et fecérunt sibi perizómata. Et cum audíssent vocem Dómini Dei deambulántis in para</text:span><text:span text:style-name="T32">­</text:span><text:span text:style-name="T19">díso ad auram post merídiem, abscóndit se Adam et </text:span><text:soft-page-break/><text:span text:style-name="T19">uxor ejus a fácie Dómini Dei in médio ligni paradísi.</text:span></text:p>
            <text:p text:style-name="P106"/>
          </table:table-cell>
          <table:table-cell table:style-name="Tabulka1.A1" office:value-type="string">
            <text:p text:style-name="P15"/>
            <text:p text:style-name="P112"><text:span text:style-name="T94">Tehdy </text:span><text:span text:style-name="T16">p</text:span><text:span text:style-name="T11">ozna</text:span><text:span text:style-name="T16">li</text:span>, že jsou nazí, sešili <text:span text:style-name="T232">si tedy </text:span>fíkové listy a <text:span text:style-name="T232">vy</text:span>robili si zástěry. Když pak zaslechli kroky Hospodina Boha, <text:span text:style-name="T232">který se </text:span>procháze<text:span text:style-name="T232">l </text:span>za podvečerního vánku v ráji, skryl se Adam i jeho žena před <text:soft-page-break/>tváří Hospodina Boha v rajském stromoví.</text:p>
            <text:p text:style-name="P45"><text:span text:style-name="T300">(</text:span><text:span text:style-name="T49">Hejčl, </text:span><text:span text:style-name="T50">upraveno</text:span><text:span text:style-name="T300">)</text:span></text:p>
            <text:p text:style-name="P151"/>
          </table:table-cell>
        </table:table-row>
        <table:table-row table:style-name="Tabulka1.51">
          <table:table-cell table:style-name="Tabulka1.A1" table:number-columns-spanned="2" office:value-type="string">
            <text:p text:style-name="P67">Feria Tertia</text:p>
            <text:p text:style-name="P23">infra hebdomadam Se<text:span text:style-name="T229">x</text:span>agesimæ.</text:p>
          </table:table-cell>
          <table:covered-table-cell/>
        </table:table-row>
        <table:table-row table:style-name="Tabulka1.52">
          <table:table-cell table:style-name="Tabulka1.A1" office:value-type="string">
            <text:p text:style-name="P70">De libro Génesis.</text:p>
            <text:p text:style-name="P5">Lectio j. Cap. <text:span text:style-name="T230">3</text:span>.</text:p>
            <text:p text:style-name="P137">V<text:span text:style-name="T61">ocavítque</text:span> Dóminus Deus Adam, et dixit ei: Ubi es? Qui ait: Vocem tuam audívi in paradíso: et tímui, eo quod nudus essem, et abscóndi me. Cui dixit: Quis enim indicávit tibi quod nudus esses, nisi quod ex ligno de quo præcéperam tibi ne coméderes, comedísti? Dixítque Adam: Múlier, quam dedísti mihi sóciam, dedit mihi de ligno, et comédi.</text:p>
            <text:p text:style-name="P137"/>
          </table:table-cell>
          <table:table-cell table:style-name="Tabulka1.A1" office:value-type="string">
            <text:p text:style-name="P14"/>
            <text:p text:style-name="P14"/>
            <text:p text:style-name="P143"><text:span text:style-name="T61">Tu</text:span> zavolal Hospodin Bůh Adama a řekl mu: „Kde jsi?“ On odpověděl: „Když jsem uslyšel kroky tvé v ráji, bál jsem se, že jsem nahý; proto jsem se skryl.“ Řekl mu <text:span text:style-name="T42">Bůh</text:span>: „Kdo ti <text:span text:style-name="T296">ukázal</text:span>, že jsi nahý? Nejedl jsi se stromu, s něhož jísti jsem ti zakázal?“ I pravil Adam: „Žena, kterou jsi mi dal za družku, dala mi s toho stromu, a tak jsem jedl.“</text:p>
            <text:p text:style-name="P32"/>
          </table:table-cell>
        </table:table-row>
        <table:table-row table:style-name="Tabulka1.53">
          <table:table-cell table:style-name="Tabulka1.A1" office:value-type="string">
            <text:p text:style-name="P5">Lectio ij.</text:p>
            <text:p text:style-name="P106"><text:span text:style-name="T61">Et</text:span> dixit Dóminus Deus ad mulíerem: Quare hoc fecísti? Quæ respóndit: Serpens decépit me, et comédi. Et ait Dóminus Deus ad serpéntem: Quia fecísti hoc, maledíctus es inter ómnia animántia, et béstias terræ: super pectus tuum gradiéris, et terram cómedes cunctis diébus vitæ tuæ.</text:p>
            <text:p text:style-name="P24"/>
          </table:table-cell>
          <table:table-cell table:style-name="Tabulka1.A1" office:value-type="string">
            <text:p text:style-name="P14"/>
            <text:p text:style-name="P113"><text:span text:style-name="T61">Řekl</text:span> tedy Hospodin Bůh ženě: „Proč jsi t<text:span text:style-name="T233">o</text:span> učinila?“ Odpověděla: „Had mě obelstil a tak jsem jedla.“ Tu pravil Hospodin Bůh had<text:span text:style-name="T233">ovi</text:span>: „Že jsi to učinil, jsi zlořečený mezi všemi zvířaty <text:span text:style-name="T42">domácími</text:span> i mezi zvířenou polní. Po břiše se budeš plazit a žrát prach země po všec<text:span text:style-name="T233">hn</text:span>y dny svého života.“</text:p>
            <text:p text:style-name="P32"/>
          </table:table-cell>
        </table:table-row>
        <table:table-row table:style-name="Tabulka1.54">
          <table:table-cell table:style-name="Tabulka1.A1" office:value-type="string">
            <text:p text:style-name="P5">Lectio iij.</text:p>
            <text:p text:style-name="P106"><text:span text:style-name="T61">Inimicítias</text:span> ponam inter te et mulíerem, et semen tuum et semen illíus: ipsa cónteret caput tuum, et tu insidiáberis calcáneo ejus. Mulíeri quoque dixit: Multiplicábo ærúmnas tuas, et concéptus tuos: in dolóre páries fílios, et sub viri potestáte eris, et ipse dominábitur tui. </text:p>
            <text:p text:style-name="P24"/>
          </table:table-cell>
          <table:table-cell table:style-name="Tabulka1.A1" office:value-type="string">
            <text:p text:style-name="P15"/>
            <text:p text:style-name="P118"><text:span text:style-name="T61">Nepřátelství</text:span> <text:span text:style-name="T234">položím</text:span> mezi teb<text:span text:style-name="T234">e</text:span> a ženu, mezi potomstv<text:span text:style-name="T234">o</text:span> tv<text:span text:style-name="T234">é</text:span> a potomstv<text:span text:style-name="T234">o</text:span> její; ona rozdrtí tvou hlavu, kdežto ty budeš činit úklady její patě.“ Ženě pravil: „Rozmnožím tvé útrapy zejména při těhotenství, s bolestí budeš rodit děti. Pod mocí muže budeš, on bude nad tebou panovat.“ <text:span text:style-name="T258">(</text:span><text:span text:style-name="T259">Hejčl, </text:span><text:span text:style-name="T260">upraveno</text:span><text:span text:style-name="T258">)</text:span></text:p>
            <text:p text:style-name="P115"/>
            <text:p text:style-name="P33"/>
          </table:table-cell>
        </table:table-row>
        <table:table-row table:style-name="Tabulka1.55">
          <table:table-cell table:style-name="Tabulka1.A1" table:number-columns-spanned="2" office:value-type="string">
            <text:p text:style-name="P67">Feria Quarta</text:p>
            <text:p text:style-name="P23">infra hebdomadam Se<text:span text:style-name="T229">x</text:span>agesimæ.</text:p>
          </table:table-cell>
          <table:covered-table-cell/>
        </table:table-row>
        <table:table-row table:style-name="Tabulka1.56">
          <table:table-cell table:style-name="Tabulka1.A1" office:value-type="string">
            <text:p text:style-name="P70">De libro Génesis.</text:p>
            <text:p text:style-name="P5">Lectio j. Cap. <text:span text:style-name="T216">1</text:span>.</text:p>
            <text:p text:style-name="P137">A<text:span text:style-name="T61">dæ</text:span> vero dixit: Quia audísti vocem uxoris tuæ, et comedísti de ligno, ex quo præcéperam tibi, ne coméderes, maledícta terra in ópere tuo: in labóribus cómedes ex ea cunctis diébus vitæ tuæ. Spinas et tribulos germinábit tibi, et cómedes herbam terræ. In sudóre vultus tui vescéris pane, donec revertáris in terram de qua sumptus es quia pulvis es, et in púlverem revertéris.</text:p>
            <text:p text:style-name="P24"/>
          </table:table-cell>
          <table:table-cell table:style-name="Tabulka1.A1" office:value-type="string">
            <text:p text:style-name="P14"/>
            <text:p text:style-name="P14"/>
            <text:p text:style-name="P144"><text:span text:style-name="T61">Adamovi</text:span> pak pravil: „Že jsi <text:span text:style-name="T309">u</text:span>poslechl hlasu své ženy a jedl se stromu, <text:span text:style-name="T296">z</text:span> něhož jsem ti <text:s/>zakázal jíst, pro tento tvůj čin zlořečená budiž země; s námahou budeš se z ní <text:span text:style-name="T235">dobývat pokrm </text:span>po všec<text:span text:style-name="T235">hn</text:span>y dny svého života. Trní a hloží bude ti plodit, ačkoli<text:span text:style-name="T235">v</text:span> polní <text:span text:style-name="T235">byliny </text:span>budou ti potravou. V potu tváře jíst budeš chléb, dokud se nevrátíš do země, ze které jsi vzat. Ano, prach jsi, a v prach se navrátíš.“</text:p>
            <text:p text:style-name="P32"/>
          </table:table-cell>
        </table:table-row>
        <text:soft-page-break/>
        <table:table-row table:style-name="Tabulka1.57">
          <table:table-cell table:style-name="Tabulka1.A1" office:value-type="string">
            <text:p text:style-name="P5">Lectio ij.</text:p>
            <text:p text:style-name="P91"><text:span text:style-name="T64">Et</text:span><text:span text:style-name="T20"> vocávit </text:span><text:span text:style-name="T21">A</text:span><text:span text:style-name="T20">dam nomen uxóris suæ, Heva: eo quod mater esset cunctórum vivéntium. Fecit quoque Dóminus Deus Adæ et uxóri ejus túnicas pellíceas, et índuit eos: et ait: Ecce Adam quasi unus ex nobis factus est, sciens bonum et malum: nunc ergo ne forte mittat manum suam, et sumat étiam de ligno vitæ, et cómedat, et vivat in ætérnum.</text:span></text:p>
            <text:p text:style-name="P106"/>
          </table:table-cell>
          <table:table-cell table:style-name="Tabulka1.A1" office:value-type="string">
            <text:p text:style-name="P14"/>
            <text:p text:style-name="P116"><text:span text:style-name="T61">Dal</text:span> pak Adam jméno své ženě Eva, protože se stala matkou všech živých. A učinil Hospodin Bůh Adamovi a jeho ženě <text:span text:style-name="T236">kožené tuniky</text:span>, oděl je a pravil: „Hle, Adam stal se jako<text:span text:style-name="T304">by</text:span> jední<text:span text:style-name="T304">m</text:span> z nás, <text:span text:style-name="T236">a </text:span>poznáv<text:span text:style-name="T236">á</text:span> dobré i zlé; nyní jen aby snad nevztáhl <text:span text:style-name="T236">svou </text:span>ruk<text:span text:style-name="T236">u</text:span>, ne<text:span text:style-name="T236">utrhl</text:span> také <text:span text:style-name="T236">z</text:span>e stromu života, ne<text:span text:style-name="T236">po</text:span>jedl <text:span text:style-name="T236">z </text:span>něho a nežil tak věčně!“</text:p>
            <text:p text:style-name="P149"/>
          </table:table-cell>
        </table:table-row>
        <table:table-row table:style-name="Tabulka1.58">
          <table:table-cell table:style-name="Tabulka1.A1" office:value-type="string">
            <text:p text:style-name="P5">Lectio iij. <text:span text:style-name="T217">Cap. 1. et 2.</text:span></text:p>
            <text:p text:style-name="P106"><text:span text:style-name="T61">Et</text:span> emísit eum Dóminus Deus de paradíso voluptátis, ut operarétur terram de qua sumptus est. Ejecítque Adam: et collocávit ante paradísum voluptátis Chérubim, et flámmeum gládium, atque versátilem, ad custodiéndam viam ligni vitæ.</text:p>
            <text:p text:style-name="P24"/>
          </table:table-cell>
          <table:table-cell table:style-name="Tabulka1.A1" office:value-type="string">
            <text:p text:style-name="P15"/>
            <text:p text:style-name="P118">I vykázal ho Hospodin Bůh z rozkošného ráje, aby <text:span text:style-name="T302">ob</text:span>dělával zemi, ze které byl vzat. Vyhnal tedy Adama, a postavil před rozkošný ráj <text:span text:style-name="T236">C</text:span>heruby, jakož i plamenný a blýskavý meč, aby hlídali cestu ke stromu života. <text:span text:style-name="T258">(</text:span><text:span text:style-name="T259">Hejčl, </text:span><text:span text:style-name="T260">upraveno</text:span><text:span text:style-name="T258">)</text:span></text:p>
            <text:p text:style-name="P33"/>
          </table:table-cell>
        </table:table-row>
        <table:table-row table:style-name="Tabulka1.59">
          <table:table-cell table:style-name="Tabulka1.A1" table:number-columns-spanned="2" office:value-type="string">
            <text:p text:style-name="P67">Feria Quinta</text:p>
            <text:p text:style-name="P23">infra hebdomadam Se<text:span text:style-name="T229">x</text:span>agesimæ.</text:p>
          </table:table-cell>
          <table:covered-table-cell/>
        </table:table-row>
        <table:table-row table:style-name="Tabulka1.60">
          <table:table-cell table:style-name="Tabulka1.A1" office:value-type="string">
            <text:p text:style-name="P71">De libro Génesis.</text:p>
            <text:p text:style-name="P6">Lectio j. Cap. <text:span text:style-name="T231">4</text:span>.</text:p>
            <text:p text:style-name="P141"><text:span text:style-name="T61">Adam</text:span> vero cognóvit uxórem suam Hevam: quæ concépit et péperit Cain, dicens: Possédi hóminem per Deum. Rursúmque péperit fratrem ejus Abel. Fuit autem Abel pastor óvium, et Cain agrícola. Factum est autem post multos dies ut offérret Cain de frúctibus terræ múnera Dómino.</text:p>
            <text:p text:style-name="P25"/>
          </table:table-cell>
          <table:table-cell table:style-name="Tabulka1.A1" office:value-type="string">
            <text:p text:style-name="P16"/>
            <text:p text:style-name="P16"/>
            <text:p text:style-name="P154"><text:span text:style-name="T61">Adam</text:span> <text:span text:style-name="T237">pak </text:span>poznal Evu, svou ženu; ona počala a porodila Kaina <text:span text:style-name="T237">se slovy</text:span>: „Obdržela jsem člověka pomocí Boží.“ A opět porodila jeho bratra Abela. Abel byl pastýřem <text:span text:style-name="T237">ovcí</text:span>. Kain pak <text:span text:style-name="T237">rolníkem</text:span>. Po mnohých dnech přinesl Kain Hospodinovi oběti z polní úrody.</text:p>
          </table:table-cell>
        </table:table-row>
        <table:table-row table:style-name="Tabulka1.61">
          <table:table-cell table:style-name="Tabulka1.A1" office:value-type="string">
            <text:p text:style-name="P6">Lectio ij.</text:p>
            <text:p text:style-name="P108"><text:span text:style-name="T61">Abel</text:span> quoque óbtulit de primogénitis gregis sui, et de adípibus eórum: et respéxit Dóminus ad Abel, et ad múnera ejus. Ad Cain vero, et ad múnera illíus, non respéxit: iratúsque est Cain veheménter, et concídit vultus ejus.</text:p>
            <text:p text:style-name="P25"/>
          </table:table-cell>
          <table:table-cell table:style-name="Tabulka1.A1" office:value-type="string">
            <text:p text:style-name="P16"/>
            <text:p text:style-name="P155"><text:span text:style-name="T62">Také</text:span><text:span text:style-name="T19"> Abel obětoval, a to nejtučnější části prvorozenců svého stáda. I shlédl Hospodin na Abela a na jeho dary, na Kaina však a na jeho dary neshlédl. Kain se tak rozhněval, až </text:span><text:span text:style-name="T30">mu tvář vztekem zbledla</text:span><text:span text:style-name="T19">.</text:span></text:p>
          </table:table-cell>
        </table:table-row>
        <table:table-row table:style-name="Tabulka1.62">
          <table:table-cell table:style-name="Tabulka1.A1" office:value-type="string">
            <text:p text:style-name="P6">Lectio iij.</text:p>
            <text:p text:style-name="P108"><text:span text:style-name="T61">Dixítque</text:span> Dóminus ad eum: Quare irátus es? et cur cóncidit fácies tua? Nonne si bene égeris, recípies: sin autem male, statim in fóribus peccátum áderit? Sed sub te erit appetítus ejus, et tu domináberis illíus.</text:p>
            <text:p text:style-name="P25"/>
          </table:table-cell>
          <table:table-cell table:style-name="Tabulka1.A1" office:value-type="string">
            <text:p text:style-name="P17"/>
            <text:p text:style-name="P120">I pravil mu Hospodin: „Proč se hněváš a proč <text:span text:style-name="T238">vztekem žhne tvoje tvář</text:span>? Což nepřijmu i tebe, budeš-li konat dobro? Nebudeš-li konat dobro, hřích se uvelebí ve dveřích a bude po tobě dychtit; ty však máš nad ním vládnout.“ <text:span text:style-name="T258">(</text:span><text:span text:style-name="T259">Hejčl, </text:span><text:span text:style-name="T260">upraveno</text:span><text:span text:style-name="T258">)</text:span></text:p>
            <text:p text:style-name="P156"/>
          </table:table-cell>
        </table:table-row>
        <table:table-row table:style-name="Tabulka1.63">
          <table:table-cell table:style-name="Tabulka1.A1" table:number-columns-spanned="2" office:value-type="string">
            <text:p text:style-name="P67">Feria Sexta</text:p>
            <text:p text:style-name="P23">infra hebdomadam Se<text:span text:style-name="T229">x</text:span>agesimæ.</text:p>
          </table:table-cell>
          <table:covered-table-cell/>
        </table:table-row>
        <table:table-row table:style-name="Tabulka1.64">
          <table:table-cell table:style-name="Tabulka1.A1" office:value-type="string">
            <text:p text:style-name="P70">De libro Génesis.</text:p>
            <text:p text:style-name="P5">Lectio j. Cap. <text:span text:style-name="T231">4</text:span>.</text:p>
            <text:p text:style-name="P137"><text:soft-page-break/><text:span text:style-name="T61">Dixítque</text:span> Cain ad Abel fratrem suum: Egrediámur foras. Cumque essent in agro, consurréxit Cain advérsus fratrem suum Abel, et interfécit eum. Et ait Dominus ad Cain: Ubi est Abel frater tuus ? Qui respondit: Néscio: num custos fratris mei sum ego?</text:p>
            <text:p text:style-name="P24"/>
          </table:table-cell>
          <table:table-cell table:style-name="Tabulka1.A1" office:value-type="string">
            <text:p text:style-name="P14"/>
            <text:p text:style-name="P14"/>
            <text:p text:style-name="P147"><text:soft-page-break/><text:span text:style-name="T61">Kain</text:span><text:span text:style-name="T11"> však řekl Abelovi, svému bratru: „Vyjděme si </text:span><text:span text:style-name="T17">ven</text:span><text:span text:style-name="T11">!“ A když byli na poli, povstal Kain proti svému bratru Abelovi a zabil ho. Tu pravil Hospodin Kainovi: „Kde je tvůj bratr Abel?“ On odpověděl: „Nevím. Jsem </text:span><text:span text:style-name="T17">snad</text:span><text:span text:style-name="T11"> strážcem svého bratra?“</text:span></text:p>
            <text:p text:style-name="P32"/>
          </table:table-cell>
        </table:table-row>
        <table:table-row table:style-name="Tabulka1.65">
          <table:table-cell table:style-name="Tabulka1.A1" office:value-type="string">
            <text:p text:style-name="P5">Lectio ij.</text:p>
            <text:p text:style-name="P106"><text:span text:style-name="T61">Dixítque</text:span> ad eum: Quid fecísti? vox sánguinis fratris tui clamat ad me de terra. Nunc ígitur maledíctus eris super terram, quæ apéruit os suum, et suscépit sánguinem fratris tui de manu tua. Cum operátus fúeris eam, non dabit tibi fructus suos: vagus et profugus eris super terram.</text:p>
            <text:p text:style-name="P24"/>
          </table:table-cell>
          <table:table-cell table:style-name="Tabulka1.A1" office:value-type="string">
            <text:p text:style-name="P14"/>
            <text:p text:style-name="P117">I řekl mu <text:span text:style-name="T47">Hospodin</text:span>: „Cos to učinil! <text:span text:style-name="T239">Hlas</text:span> krv<text:span text:style-name="T239">e</text:span> tvého bratra křičí ke mně ze země. Nyní budeš proklet <text:span text:style-name="T42">a odvržen </text:span>od země, která o<text:span text:style-name="T239">t</text:span>evřela svá ústa, aby z tvé ruky přijala krev tvého bratra. Budeš-li obdělávat půdu, už ti nedá svou sílu. Budeš na zemi psancem a štvancem.“</text:p>
            <text:p text:style-name="P149"/>
          </table:table-cell>
        </table:table-row>
        <table:table-row table:style-name="Tabulka1.66">
          <table:table-cell table:style-name="Tabulka1.A1" office:value-type="string">
            <text:p text:style-name="P5">Lectio iij.</text:p>
            <text:p text:style-name="P111"><text:span text:style-name="T61">Dixítque</text:span> Cain ad Dóminum: Major est iníquitas mea, quam ut véniam mérear. Ecce éjicis me hódie a fácie terræ, et a fácie tua abscóndar, et ero vagus et prófugus in terra: omnis ígitur qui invénerit me, occídet me. Dixítque ei Dóminus: Nequáquam ita fiet: sed omnis qui occíderit Cain, séptuplum puniétur. Posuítque Dóminus Cain signum, ut non interfíceret eum omnis qui invenísset eum.</text:p>
            <text:p text:style-name="P24"/>
          </table:table-cell>
          <table:table-cell table:style-name="Tabulka1.A1" office:value-type="string">
            <text:p text:style-name="P15"/>
            <text:p text:style-name="P121"><text:span text:style-name="T61">Kain</text:span> Hospodinu odvětil: „Můj zločin je větší, než je možno odčinit. Hle, vypudil jsi mě dnes ze země. Budu se muset skrývat před tvou tváří. Stal jsem se na zemi psancem a štvancem. Každý, kdo mě najde, bude mě moci zabít.“ Ale Hospodin řekl: „Nikoli, kdo by Kaina zabil, bude postižen sedmeronásobnou pomstou.“ A <text:span text:style-name="T240">vložil </text:span>Hospodin <text:span text:style-name="T240">na </text:span>Kaina znamení, aby jej nikdo, kdo ho najde, nezabil.</text:p>
            <text:p text:style-name="P63"><text:span text:style-name="T38">(</text:span><text:span text:style-name="T27">Hejčl, </text:span><text:span text:style-name="T28">upraveno</text:span><text:span text:style-name="T38">)</text:span></text:p>
          </table:table-cell>
        </table:table-row>
        <table:table-row table:style-name="Tabulka1.67">
          <table:table-cell table:style-name="Tabulka1.A1" table:number-columns-spanned="2" office:value-type="string">
            <text:p text:style-name="P51"><text:span text:style-name="T6">D</text:span><text:span text:style-name="T210">ominica</text:span></text:p>
            <text:p text:style-name="P3">in <text:span text:style-name="T54">Quinqu</text:span>agesima.</text:p>
          </table:table-cell>
          <table:covered-table-cell/>
        </table:table-row>
        <table:table-row table:style-name="Tabulka1.68">
          <table:table-cell table:style-name="Tabulka1.A1" office:value-type="string">
            <text:p text:style-name="P56">In I. Nocturno</text:p>
            <text:p text:style-name="P53"><text:span text:style-name="T224">De</text:span> libr<text:span text:style-name="T224">o</text:span> Génesis.</text:p>
            <text:p text:style-name="P19">Lectio j. <text:span text:style-name="T211">Cap. 6.</text:span></text:p>
            <text:p text:style-name="P75"><text:span text:style-name="T61">Noë</text:span> vir justus atque perféctus fuit in generatiónibus suis, cum Deo ambulávit. Et génuit tres fílios, Sem, Cham, et Japheth. Corrúpta est autem terra coram Deo, et repléta est iniquitáte. Cumque vidísset Deus terram esse corrúptam (omnis quippe caro corrúperat viam suam super terram) dixit ad Noë: Finis univérsæ carnis venit coram me.</text:p>
            <text:p text:style-name="P75"/>
          </table:table-cell>
          <table:table-cell table:style-name="Tabulka1.A1" office:value-type="string">
            <text:p text:style-name="P59"/>
            <text:p text:style-name="P59"/>
            <text:p text:style-name="P59"/>
            <text:p text:style-name="P130"><text:span text:style-name="T61">Noe</text:span> byl muž spravedlivý, bezúhonný ve svém pokolení; Noe chodil s Bohem. A Noe zplodil tři syny: Šéma, Cháma a Jefeta. Země však byla před Bohem zkažená a plná <text:span text:style-name="T242">nepravosti</text:span>. <text:span text:style-name="T242">Když </text:span>Bůh pohleděl na zemi <text:span text:style-name="T242">a viděl, že</text:span> byla zcela zkažená <text:span text:style-name="T242">(</text:span>protože všechno tvorstvo pokazilo na zemi svou cestu<text:span text:style-name="T242">),</text:span> řekl Noemu: „Rozhodl jsem se skoncovat se vším tvorstvem. <text:s/></text:p>
          </table:table-cell>
        </table:table-row>
        <table:table-row table:style-name="Tabulka1.69">
          <table:table-cell table:style-name="Tabulka1.A1" office:value-type="string">
            <text:p text:style-name="P19">Lectio ij.</text:p>
            <text:p text:style-name="P102"><text:span text:style-name="T61">Repléta</text:span> est terra iniquitáte a fácie eórum, et ego dispérdam eos cum terra. Fac tibi arcam de lignis lævigátis: mansiúnculas in arca fácies, et bitúmine línies intrínsecus, et extrínsecus. Et sic fácies eam: Trecentórum cubitórum erit longitúdo arcæ, quinquagínta cubitórum latitúdo, et trigínta cubitórum altitúdo illíus. </text:p>
            <text:p text:style-name="P42"/>
          </table:table-cell>
          <table:table-cell table:style-name="Tabulka1.A1" office:value-type="string">
            <text:p text:style-name="P61"/>
            <text:p text:style-name="P126"><text:span text:style-name="T95">Z</text:span><text:span text:style-name="T61">emě</text:span> je plná <text:span text:style-name="T242">nepravosti z tvářnosti lidí</text:span>. Zahladím je i se zemí. <text:s/>Udělej si archu z goferového dřeva. V arše uděláš komůrky a <text:span text:style-name="T242">vymažeš</text:span> ji uvnitř i zvenčí <text:span text:style-name="T242">asfaltem</text:span>. A uděláš ji takto: Délka archy bude tři sta loket, šířka padesát loket a <text:span text:style-name="T242">její </text:span>výška třicet loket.</text:p>
          </table:table-cell>
        </table:table-row>
        <table:table-row table:style-name="Tabulka1.70">
          <table:table-cell table:style-name="Tabulka1.A1" office:value-type="string">
            <text:p text:style-name="P19">Lectio iij.</text:p>
            <text:p text:style-name="P102"><text:soft-page-break/><text:span text:style-name="T61">Fenéstram</text:span> in arca fácies, et in cúbito consummábis summitátem ejus: óstium autem arcæ pones ex látere: deórsum, cœnácula, et trístega fácies in ea. Ecce ego addúcam aquas dilúvii super terram, ut interfíciam omnem carnem, in qua spíritus vitæ est subter coelum: univérsa quæ in terra sunt, consuméntur. </text:p>
            <text:p text:style-name="P65"/>
          </table:table-cell>
          <table:table-cell table:style-name="Tabulka1.A1" office:value-type="string">
            <text:p text:style-name="P61"/>
            <text:p text:style-name="P127"><text:soft-page-break/><text:span text:style-name="T61">Archa</text:span> bude mít světlík <text:span text:style-name="T243">(</text:span><text:span text:style-name="T48">okno</text:span><text:span text:style-name="T244">)</text:span>; na loket odshora jej ukončíš a do boku archy vsadíš dveře. Uděláš v ní spodní, druhé i třetí patro. Hle, já uvedu potopu, vody na zemi, a zahladím tak zpod nebe všechno tvorstvo, v němž je duch života <text:span text:style-name="T243">pod nebem</text:span>. <text:span text:style-name="T243">Všechno, co je na zemi, bude zahubeno.</text:span></text:p>
          </table:table-cell>
        </table:table-row>
        <table:table-row table:style-name="Tabulka1.71">
          <table:table-cell table:style-name="Tabulka1.A1" office:value-type="string">
            <text:p text:style-name="P19">Lectio i<text:span text:style-name="T212">v</text:span>. <text:span text:style-name="T225">Cap. 12.</text:span></text:p>
            <text:p text:style-name="P102"><text:span text:style-name="T61">Dixit</text:span> autem Dóminus ad Abram: Egrédere de terra tua, et de cognatióne tua, et de domo patris tui, et veni in terram, quam monstrábo tibi. Faciámque te in gentem magnam, et benedícam tibi, et magnificábo nomen tuum, erísque benedíctus. Benedícam benedícéntibus tibi, et maledícam maledicéntibus tibi, atque in te benedicéntur univérsæ cognatiónes terræ. Egréssus est itaque Abram sicut præcéperat ei Dóminus, et ivit cum eo Lot. </text:p>
            <text:p text:style-name="P65"/>
          </table:table-cell>
          <table:table-cell table:style-name="Tabulka1.A1" office:value-type="string">
            <text:p text:style-name="P61"/>
            <text:p text:style-name="P92"><text:span text:style-name="T98">Řekl</text:span><text:span text:style-name="T253"> totiž Hospodin Abramovi: Vyjdi ze své země, </text:span><text:span text:style-name="T254">ze svého </text:span><text:span text:style-name="T253">příbuzenstva i z domu svého otce, a pojď do země, kterou ti ukáž</text:span><text:span text:style-name="T254">u</text:span><text:span text:style-name="T253">. Učiním z tebe veliký národ, požehnám ti, zvelebím tvé jméno a budeš požehnaným. Žehnat budu těm, k</text:span><text:span text:style-name="T254">teří</text:span><text:span text:style-name="T253"> tobě budou žehnat, zlořečit však budu těm, k</text:span><text:span text:style-name="T254">teří</text:span><text:span text:style-name="T253"> tobě budou zlořečit; a v tobě budou požehnána všec</text:span><text:span text:style-name="T254">hn</text:span><text:span text:style-name="T253">a pokolení </text:span><text:span text:style-name="T263">země</text:span><text:span text:style-name="T253">. </text:span><text:span text:style-name="T254">V</text:span><text:span text:style-name="T253">yšel </text:span><text:span text:style-name="T254">tedy </text:span><text:span text:style-name="T253">Abram, </text:span><text:span text:style-name="T254">jak mu </text:span><text:span text:style-name="T253">Hospodin </text:span><text:span text:style-name="T255">byl </text:span><text:span text:style-name="T254">rozkázal,</text:span><text:span text:style-name="T253"> a Lot šel s ním. </text:span><text:span text:style-name="T255">(</text:span><text:span text:style-name="T257">Hejčl, lehce upraveno</text:span><text:span text:style-name="T255">)</text:span></text:p>
          </table:table-cell>
        </table:table-row>
        <table:table-row table:style-name="Tabulka1.72">
          <table:table-cell table:style-name="Tabulka1.A1" office:value-type="string">
            <text:p text:style-name="P46">In II. Nocturno</text:p>
            <text:p text:style-name="P38">Ex libro sancti Ambrósii Epíscopi </text:p>
            <text:p text:style-name="P38">de Abraham Pátriarcha.</text:p>
            <text:p text:style-name="P8">Lib. 1, <text:span text:style-name="T54">C</text:span>ap. 2.</text:p>
            <text:p text:style-name="P34"><text:bookmark-start text:name="__DdeLink__2400_1673144709113111111"/><text:span text:style-name="T2">Lectio</text:span><text:bookmark-end text:name="__DdeLink__2400_1673144709113111111"/><text:span text:style-name="T2"> v.</text:span></text:p>
            <text:p text:style-name="P104"><text:span text:style-name="T61">Magnus</text:span> plane vir Abraham, et multárum virtútum clarus insígnibus, quem votis suis philosophía non pótuit æquáre. Dénique minus est quod illa finxit, quam quod iste gessit: majórque ambitióso eloquéntiæ mendácio simplex veritátis fides. Itaque cujúsmodi fúerit in eo viro devótio, considerémus. </text:p>
            <text:p text:style-name="P24"/>
          </table:table-cell>
          <table:table-cell table:style-name="Tabulka1.A1" office:value-type="string">
            <text:p text:style-name="P28"/>
            <text:p text:style-name="P28"/>
            <text:p text:style-name="P28"/>
            <text:p text:style-name="P28"/>
            <text:p text:style-name="P158"><text:span text:style-name="T78">Abrah</text:span><text:span text:style-name="T80">á</text:span><text:span text:style-name="T78">m</text:span><text:span text:style-name="T152"> byl </text:span><text:span text:style-name="T159">vskutku</text:span><text:span text:style-name="T152"> velký muž, známý pro mnoho svých </text:span><text:span text:style-name="T160">vynikajících ctností, </text:span><text:span text:style-name="T161">je</text:span><text:span text:style-name="T170">muž se nedokázala vyrovnat </text:span><text:span text:style-name="T163">filosofie </text:span><text:span text:style-name="T170">ani ve svých nejlepších výrocích</text:span><text:span text:style-name="T163">. </text:span><text:span text:style-name="T158">C</text:span><text:span text:style-name="T164">okoliv </text:span><text:span text:style-name="T158">tedy </text:span><text:span text:style-name="T164">ona vymyslela, bylo menší, než co tento muž skutečně znamenal. </text:span><text:span text:style-name="T165">A prostá víra v pravdu je větší než lež ctižádostivé výmluvnosti. </text:span><text:span text:style-name="T158">Zamysleme se </text:span><text:span text:style-name="T162">tedy </text:span><text:span text:style-name="T158">nad tím, </text:span><text:span text:style-name="T166">jaká byla </text:span><text:span text:style-name="T158"><text:s/></text:span><text:span text:style-name="T201">odd</text:span><text:span text:style-name="T202">a</text:span><text:span text:style-name="T201">n</text:span><text:span text:style-name="T202">ost </text:span><text:span text:style-name="T203">tohoto muže</text:span><text:span text:style-name="T158">.</text:span></text:p>
          </table:table-cell>
        </table:table-row>
        <table:table-row table:style-name="Tabulka1.73">
          <table:table-cell table:style-name="Tabulka1.A1" office:value-type="string">
            <text:p text:style-name="P11">Lectio vj.</text:p>
            <text:p text:style-name="P77"><text:span text:style-name="T61">Ea</text:span> enim virtus <text:span text:style-name="T305">ó</text:span>rdine prima est, quæ est fundaméntum ceterárum: meritóque hanc ab eo primam exégit Deus, dicens: Exi de terra tua, et de cognatióne tua, et de domo patris tui. Satis fúerat dixísse, <text:span text:style-name="T55">d</text:span>e terra tua: <text:span text:style-name="T55">i</text:span>bi enim erat exíre de cognatióne, exíre de patérna domo. Sed ideo áddidit síngula, ut ejus afféctum probáret: ne forte aut imprudénter cœpísse viderétur, aut fraus áliqua mandátis cœléstibus pararétur.</text:p>
            <text:p text:style-name="P40"/>
          </table:table-cell>
          <table:table-cell table:style-name="Tabulka1.A1" office:value-type="string">
            <text:p text:style-name="P29"/>
            <text:p text:style-name="P93"><text:span text:style-name="T70">Na</text:span><text:span text:style-name="T107"> prvním místě je </text:span><text:span text:style-name="T116">tedy </text:span><text:span text:style-name="T108">tato </text:span><text:span text:style-name="T107">ctnost </text:span><text:span text:style-name="T141">oddanosti</text:span><text:span text:style-name="T107">, která je základem všech ostatních. Právem ji Bůh po Abrahámovi žádal jako první, když řekl: „Vyjdi ze své země a </text:span><text:span text:style-name="T114">ze </text:span><text:span text:style-name="T109">svého příbuzenstva, a z domu svého otce.“ Stačilo by říci „ze své země.“ </text:span><text:span text:style-name="T282">Bylo</text:span><text:span text:style-name="T109"> však </text:span><text:span text:style-name="T282">třeba </text:span><text:span text:style-name="T109">opustit příbuzenstvo i otcovský dům. A proto Bůh dodal i to další, aby vyzkoušel jeho </text:span><text:span text:style-name="T108">lásku;</text:span><text:span text:style-name="T110"> aby se snad Abrahám nevydal na cestu příliš zbrkle, nebo dokonce </text:span><text:span text:style-name="T111">nevymyslel nějaký podvod, jak </text:span><text:span text:style-name="T117">by </text:span><text:span text:style-name="T111">se vyhnu</text:span><text:span text:style-name="T117">l</text:span><text:span text:style-name="T111"> nebeským příkazům.</text:span></text:p>
          </table:table-cell>
        </table:table-row>
        <table:table-row table:style-name="Tabulka1.74">
          <table:table-cell table:style-name="Tabulka1.A1" office:value-type="string">
            <text:p text:style-name="P11">Lectio vij.</text:p>
            <text:p text:style-name="P94"><text:span text:style-name="T63">Sed</text:span><text:span text:style-name="T12"> sicut coacervánda fuérunt præcépta, ne quid latéret: ita </text:span><text:span text:style-name="T15">é</text:span><text:span text:style-name="T12">tiam proponénda præmia, ne forte desperáret. Tentátur ut fortis, incitátur ut fidélis, provocátur ut justus: meritóque exívit, quemádmodum locútus est illi Dóminus. Et exívit cum eo Lot. Hoc autem, quod pro magno inter septem sapiéntum dicta celebrátur: Séquere Deum; perfécit </text:span><text:soft-page-break/><text:span text:style-name="T12">Abraham, factóque sapiéntum dicta prævénit, et secútus Deum exívit de terra sua.</text:span></text:p>
            <text:p text:style-name="P31"/>
          </table:table-cell>
          <table:table-cell table:style-name="Tabulka1.A1" office:value-type="string">
            <text:p text:style-name="P29"/>
            <text:p text:style-name="P95"><text:span text:style-name="T85">Avšak</text:span><text:span text:style-name="T180"> </text:span><text:span text:style-name="T274">stejně</text:span><text:span text:style-name="T180"> jako se hromad</text:span><text:span text:style-name="T181">ila</text:span><text:span text:style-name="T180"> přikázání, aby se něco ne</text:span><text:span text:style-name="T182">vy</text:span><text:span text:style-name="T180">tratilo, tak </text:span><text:span text:style-name="T274">byly</text:span><text:span text:style-name="T180"> také nabízeny odměny, aby </text:span><text:span text:style-name="T181">snad </text:span><text:span text:style-name="T180">Abrahám nezoufal. </text:span><text:span text:style-name="T182">Je pokoušen jako silný, pobízen jako věrný, nazván pak spravedlivým. Proto tedy </text:span><text:span text:style-name="T274">po zásluze </text:span><text:span text:style-name="T182">odešel, jak mu řekl Pán. A šel s ním i Lot. Už sedm </text:span><text:span text:style-name="T143">bájných </text:span><text:span text:style-name="T144">řeck</text:span><text:span text:style-name="T145">ých </text:span><text:span text:style-name="T182">mudrců považovalo větu „Následuj Boha“ za něco velikého. </text:span><text:soft-page-break/><text:span text:style-name="T182">Abrahám to však vykonal ještě předtím, než to tito mudrcové řekli, a tím je předešel. Následoval Boha a vyšel ze své země.</text:span></text:p>
          </table:table-cell>
        </table:table-row>
        <table:table-row table:style-name="Tabulka1.75">
          <table:table-cell table:style-name="Tabulka1.A1" office:value-type="string">
            <text:p text:style-name="P10">Lectio viij.</text:p>
            <text:p text:style-name="P99"><text:span text:style-name="T63">Sed</text:span><text:span text:style-name="T12"> quia ánte</text:span><text:span text:style-name="T14">a</text:span><text:span text:style-name="T12"> terra ei fúerat ália, hoc est, régio Chaldæórum, de qua exívit Thare pater Abrahæ, et in Charran demigrávit: et quia secum edúxit nepótem suum, cui dictum fúerat, Exi de cognatióne tua: considerémus, ne forte hoc sit exíre de terra sua, de hujus terræ, hoc est, de córporis nostri quadam commemoratióne égredi, de qua exívit Paulus, qui dixit: Nostra autem conversátio in cœlis est.</text:span></text:p>
            <text:p text:style-name="P39"/>
          </table:table-cell>
          <table:table-cell table:style-name="Tabulka1.A1" office:value-type="string">
            <text:p text:style-name="P28"/>
            <text:p text:style-name="P135"><text:span text:style-name="T96">Protože</text:span> předtím<text:span text:style-name="T59"> </text:span>byla jeho zem<text:span text:style-name="T60">í jiná</text:span> <text:span text:style-name="T60">země,</text:span> a sice země Chaldejská, ze které odešel T<text:span text:style-name="T60">erach</text:span>, otec Abrahámův, a přišel do země Ch<text:span text:style-name="T60">á</text:span>ran; a protože s sebou vzal i svého synovce <text:span text:style-name="T56">Lota</text:span>, <text:span text:style-name="T56">i když mu bylo řečeno „opusť svou rodinu,“ zamysleme se nad tím, jestli příkaz „vyjdi ze své země,“ z této země, není spíše jakési označení pro naše tělo, ze kterého vyšel svatý Pavel, když řekl: „Náš příbytek je však v nebi.“</text:span></text:p>
          </table:table-cell>
        </table:table-row>
        <table:table-row table:style-name="Tabulka1.76">
          <table:table-cell table:style-name="Tabulka1.A1" office:value-type="string">
            <text:p text:style-name="P47">In III. Nocturno</text:p>
            <text:p text:style-name="P2"><text:span text:style-name="T20">Léctio sancti Evangélii secúndum Lucam.</text:span><text:span text:style-name="T3"> </text:span></text:p>
            <text:p text:style-name="P6">Lectio ix. Cap. <text:span text:style-name="T55">1</text:span>8.</text:p>
            <text:p text:style-name="P109"><text:span text:style-name="T61">In</text:span> illo témpore: Assúmpsit autem Jesus duódecim, et ait illis: Ecce ascéndimus Jerosólymam, et consummabúntur ómnia quæ scripta sunt per Prophétas de Fílio hóminis. Et réliqua.</text:p>
            <text:p text:style-name="P44"/>
            <text:p text:style-name="P2"><text:span text:style-name="T200">Homilia sancti Gregórii Papæ</text:span><text:span text:style-name="T20">.</text:span></text:p>
            <text:p text:style-name="P13">Homilia <text:span text:style-name="T55">2</text:span>. in Evangélia.</text:p>
            <text:p text:style-name="P110"><text:span text:style-name="T61">Redémptor</text:span> noster, prævídens ex passióne sua discipulórum ánimos perturbándos, eis longe ante et ejúsdem passiónis pœnam, et resurrectiónis suæ glóriam prædíxit: ut cum eum moriéntem, sicut prædíctum est, cérnerent, etiam resurrectúrum non dubitárent. </text:p>
            <text:p text:style-name="P44"/>
          </table:table-cell>
          <table:table-cell table:style-name="Tabulka1.A1" office:value-type="string">
            <text:p text:style-name="P29"/>
            <text:p text:style-name="P29"/>
            <text:p text:style-name="P29"/>
            <text:p text:style-name="P94"><text:span text:style-name="T87">Z</text:span><text:span text:style-name="T77">a</text:span><text:span text:style-name="T151"> onoho času, </text:span><text:span text:style-name="T192">vzal Ježíš dvanáct </text:span><text:span text:style-name="T148">učedníků</text:span><text:span text:style-name="T120">, a pravil </text:span><text:span text:style-name="T122">k n</text:span><text:span text:style-name="T120">im: „Hle, pojďme do Jeru</text:span><text:span text:style-name="T284">s</text:span><text:span text:style-name="T120">aléma, a naplní se vše, co bylo psáno skrze Proroky o Synu člověka.“ A ostatní.</text:span></text:p>
            <text:p text:style-name="P133"/>
            <text:p text:style-name="P29"/>
            <text:p text:style-name="P29"/>
            <text:p text:style-name="P136"><text:span text:style-name="T61">Vykupitel</text:span> náš věděl, že duše učedníků budou z jeho umučení velmi <text:span text:style-name="T57">rozrušené, proto jim dlouho předtím vyprávěl jak o bolesti svého umučení, tak o slávě svého vzkříšení, aby, až jej uvidí umírat, jak bylo předpověděno, nepochybovali ani o jeho vzkříšení.</text:span></text:p>
          </table:table-cell>
        </table:table-row>
        <table:table-row table:style-name="Tabulka1.77">
          <table:table-cell table:style-name="Tabulka1.A1" office:value-type="string">
            <text:p text:style-name="P6">Lectio x.</text:p>
            <text:p text:style-name="P109"><text:span text:style-name="T61">Sed</text:span> quia carnáles adhuc discípuli nullo modo valébant cápere verba mystérii, venítur ad miráculum. Ante eórum óculos cæcus lumen recépit: ut qui cœléstis mystérii verba non cáperent, eos ad fidem cœléstia facta solidárent.</text:p>
            <text:p text:style-name="P44"/>
          </table:table-cell>
          <table:table-cell table:style-name="Tabulka1.A1" office:value-type="string">
            <text:p text:style-name="P29"/>
            <text:p text:style-name="P96"><text:span text:style-name="T75">Protože</text:span><text:span text:style-name="T126"> však učedníci ještě smýšleli tělesně a </text:span><text:span text:style-name="T285">n</text:span><text:span text:style-name="T286">ebylo </text:span><text:span text:style-name="T126">způsob</text:span><text:span text:style-name="T130">u, </text:span><text:span text:style-name="T285">k</text:span><text:span text:style-name="T286">terým by dokázali </text:span><text:span text:style-name="T126">pochopit </text:span><text:span text:style-name="T130">tato </text:span><text:span text:style-name="T126">tajemná slova, dochází k zázraku. Před jejich očima se slepému navrací zrak, aby </text:span><text:span text:style-name="T283">ty</text:span><text:span text:style-name="T126">, </text:span><text:span text:style-name="T288">kteří</text:span><text:span text:style-name="T283"> by </text:span><text:span text:style-name="T126">nepochopili slova nebeského tajemství,</text:span><text:span text:style-name="T127"> utvrdily ve víře nebeské skutky.</text:span></text:p>
          </table:table-cell>
        </table:table-row>
        <table:table-row table:style-name="Tabulka1.78">
          <table:table-cell table:style-name="Tabulka1.A1" office:value-type="string">
            <text:p text:style-name="P6">Lectio xj.</text:p>
            <text:p text:style-name="P109"><text:span text:style-name="T61">Sed</text:span> mirácula Dómini et Salvatóris nostri sic accipiénda sunt, fratres c<text:span text:style-name="T299">h</text:span>aríssimi, ut et in veritáte credántur facta, et tamen per significatiónem nobis áliquid ínnuant. Opera quippe ejus et per poténtiam aliud osténdunt, et per mystérium áliud loquúntur. Ecce enim, quis juxta históriam cæcus iste fúerit, ignorámus: sed tamen quid per mystérium signíficet, nóvimus. </text:p>
            <text:p text:style-name="P44"/>
          </table:table-cell>
          <table:table-cell table:style-name="Tabulka1.A1" office:value-type="string">
            <text:p text:style-name="P29"/>
            <text:p text:style-name="P97"><text:span text:style-name="T61">Nejdražší</text:span> bratři, zázraky našeho Pána a Spasitele <text:s/><text:span text:style-name="T310">tedy</text:span> <text:span text:style-name="T58">musíme chápat tak, že se opravdu staly, a máme tomu </text:span><text:span text:style-name="T310">tak </text:span><text:span text:style-name="T58">věřit. Také nám však svým významem něco naznačují. Jeho skutky sice svou mocí poukazují na něco, svým tajemstvím však mluví </text:span><text:span text:style-name="T292">j</text:span><text:span text:style-name="T293">eště</text:span><text:span text:style-name="T58"> o něčem jiném. </text:span><text:span text:style-name="T291">Všimněme si </text:span><text:span text:style-name="T294">také</text:span><text:span text:style-name="T58">, že sice nevíme, kdo byl ten slepý v této příhodě, avšak poznali jsme, co nám toto tajemství má </text:span><text:span text:style-name="T292">s</text:span><text:span text:style-name="T293">dělit</text:span><text:span text:style-name="T58">.</text:span></text:p>
          </table:table-cell>
        </table:table-row>
        <table:table-row table:style-name="Tabulka1.79">
          <table:table-cell table:style-name="Tabulka1.A1" office:value-type="string">
            <text:p text:style-name="P6">Lectio xij.</text:p>
            <text:p text:style-name="P109"><text:span text:style-name="T61">Cæcum</text:span> quippe est genus humánum, quod in parénte primo a paradisi gáudiis expúlsum, clari<text:soft-page-break/>tátem supérnæ lucis ignórans, damnatiónis suæ ténebras pátitur. Sed tamen per Redemptóris sui præséntiam illuminátur: ut intérnæ lucis gáudia jam per desidérium vídeat, atque in via vitæ boni óperis gressus ponat.</text:p>
            <text:p text:style-name="P44"/>
          </table:table-cell>
          <table:table-cell table:style-name="Tabulka1.A1" office:value-type="string">
            <text:p text:style-name="P29"/>
            <text:p text:style-name="P98"><text:span text:style-name="T76">Lidský</text:span><text:span text:style-name="T128"> rod je totiž slepý, </text:span><text:span text:style-name="T129">jak vidíme </text:span><text:span text:style-name="T283">na</text:span><text:span text:style-name="T129"> našem praotci Adamovi vyhnaném z rajských radostí. <text:s/></text:span><text:soft-page-break/><text:span text:style-name="T129">Nepoznal jas nejvyššího světla, ale trpí v temnotách svého zavržení. Přítomností svého Spasitele je však osvícen, aby již skrze touhu spatřil radosti vnitřního světla, a dobrými skutky vykročil po cestě života.</text:span></text:p>
          </table:table-cell>
        </table:table-row>
        <table:table-row table:style-name="Tabulka1.80">
          <table:table-cell table:style-name="Tabulka1.A1" table:number-columns-spanned="2" office:value-type="string">
            <text:p text:style-name="P66">Feria Secunda</text:p>
            <text:p text:style-name="P21">infra hebdomadam <text:span text:style-name="T241">Quinq</text:span>uagesimæ.</text:p>
          </table:table-cell>
          <table:covered-table-cell/>
        </table:table-row>
        <table:table-row table:style-name="Tabulka1.81">
          <table:table-cell table:style-name="Tabulka1.A1" office:value-type="string">
            <text:p text:style-name="P69">De libro Génesis.</text:p>
            <text:p text:style-name="P27"><text:span text:style-name="T1">Lectio j. Cap. </text:span><text:span text:style-name="T7">1</text:span><text:span text:style-name="T10">3</text:span><text:span text:style-name="T8">.</text:span></text:p>
            <text:p text:style-name="P137"><text:span text:style-name="T61">Ascéndit</text:span> ergo Abram de Ægypto, ipse et uxor ejus, et ómnia quæ habébat, et Lot cum eo ad austrálem plagam. Erat autem dives valde in possessióne auri et argénti. Reversúsque est per iter, quo vénerat, a merídie in Bethel usque ad locum ubi prius fíxerat tabernáculum inter Bethel et Hai: in loco altáris quod fécerat prius, et invocávit ibi nomen Dómini. </text:p>
            <text:p text:style-name="P24"/>
          </table:table-cell>
          <table:table-cell table:style-name="Tabulka1.A1" office:value-type="string">
            <text:p text:style-name="P14"/>
            <text:p text:style-name="P14"/>
            <text:p text:style-name="P90"><text:span text:style-name="T204">I vystoupil Abram z Egypta, </text:span><text:span text:style-name="T207">on</text:span><text:span text:style-name="T204"> se svou ženou a se vším, co měl, </text:span><text:span text:style-name="T207">k jižní oblasti</text:span><text:span text:style-name="T204">; byl s ním i Lot. <text:s/>Abram byl velice zámožný, měl stáda, stříbro i zlato. Postupoval po stanovištích od </text:span><text:span text:style-name="T207">jihu</text:span><text:span text:style-name="T204"> až k Bét-</text:span><text:span text:style-name="T274">E</text:span><text:span text:style-name="T204">lu, na místo mezi Bét-</text:span><text:span text:style-name="T274">E</text:span><text:span text:style-name="T204">lem a Ajem, kde byl zprvu jeho stan, k místu, kde předtím postavil oltář; tam vzýval Abram Hospodinovo jméno. </text:span></text:p>
            <text:p text:style-name="P32"/>
          </table:table-cell>
        </table:table-row>
        <table:table-row table:style-name="Tabulka1.82">
          <table:table-cell table:style-name="Tabulka1.A1" office:value-type="string">
            <text:p text:style-name="P5">Lectio ij.</text:p>
            <text:p text:style-name="P138"><text:span text:style-name="T23">S</text:span><text:span text:style-name="T65">ed</text:span><text:span text:style-name="T23"> et Lot qui erat cum Abram, fuérunt greges óvium, et arménta, et tabernácula. Nec póterat eos cápere terra, ut habitárent simul: erat quippe substántia eórum multa, et nequíbant habitáre commúniter. Unde et facta est rixa inter pa</text:span><text:span text:style-name="T33">s</text:span><text:span text:style-name="T23">tóres gregum Abram et Lot. </text:span></text:p>
            <text:p text:style-name="P106"/>
          </table:table-cell>
          <table:table-cell table:style-name="Tabulka1.A1" office:value-type="string">
            <text:p text:style-name="P14"/>
            <text:p text:style-name="P152"><text:span text:style-name="T67">Také</text:span><text:span text:style-name="T22"> Lot, který putoval s Abramem, měl </text:span><text:span text:style-name="T31">stáda ovcí,</text:span><text:span text:style-name="T22"> skot i stany. Země jim však nevynášela tolik, aby mohli sídlit pospolu, a jejich jmění bylo tak značné, že nemohli sídlit pohromadě. Proto došlo k rozepři mezi pastýři stáda Abramova a pastýři stáda Lotova. <text:s/></text:span></text:p>
          </table:table-cell>
        </table:table-row>
        <table:table-row table:style-name="Tabulka1.83">
          <table:table-cell table:style-name="Tabulka1.A1" office:value-type="string">
            <text:p text:style-name="P5">Lectio iij.</text:p>
            <text:p text:style-name="P138"><text:span text:style-name="T62">Eo</text:span><text:span text:style-name="T19"> autem témpore Chananæus et Pherezæus habitábant in terra illa. Dixit ergo Abram ad Lot: Ne quæso sit júrgium inter me et te, et inter pastóres meos, et pastóres tuos: fratres enim sumus. Ecce univérsa terra coram te est: recéde a me, óbsecro: si ad sinístram íeris, ego déxteram tenébo: si tu déxteram elégeris, ego ad sinístram pergam. </text:span></text:p>
            <text:p text:style-name="P106"/>
          </table:table-cell>
          <table:table-cell table:style-name="Tabulka1.A1" office:value-type="string">
            <text:p text:style-name="P15"/>
            <text:p text:style-name="P119"><text:span text:style-name="T61">Tehdy</text:span> v zemi sídlili Kenaanci a Perizejci. Řekl <text:span text:style-name="T245">tedy</text:span> Abram Lotovi: „Ať nejsou rozepře mezi mnou a tebou a mezi pastýři mými a tvými, vždyť jsme bratři. Zdalipak není před tebou celá země? Odděl se prosím ode mne. Dáš-li se nalevo, já se dám napravo. Dáš-li se ty napravo, já se dám nalevo.“ <text:s/></text:p>
            <text:p text:style-name="P151"/>
          </table:table-cell>
        </table:table-row>
        <table:table-row table:style-name="Tabulka1.84">
          <table:table-cell table:style-name="Tabulka1.A1" table:number-columns-spanned="2" office:value-type="string">
            <text:p text:style-name="P68">Feria <text:span text:style-name="T246">Tertia</text:span></text:p>
            <text:p text:style-name="P22">infra hebdomadam <text:span text:style-name="T241">Quinq</text:span>uagesimæ.</text:p>
          </table:table-cell>
          <table:covered-table-cell/>
        </table:table-row>
        <table:table-row table:style-name="Tabulka1.85">
          <table:table-cell table:style-name="Tabulka1.A1" office:value-type="string">
            <text:p text:style-name="P7">Hæc Feria fit de Festo occurrente iij. aut xij. Lectionum. Quo non occurrente, semper fit Officium de S. Bernardo.</text:p>
            <text:p text:style-name="P7"/>
          </table:table-cell>
          <table:table-cell table:style-name="Tabulka1.A1" office:value-type="string">
            <text:p text:style-name="P72"><text:span text:style-name="T4">V tento den se vždy bere tří- nebo dvanáctilekcový svátek, který na něj připadá. Pokud žádný nepřipadá, vždy se vezme Officium o svatém Bernard</text:span><text:span text:style-name="T5">u</text:span><text:span text:style-name="T4">.</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Bookman BT S.O.Cist." svg:font-family="'Bookman BT S.O.Cist.'" style:font-pitch="variable"/>
    <style:font-face style:name="Bookman BT S.O.Cist.:liga=0" svg:font-family="'Bookman BT S.O.Cist.:liga=0'" style:font-pitch="variable"/>
    <style:font-face style:name="Cloister" svg:font-family="Cloister" style:font-pitch="variable"/>
    <style:font-face style:name="LTC Ornamental Initials" svg:font-family="'LTC Ornamental Initials'" style:font-adornments="Běžné" style:font-family-generic="modern" style:font-pitch="variable"/>
    <style:font-face style:name="LTC Ornamental Initials1" svg:font-family="'LTC Ornamental Initials'" style:font-adornments="Běžné" style:font-pitch="variable"/>
    <style:font-face style:name="Liberation Sans" svg:font-family="'Liberation Sans'" style:font-family-generic="roman"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Uncialis Gothica CZ" svg:font-family="'Uncialis Gothica CZ'" style:font-adornments="Běžné"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nux Libertine S.O.Cist." fo:font-size="10pt" fo:language="cs" fo:country="CZ"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nux Libertine S.O.Cist." fo:font-size="10pt" fo:language="cs" fo:country="CZ"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loext:opacity="100%" fo:font-size="12pt" fo:language="cs" fo:country="CZ"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Table_20_Contents" style:display-name="Table Contents" style:family="paragraph" style:parent-style-name="Standard" style:default-outline-level="" style:class="extra" style:master-page-name="">
      <style:paragraph-properties fo:hyphenation-ladder-count="3"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default-outline-level="" style:class="extra"/>
    <style:style style:name="Drop_20_Caps" style:display-name="Drop Caps" style:family="text">
      <style:text-properties fo:color="#ff0000" loext:opacity="100%" style:font-name="Uncialis Gothica CZ" fo:font-family="'Uncialis Gothica CZ'" style:font-style-name="Běžné" style:font-family-generic="swiss" style:font-pitch="variable" fo:font-size="12pt"/>
    </style:style>
    <style:style style:name="Iniciály_20_velké" style:display-name="Iniciály velké" style:family="text">
      <style:text-properties style:font-name="LTC Ornamental Initials" fo:font-family="'LTC Ornamental Initials'" style:font-style-name="Běžné" style:font-family-generic="modern" style:font-pitch="variable" fo:font-size="18pt"/>
    </style:style>
    <style:style style:name="Numbering_20_Symbols" style:display-name="Numbering Symbols" style:family="text"/>
    <style:style style:name="Iniciály_20_Velké" style:display-name="Iniciály Velké" style:family="text">
      <style:text-properties style:use-window-font-color="true" loext:opacity="0%" style:font-name="LTC Ornamental Initials1" fo:font-family="'LTC Ornamental Initials'" style:font-style-name="Běžné"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1-18T18:04:47</meta:creation-date>
    <dc:language>cs-CZ</dc:language>
    <dc:date>2022-02-12T13:34:52.105748914</dc:date>
    <meta:editing-cycles>87</meta:editing-cycles>
    <meta:editing-duration>PT10H29M10S</meta:editing-duration>
    <meta:generator>LibreOffice/7.2.1.2$MacOSX_X86_64 LibreOffice_project/87b77fad49947c1441b67c559c339af8f3517e22</meta:generator>
    <meta:document-statistic meta:table-count="1" meta:image-count="0" meta:object-count="0" meta:page-count="15" meta:paragraph-count="289" meta:word-count="7809" meta:character-count="47834" meta:non-whitespace-character-count="40244"/>
  </office:meta>
</office:document-meta>
</file>